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emf" manifest:media-type=""/>
  <manifest:file-entry manifest:full-path="media/image8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55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thena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Athena" style:font-family-generic="swiss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1.16667in" style:font-size-asian="1.16667in" style:font-size-complex="1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0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1.16667in" style:font-size-asian="1.16667in" style:font-size-complex="1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1.16667in" style:font-size-asian="1.16667in" style:font-size-complex="1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2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1.16667in" style:font-size-asian="1.16667in" style:font-size-complex="1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1.16667in" style:font-size-asian="1.16667in" style:font-size-complex="1.1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1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inherit" style:font-family-asian="ＭＳ Ｐゴシック" style:font-family-generic-asian="modern" style:font-pitch-asian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2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4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inherit" style:font-family-asian="ＭＳ Ｐゴシック" style:font-family-generic-asian="modern" style:font-pitch-asian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08333in" style:font-size-asian="0.08333in" style:font-size-complex="0.08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08333in" style:font-size-asian="0.08333in" style:font-size-complex="0.08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9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0">
      <style:graphic-properties fo:wrap-option="wrap" fo:padding-top="0.05207in" fo:padding-bottom="0in" fo:padding-left="0.55538in" fo:padding-right="0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214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0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3366bb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08333in" style:font-size-asian="0.08333in" style:font-size-complex="0.08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1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text" style:name="a241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4">
      <style:graphic-properties fo:wrap-option="wrap" fo:padding-top="0.05207in" fo:padding-bottom="0in" fo:padding-left="0.55538in" fo:padding-right="0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inherit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167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inherit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9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inherit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42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inherit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73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inherit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1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text" style:name="a2174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inherit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6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7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inherit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1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inherit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85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inherit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6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7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9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01" style:parent-style-name="Graphics">
      <style:graphic-properties draw:fill="none" draw:stroke="none"/>
    </style:style>
    <style:style style:family="text" style:name="a219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2" style:parent-style-name="Graphics">
      <style:graphic-properties draw:fill="none" draw:stroke="none"/>
    </style:style>
    <style:style style:family="graphic" style:name="a14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9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3" style:parent-style-name="Graphics">
      <style:graphic-properties draw:fill="none" draw:stroke="non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4" style:parent-style-name="Graphics">
      <style:graphic-properties draw:fill="none" draw:stroke="non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5" style:parent-style-name="Graphics">
      <style:graphic-properties draw:fill="none" draw:stroke="non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6" style:parent-style-name="Graphics">
      <style:graphic-properties draw:fill="none" draw:stroke="non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7" style:parent-style-name="Graphics">
      <style:graphic-properties draw:fill="none" draw:stroke="non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8" style:parent-style-name="Graphics">
      <style:graphic-properties draw:fill="none" draw:stroke="non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3366bb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generic="roman" style:font-family-generic-asian="modern" style:font-pitch="variable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3366bb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dd3333" style:text-line-through-type="none" style:text-line-through-style="none" style:text-line-through-width="auto" style:text-line-through-color="font-color" style:text-position="0% 100%" fo:font-family="Arial" style:font-family-asian="New Athena Unicode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08333in" style:font-size-asian="0.08333in" style:font-size-complex="0.08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dd3333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80">
      <style:drawing-page-properties draw:fill="none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2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08333in" style:font-size-asian="0.08333in" style:font-size-complex="0.08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2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9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>
      <style:graphic-properties fo:wrap-option="wrap" fo:padding-top="0.05207in" fo:padding-bottom="0in" fo:padding-left="0.55538in" fo:padding-right="0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text" style:name="a207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3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6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text" style:name="a233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8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4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4">
      <style:drawing-page-properties draw:fill="none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3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3366bb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3366bb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3366bb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3366bb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3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2">
      <style:graphic-properties fo:wrap-option="wrap" fo:padding-top="0.05207in" fo:padding-bottom="0in" fo:padding-left="0.55538in" fo:padding-right="0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6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inherit" style:font-family-asian="ＭＳ Ｐゴシック" style:font-family-generic-asian="modern" style:font-pitch-asian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2659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9">
      <style:drawing-page-properties draw:fill="none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8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0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inherit" style:font-family-asian="ＭＳ Ｐゴシック" style:font-family-generic-asian="modern" style:font-pitch-asian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1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style:font-family-asian="ＭＳ Ｐゴシック" style:font-family-generic-asian="moder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4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5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9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47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224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08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presentation" style:name="a1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4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modern" style:font-family-generic-complex="swiss" style:font-pitch="variable" style:font-pitch-asian="variable" style:font-pitch-complex="variable" fo:font-size="0.13889in" style:font-size-asian="0.13889in" style:font-size-complex="0.13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6">
      <style:graphic-properties fo:wrap-option="wrap" fo:padding-top="0.05207in" fo:padding-bottom="0in" fo:padding-left="0.55538in" fo:padding-right="0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2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0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6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1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251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2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52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9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New Athena Unicode" style:font-family-generic="swiss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8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text" style:name="a228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6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54595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5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7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0694in" style:font-size-asian="0.20694in" style:font-size-complex="0.2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0645a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moder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55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1758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1692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448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225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2411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2161">
      <text:list-level-style-number text:level="1" style:num-format="1" style:num-suffix=".">
        <style:list-level-properties text:space-before="0in"/>
        <style:text-properties fo:font-size="100%"/>
      </text:list-level-style-number>
      <text:list-level-style-number text:level="2" style:num-format="1" style:num-suffix=".">
        <style:list-level-properties text:space-before="0.5in"/>
        <style:text-properties fo:font-size="100%"/>
      </text:list-level-style-number>
      <text:list-level-style-number text:level="3" style:num-format="1" style:num-suffix=".">
        <style:list-level-properties text:space-before="1in"/>
        <style:text-properties fo:font-size="100%"/>
      </text:list-level-style-number>
      <text:list-level-style-number text:level="4" style:num-format="1" style:num-suffix=".">
        <style:list-level-properties text:space-before="1.5in"/>
        <style:text-properties fo:font-size="100%"/>
      </text:list-level-style-number>
      <text:list-level-style-number text:level="5" style:num-format="1" style:num-suffix=".">
        <style:list-level-properties text:space-before="2in"/>
        <style:text-properties fo:font-size="100%"/>
      </text:list-level-style-number>
      <text:list-level-style-number text:level="6" style:num-format="1" style:num-suffix=".">
        <style:list-level-properties text:space-before="2.5in"/>
        <style:text-properties fo:font-size="100%"/>
      </text:list-level-style-number>
      <text:list-level-style-number text:level="7" style:num-format="1" style:num-suffix=".">
        <style:list-level-properties text:space-before="3in"/>
        <style:text-properties fo:font-size="100%"/>
      </text:list-level-style-number>
      <text:list-level-style-number text:level="8" style:num-format="1" style:num-suffix=".">
        <style:list-level-properties text:space-before="3.5in"/>
        <style:text-properties fo:font-size="100%"/>
      </text:list-level-style-number>
      <text:list-level-style-number text:level="9" style:num-format="1" style:num-suffix=".">
        <style:list-level-properties text:space-before="4in"/>
        <style:text-properties fo:font-size="100%"/>
      </text:list-level-style-number>
    </text:list-style>
    <text:list-style style:name="a2387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1886">
      <text:list-level-style-number text:level="1" style:num-format="1" style:num-suffix=".">
        <style:list-level-properties text:space-before="0in"/>
        <style:text-properties fo:font-size="100%"/>
      </text:list-level-style-number>
      <text:list-level-style-number text:level="2" style:num-format="1" style:num-suffix=".">
        <style:list-level-properties text:space-before="0.5in"/>
        <style:text-properties fo:font-size="100%"/>
      </text:list-level-style-number>
      <text:list-level-style-number text:level="3" style:num-format="1" style:num-suffix=".">
        <style:list-level-properties text:space-before="1in"/>
        <style:text-properties fo:font-size="100%"/>
      </text:list-level-style-number>
      <text:list-level-style-number text:level="4" style:num-format="1" style:num-suffix=".">
        <style:list-level-properties text:space-before="1.5in"/>
        <style:text-properties fo:font-size="100%"/>
      </text:list-level-style-number>
      <text:list-level-style-number text:level="5" style:num-format="1" style:num-suffix=".">
        <style:list-level-properties text:space-before="2in"/>
        <style:text-properties fo:font-size="100%"/>
      </text:list-level-style-number>
      <text:list-level-style-number text:level="6" style:num-format="1" style:num-suffix=".">
        <style:list-level-properties text:space-before="2.5in"/>
        <style:text-properties fo:font-size="100%"/>
      </text:list-level-style-number>
      <text:list-level-style-number text:level="7" style:num-format="1" style:num-suffix=".">
        <style:list-level-properties text:space-before="3in"/>
        <style:text-properties fo:font-size="100%"/>
      </text:list-level-style-number>
      <text:list-level-style-number text:level="8" style:num-format="1" style:num-suffix=".">
        <style:list-level-properties text:space-before="3.5in"/>
        <style:text-properties fo:font-size="100%"/>
      </text:list-level-style-number>
      <text:list-level-style-number text:level="9" style:num-format="1" style:num-suffix=".">
        <style:list-level-properties text:space-before="4in"/>
        <style:text-properties fo:font-size="100%"/>
      </text:list-level-style-number>
    </text:list-style>
    <text:list-style style:name="a2352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2132">
      <text:list-level-style-number text:level="1" style:num-format="1" style:num-suffix="." text:start-value="2">
        <style:list-level-properties text:space-before="0in"/>
        <style:text-properties fo:font-size="100%"/>
      </text:list-level-style-number>
      <text:list-level-style-number text:level="2" style:num-format="1" style:num-suffix="." text:start-value="2">
        <style:list-level-properties text:space-before="0.5in"/>
        <style:text-properties fo:font-size="100%"/>
      </text:list-level-style-number>
      <text:list-level-style-number text:level="3" style:num-format="1" style:num-suffix="." text:start-value="2">
        <style:list-level-properties text:space-before="1in"/>
        <style:text-properties fo:font-size="100%"/>
      </text:list-level-style-number>
      <text:list-level-style-number text:level="4" style:num-format="1" style:num-suffix="." text:start-value="2">
        <style:list-level-properties text:space-before="1.5in"/>
        <style:text-properties fo:font-size="100%"/>
      </text:list-level-style-number>
      <text:list-level-style-number text:level="5" style:num-format="1" style:num-suffix="." text:start-value="2">
        <style:list-level-properties text:space-before="2in"/>
        <style:text-properties fo:font-size="100%"/>
      </text:list-level-style-number>
      <text:list-level-style-number text:level="6" style:num-format="1" style:num-suffix="." text:start-value="2">
        <style:list-level-properties text:space-before="2.5in"/>
        <style:text-properties fo:font-size="100%"/>
      </text:list-level-style-number>
      <text:list-level-style-number text:level="7" style:num-format="1" style:num-suffix="." text:start-value="2">
        <style:list-level-properties text:space-before="3in"/>
        <style:text-properties fo:font-size="100%"/>
      </text:list-level-style-number>
      <text:list-level-style-number text:level="8" style:num-format="1" style:num-suffix="." text:start-value="2">
        <style:list-level-properties text:space-before="3.5in"/>
        <style:text-properties fo:font-size="100%"/>
      </text:list-level-style-number>
      <text:list-level-style-number text:level="9" style:num-format="1" style:num-suffix="." text:start-value="2">
        <style:list-level-properties text:space-before="4in"/>
        <style:text-properties fo:font-size="100%"/>
      </text:list-level-style-number>
    </text:list-style>
    <text:list-style style:name="a2320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2293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2544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137">
      <text:list-level-style-number text:level="1" style:num-format="1" style:num-suffix="." text:start-value="3">
        <style:list-level-properties text:space-before="0in"/>
        <style:text-properties fo:font-size="100%"/>
      </text:list-level-style-number>
      <text:list-level-style-number text:level="2" style:num-format="1" style:num-suffix="." text:start-value="3">
        <style:list-level-properties text:space-before="0.5in"/>
        <style:text-properties fo:font-size="100%"/>
      </text:list-level-style-number>
      <text:list-level-style-number text:level="3" style:num-format="1" style:num-suffix="." text:start-value="3">
        <style:list-level-properties text:space-before="1in"/>
        <style:text-properties fo:font-size="100%"/>
      </text:list-level-style-number>
      <text:list-level-style-number text:level="4" style:num-format="1" style:num-suffix="." text:start-value="3">
        <style:list-level-properties text:space-before="1.5in"/>
        <style:text-properties fo:font-size="100%"/>
      </text:list-level-style-number>
      <text:list-level-style-number text:level="5" style:num-format="1" style:num-suffix="." text:start-value="3">
        <style:list-level-properties text:space-before="2in"/>
        <style:text-properties fo:font-size="100%"/>
      </text:list-level-style-number>
      <text:list-level-style-number text:level="6" style:num-format="1" style:num-suffix="." text:start-value="3">
        <style:list-level-properties text:space-before="2.5in"/>
        <style:text-properties fo:font-size="100%"/>
      </text:list-level-style-number>
      <text:list-level-style-number text:level="7" style:num-format="1" style:num-suffix="." text:start-value="3">
        <style:list-level-properties text:space-before="3in"/>
        <style:text-properties fo:font-size="100%"/>
      </text:list-level-style-number>
      <text:list-level-style-number text:level="8" style:num-format="1" style:num-suffix="." text:start-value="3">
        <style:list-level-properties text:space-before="3.5in"/>
        <style:text-properties fo:font-size="100%"/>
      </text:list-level-style-number>
      <text:list-level-style-number text:level="9" style:num-format="1" style:num-suffix="." text:start-value="3">
        <style:list-level-properties text:space-before="4in"/>
        <style:text-properties fo:font-size="100%"/>
      </text:list-level-style-number>
    </text:list-style>
    <text:list-style style:name="a182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325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2298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1796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485">
      <text:list-level-style-number text:level="1" style:num-format="1" style:num-suffix="." text:start-value="2">
        <style:list-level-properties text:space-before="0in"/>
        <style:text-properties fo:font-size="100%"/>
      </text:list-level-style-number>
      <text:list-level-style-number text:level="2" style:num-format="1" style:num-suffix="." text:start-value="2">
        <style:list-level-properties text:space-before="0.5in"/>
        <style:text-properties fo:font-size="100%"/>
      </text:list-level-style-number>
      <text:list-level-style-number text:level="3" style:num-format="1" style:num-suffix="." text:start-value="2">
        <style:list-level-properties text:space-before="1in"/>
        <style:text-properties fo:font-size="100%"/>
      </text:list-level-style-number>
      <text:list-level-style-number text:level="4" style:num-format="1" style:num-suffix="." text:start-value="2">
        <style:list-level-properties text:space-before="1.5in"/>
        <style:text-properties fo:font-size="100%"/>
      </text:list-level-style-number>
      <text:list-level-style-number text:level="5" style:num-format="1" style:num-suffix="." text:start-value="2">
        <style:list-level-properties text:space-before="2in"/>
        <style:text-properties fo:font-size="100%"/>
      </text:list-level-style-number>
      <text:list-level-style-number text:level="6" style:num-format="1" style:num-suffix="." text:start-value="2">
        <style:list-level-properties text:space-before="2.5in"/>
        <style:text-properties fo:font-size="100%"/>
      </text:list-level-style-number>
      <text:list-level-style-number text:level="7" style:num-format="1" style:num-suffix="." text:start-value="2">
        <style:list-level-properties text:space-before="3in"/>
        <style:text-properties fo:font-size="100%"/>
      </text:list-level-style-number>
      <text:list-level-style-number text:level="8" style:num-format="1" style:num-suffix="." text:start-value="2">
        <style:list-level-properties text:space-before="3.5in"/>
        <style:text-properties fo:font-size="100%"/>
      </text:list-level-style-number>
      <text:list-level-style-number text:level="9" style:num-format="1" style:num-suffix="." text:start-value="2">
        <style:list-level-properties text:space-before="4in"/>
        <style:text-properties fo:font-size="100%"/>
      </text:list-level-style-number>
    </text:list-style>
    <text:list-style style:name="a2264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2044">
      <text:list-level-style-number text:level="1" style:num-format="1" style:num-suffix="." text:start-value="2">
        <style:list-level-properties text:space-before="0in"/>
        <style:text-properties fo:font-size="100%"/>
      </text:list-level-style-number>
      <text:list-level-style-number text:level="2" style:num-format="1" style:num-suffix="." text:start-value="2">
        <style:list-level-properties text:space-before="0.5in"/>
        <style:text-properties fo:font-size="100%"/>
      </text:list-level-style-number>
      <text:list-level-style-number text:level="3" style:num-format="1" style:num-suffix="." text:start-value="2">
        <style:list-level-properties text:space-before="1in"/>
        <style:text-properties fo:font-size="100%"/>
      </text:list-level-style-number>
      <text:list-level-style-number text:level="4" style:num-format="1" style:num-suffix="." text:start-value="2">
        <style:list-level-properties text:space-before="1.5in"/>
        <style:text-properties fo:font-size="100%"/>
      </text:list-level-style-number>
      <text:list-level-style-number text:level="5" style:num-format="1" style:num-suffix="." text:start-value="2">
        <style:list-level-properties text:space-before="2in"/>
        <style:text-properties fo:font-size="100%"/>
      </text:list-level-style-number>
      <text:list-level-style-number text:level="6" style:num-format="1" style:num-suffix="." text:start-value="2">
        <style:list-level-properties text:space-before="2.5in"/>
        <style:text-properties fo:font-size="100%"/>
      </text:list-level-style-number>
      <text:list-level-style-number text:level="7" style:num-format="1" style:num-suffix="." text:start-value="2">
        <style:list-level-properties text:space-before="3in"/>
        <style:text-properties fo:font-size="100%"/>
      </text:list-level-style-number>
      <text:list-level-style-number text:level="8" style:num-format="1" style:num-suffix="." text:start-value="2">
        <style:list-level-properties text:space-before="3.5in"/>
        <style:text-properties fo:font-size="100%"/>
      </text:list-level-style-number>
      <text:list-level-style-number text:level="9" style:num-format="1" style:num-suffix="." text:start-value="2">
        <style:list-level-properties text:space-before="4in"/>
        <style:text-properties fo:font-size="100%"/>
      </text:list-level-style-number>
    </text:list-style>
    <text:list-style style:name="a1988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269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049">
      <text:list-level-style-number text:level="1" style:num-format="1" style:num-suffix="." text:start-value="3">
        <style:list-level-properties text:space-before="0in"/>
        <style:text-properties fo:font-size="100%"/>
      </text:list-level-style-number>
      <text:list-level-style-number text:level="2" style:num-format="1" style:num-suffix="." text:start-value="3">
        <style:list-level-properties text:space-before="0.5in"/>
        <style:text-properties fo:font-size="100%"/>
      </text:list-level-style-number>
      <text:list-level-style-number text:level="3" style:num-format="1" style:num-suffix="." text:start-value="3">
        <style:list-level-properties text:space-before="1in"/>
        <style:text-properties fo:font-size="100%"/>
      </text:list-level-style-number>
      <text:list-level-style-number text:level="4" style:num-format="1" style:num-suffix="." text:start-value="3">
        <style:list-level-properties text:space-before="1.5in"/>
        <style:text-properties fo:font-size="100%"/>
      </text:list-level-style-number>
      <text:list-level-style-number text:level="5" style:num-format="1" style:num-suffix="." text:start-value="3">
        <style:list-level-properties text:space-before="2in"/>
        <style:text-properties fo:font-size="100%"/>
      </text:list-level-style-number>
      <text:list-level-style-number text:level="6" style:num-format="1" style:num-suffix="." text:start-value="3">
        <style:list-level-properties text:space-before="2.5in"/>
        <style:text-properties fo:font-size="100%"/>
      </text:list-level-style-number>
      <text:list-level-style-number text:level="7" style:num-format="1" style:num-suffix="." text:start-value="3">
        <style:list-level-properties text:space-before="3in"/>
        <style:text-properties fo:font-size="100%"/>
      </text:list-level-style-number>
      <text:list-level-style-number text:level="8" style:num-format="1" style:num-suffix="." text:start-value="3">
        <style:list-level-properties text:space-before="3.5in"/>
        <style:text-properties fo:font-size="100%"/>
      </text:list-level-style-number>
      <text:list-level-style-number text:level="9" style:num-format="1" style:num-suffix="." text:start-value="3">
        <style:list-level-properties text:space-before="4in"/>
        <style:text-properties fo:font-size="100%"/>
      </text:list-level-style-number>
    </text:list-style>
    <text:list-style style:name="a2392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2236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2422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1891">
      <text:list-level-style-number text:level="1" style:num-format="1" style:num-suffix=".">
        <style:list-level-properties text:space-before="0in"/>
        <style:text-properties fo:font-size="100%"/>
      </text:list-level-style-number>
      <text:list-level-style-number text:level="2" style:num-format="1" style:num-suffix=".">
        <style:list-level-properties text:space-before="0.5in"/>
        <style:text-properties fo:font-size="100%"/>
      </text:list-level-style-number>
      <text:list-level-style-number text:level="3" style:num-format="1" style:num-suffix=".">
        <style:list-level-properties text:space-before="1in"/>
        <style:text-properties fo:font-size="100%"/>
      </text:list-level-style-number>
      <text:list-level-style-number text:level="4" style:num-format="1" style:num-suffix=".">
        <style:list-level-properties text:space-before="1.5in"/>
        <style:text-properties fo:font-size="100%"/>
      </text:list-level-style-number>
      <text:list-level-style-number text:level="5" style:num-format="1" style:num-suffix=".">
        <style:list-level-properties text:space-before="2in"/>
        <style:text-properties fo:font-size="100%"/>
      </text:list-level-style-number>
      <text:list-level-style-number text:level="6" style:num-format="1" style:num-suffix=".">
        <style:list-level-properties text:space-before="2.5in"/>
        <style:text-properties fo:font-size="100%"/>
      </text:list-level-style-number>
      <text:list-level-style-number text:level="7" style:num-format="1" style:num-suffix=".">
        <style:list-level-properties text:space-before="3in"/>
        <style:text-properties fo:font-size="100%"/>
      </text:list-level-style-number>
      <text:list-level-style-number text:level="8" style:num-format="1" style:num-suffix=".">
        <style:list-level-properties text:space-before="3.5in"/>
        <style:text-properties fo:font-size="100%"/>
      </text:list-level-style-number>
      <text:list-level-style-number text:level="9" style:num-format="1" style:num-suffix=".">
        <style:list-level-properties text:space-before="4in"/>
        <style:text-properties fo:font-size="100%"/>
      </text:list-level-style-number>
    </text:list-style>
    <text:list-style style:name="a1922">
      <text:list-level-style-number text:level="1" style:num-format="1" style:num-suffix="." text:start-value="2">
        <style:list-level-properties text:space-before="0in"/>
        <style:text-properties fo:font-size="100%"/>
      </text:list-level-style-number>
      <text:list-level-style-number text:level="2" style:num-format="1" style:num-suffix="." text:start-value="2">
        <style:list-level-properties text:space-before="0.5in"/>
        <style:text-properties fo:font-size="100%"/>
      </text:list-level-style-number>
      <text:list-level-style-number text:level="3" style:num-format="1" style:num-suffix="." text:start-value="2">
        <style:list-level-properties text:space-before="1in"/>
        <style:text-properties fo:font-size="100%"/>
      </text:list-level-style-number>
      <text:list-level-style-number text:level="4" style:num-format="1" style:num-suffix="." text:start-value="2">
        <style:list-level-properties text:space-before="1.5in"/>
        <style:text-properties fo:font-size="100%"/>
      </text:list-level-style-number>
      <text:list-level-style-number text:level="5" style:num-format="1" style:num-suffix="." text:start-value="2">
        <style:list-level-properties text:space-before="2in"/>
        <style:text-properties fo:font-size="100%"/>
      </text:list-level-style-number>
      <text:list-level-style-number text:level="6" style:num-format="1" style:num-suffix="." text:start-value="2">
        <style:list-level-properties text:space-before="2.5in"/>
        <style:text-properties fo:font-size="100%"/>
      </text:list-level-style-number>
      <text:list-level-style-number text:level="7" style:num-format="1" style:num-suffix="." text:start-value="2">
        <style:list-level-properties text:space-before="3in"/>
        <style:text-properties fo:font-size="100%"/>
      </text:list-level-style-number>
      <text:list-level-style-number text:level="8" style:num-format="1" style:num-suffix="." text:start-value="2">
        <style:list-level-properties text:space-before="3.5in"/>
        <style:text-properties fo:font-size="100%"/>
      </text:list-level-style-number>
      <text:list-level-style-number text:level="9" style:num-format="1" style:num-suffix="." text:start-value="2">
        <style:list-level-properties text:space-before="4in"/>
        <style:text-properties fo:font-size="100%"/>
      </text:list-level-style-number>
    </text:list-style>
    <text:list-style style:name="a2208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1929">
      <text:list-level-style-number text:level="1" style:num-format="1" style:num-suffix="." text:start-value="3">
        <style:list-level-properties text:space-before="0in"/>
        <style:text-properties fo:font-size="100%"/>
      </text:list-level-style-number>
      <text:list-level-style-number text:level="2" style:num-format="1" style:num-suffix="." text:start-value="3">
        <style:list-level-properties text:space-before="0.5in"/>
        <style:text-properties fo:font-size="100%"/>
      </text:list-level-style-number>
      <text:list-level-style-number text:level="3" style:num-format="1" style:num-suffix="." text:start-value="3">
        <style:list-level-properties text:space-before="1in"/>
        <style:text-properties fo:font-size="100%"/>
      </text:list-level-style-number>
      <text:list-level-style-number text:level="4" style:num-format="1" style:num-suffix="." text:start-value="3">
        <style:list-level-properties text:space-before="1.5in"/>
        <style:text-properties fo:font-size="100%"/>
      </text:list-level-style-number>
      <text:list-level-style-number text:level="5" style:num-format="1" style:num-suffix="." text:start-value="3">
        <style:list-level-properties text:space-before="2in"/>
        <style:text-properties fo:font-size="100%"/>
      </text:list-level-style-number>
      <text:list-level-style-number text:level="6" style:num-format="1" style:num-suffix="." text:start-value="3">
        <style:list-level-properties text:space-before="2.5in"/>
        <style:text-properties fo:font-size="100%"/>
      </text:list-level-style-number>
      <text:list-level-style-number text:level="7" style:num-format="1" style:num-suffix="." text:start-value="3">
        <style:list-level-properties text:space-before="3in"/>
        <style:text-properties fo:font-size="100%"/>
      </text:list-level-style-number>
      <text:list-level-style-number text:level="8" style:num-format="1" style:num-suffix="." text:start-value="3">
        <style:list-level-properties text:space-before="3.5in"/>
        <style:text-properties fo:font-size="100%"/>
      </text:list-level-style-number>
      <text:list-level-style-number text:level="9" style:num-format="1" style:num-suffix="." text:start-value="3">
        <style:list-level-properties text:space-before="4in"/>
        <style:text-properties fo:font-size="100%"/>
      </text:list-level-style-number>
    </text:list-style>
    <text:list-style style:name="a2330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2553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1709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335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2492">
      <text:list-level-style-number text:level="1" style:num-format="1" style:num-suffix="." text:start-value="3">
        <style:list-level-properties text:space-before="0in"/>
        <style:text-properties fo:font-size="100%"/>
      </text:list-level-style-number>
      <text:list-level-style-number text:level="2" style:num-format="1" style:num-suffix="." text:start-value="3">
        <style:list-level-properties text:space-before="0.5in"/>
        <style:text-properties fo:font-size="100%"/>
      </text:list-level-style-number>
      <text:list-level-style-number text:level="3" style:num-format="1" style:num-suffix="." text:start-value="3">
        <style:list-level-properties text:space-before="1in"/>
        <style:text-properties fo:font-size="100%"/>
      </text:list-level-style-number>
      <text:list-level-style-number text:level="4" style:num-format="1" style:num-suffix="." text:start-value="3">
        <style:list-level-properties text:space-before="1.5in"/>
        <style:text-properties fo:font-size="100%"/>
      </text:list-level-style-number>
      <text:list-level-style-number text:level="5" style:num-format="1" style:num-suffix="." text:start-value="3">
        <style:list-level-properties text:space-before="2in"/>
        <style:text-properties fo:font-size="100%"/>
      </text:list-level-style-number>
      <text:list-level-style-number text:level="6" style:num-format="1" style:num-suffix="." text:start-value="3">
        <style:list-level-properties text:space-before="2.5in"/>
        <style:text-properties fo:font-size="100%"/>
      </text:list-level-style-number>
      <text:list-level-style-number text:level="7" style:num-format="1" style:num-suffix="." text:start-value="3">
        <style:list-level-properties text:space-before="3in"/>
        <style:text-properties fo:font-size="100%"/>
      </text:list-level-style-number>
      <text:list-level-style-number text:level="8" style:num-format="1" style:num-suffix="." text:start-value="3">
        <style:list-level-properties text:space-before="3.5in"/>
        <style:text-properties fo:font-size="100%"/>
      </text:list-level-style-number>
      <text:list-level-style-number text:level="9" style:num-format="1" style:num-suffix="." text:start-value="3">
        <style:list-level-properties text:space-before="4in"/>
        <style:text-properties fo:font-size="100%"/>
      </text:list-level-style-number>
    </text:list-style>
    <text:list-style style:name="a183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991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497">
      <text:list-level-style-number text:level="1" style:num-format="1" style:num-suffix="." text:start-value="4">
        <style:list-level-properties text:space-before="0in"/>
        <style:text-properties fo:font-size="100%"/>
      </text:list-level-style-number>
      <text:list-level-style-number text:level="2" style:num-format="1" style:num-suffix="." text:start-value="4">
        <style:list-level-properties text:space-before="0.5in"/>
        <style:text-properties fo:font-size="100%"/>
      </text:list-level-style-number>
      <text:list-level-style-number text:level="3" style:num-format="1" style:num-suffix="." text:start-value="4">
        <style:list-level-properties text:space-before="1in"/>
        <style:text-properties fo:font-size="100%"/>
      </text:list-level-style-number>
      <text:list-level-style-number text:level="4" style:num-format="1" style:num-suffix="." text:start-value="4">
        <style:list-level-properties text:space-before="1.5in"/>
        <style:text-properties fo:font-size="100%"/>
      </text:list-level-style-number>
      <text:list-level-style-number text:level="5" style:num-format="1" style:num-suffix="." text:start-value="4">
        <style:list-level-properties text:space-before="2in"/>
        <style:text-properties fo:font-size="100%"/>
      </text:list-level-style-number>
      <text:list-level-style-number text:level="6" style:num-format="1" style:num-suffix="." text:start-value="4">
        <style:list-level-properties text:space-before="2.5in"/>
        <style:text-properties fo:font-size="100%"/>
      </text:list-level-style-number>
      <text:list-level-style-number text:level="7" style:num-format="1" style:num-suffix="." text:start-value="4">
        <style:list-level-properties text:space-before="3in"/>
        <style:text-properties fo:font-size="100%"/>
      </text:list-level-style-number>
      <text:list-level-style-number text:level="8" style:num-format="1" style:num-suffix="." text:start-value="4">
        <style:list-level-properties text:space-before="3.5in"/>
        <style:text-properties fo:font-size="100%"/>
      </text:list-level-style-number>
      <text:list-level-style-number text:level="9" style:num-format="1" style:num-suffix="." text:start-value="4">
        <style:list-level-properties text:space-before="4in"/>
        <style:text-properties fo:font-size="100%"/>
      </text:list-level-style-number>
    </text:list-style>
    <text:list-style style:name="a1772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303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183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802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308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2243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1965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433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026">
      <text:list-level-style-number text:level="1" style:num-format="1" style:num-suffix=".">
        <style:list-level-properties text:space-before="0in"/>
        <style:text-properties fo:font-size="100%"/>
      </text:list-level-style-number>
      <text:list-level-style-number text:level="2" style:num-format="1" style:num-suffix=".">
        <style:list-level-properties text:space-before="0.5in"/>
        <style:text-properties fo:font-size="100%"/>
      </text:list-level-style-number>
      <text:list-level-style-number text:level="3" style:num-format="1" style:num-suffix=".">
        <style:list-level-properties text:space-before="1in"/>
        <style:text-properties fo:font-size="100%"/>
      </text:list-level-style-number>
      <text:list-level-style-number text:level="4" style:num-format="1" style:num-suffix=".">
        <style:list-level-properties text:space-before="1.5in"/>
        <style:text-properties fo:font-size="100%"/>
      </text:list-level-style-number>
      <text:list-level-style-number text:level="5" style:num-format="1" style:num-suffix=".">
        <style:list-level-properties text:space-before="2in"/>
        <style:text-properties fo:font-size="100%"/>
      </text:list-level-style-number>
      <text:list-level-style-number text:level="6" style:num-format="1" style:num-suffix=".">
        <style:list-level-properties text:space-before="2.5in"/>
        <style:text-properties fo:font-size="100%"/>
      </text:list-level-style-number>
      <text:list-level-style-number text:level="7" style:num-format="1" style:num-suffix=".">
        <style:list-level-properties text:space-before="3in"/>
        <style:text-properties fo:font-size="100%"/>
      </text:list-level-style-number>
      <text:list-level-style-number text:level="8" style:num-format="1" style:num-suffix=".">
        <style:list-level-properties text:space-before="3.5in"/>
        <style:text-properties fo:font-size="100%"/>
      </text:list-level-style-number>
      <text:list-level-style-number text:level="9" style:num-format="1" style:num-suffix=".">
        <style:list-level-properties text:space-before="4in"/>
        <style:text-properties fo:font-size="100%"/>
      </text:list-level-style-number>
    </text:list-style>
    <text:list-style style:name="a2370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1749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401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2217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2560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1653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1904">
      <text:list-level-style-number text:level="1" style:num-format="1" style:num-suffix="." text:start-value="2">
        <style:list-level-properties text:space-before="0in"/>
        <style:text-properties fo:font-size="100%"/>
      </text:list-level-style-number>
      <text:list-level-style-number text:level="2" style:num-format="1" style:num-suffix="." text:start-value="2">
        <style:list-level-properties text:space-before="0.5in"/>
        <style:text-properties fo:font-size="100%"/>
      </text:list-level-style-number>
      <text:list-level-style-number text:level="3" style:num-format="1" style:num-suffix="." text:start-value="2">
        <style:list-level-properties text:space-before="1in"/>
        <style:text-properties fo:font-size="100%"/>
      </text:list-level-style-number>
      <text:list-level-style-number text:level="4" style:num-format="1" style:num-suffix="." text:start-value="2">
        <style:list-level-properties text:space-before="1.5in"/>
        <style:text-properties fo:font-size="100%"/>
      </text:list-level-style-number>
      <text:list-level-style-number text:level="5" style:num-format="1" style:num-suffix="." text:start-value="2">
        <style:list-level-properties text:space-before="2in"/>
        <style:text-properties fo:font-size="100%"/>
      </text:list-level-style-number>
      <text:list-level-style-number text:level="6" style:num-format="1" style:num-suffix="." text:start-value="2">
        <style:list-level-properties text:space-before="2.5in"/>
        <style:text-properties fo:font-size="100%"/>
      </text:list-level-style-number>
      <text:list-level-style-number text:level="7" style:num-format="1" style:num-suffix="." text:start-value="2">
        <style:list-level-properties text:space-before="3in"/>
        <style:text-properties fo:font-size="100%"/>
      </text:list-level-style-number>
      <text:list-level-style-number text:level="8" style:num-format="1" style:num-suffix="." text:start-value="2">
        <style:list-level-properties text:space-before="3.5in"/>
        <style:text-properties fo:font-size="100%"/>
      </text:list-level-style-number>
      <text:list-level-style-number text:level="9" style:num-format="1" style:num-suffix="." text:start-value="2">
        <style:list-level-properties text:space-before="4in"/>
        <style:text-properties fo:font-size="100%"/>
      </text:list-level-style-number>
    </text:list-style>
    <text:list-style style:name="a2092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344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2095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569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531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1909">
      <text:list-level-style-number text:level="1" style:num-format="1" style:num-suffix="." text:start-value="3">
        <style:list-level-properties text:space-before="0in"/>
        <style:text-properties fo:font-size="100%"/>
      </text:list-level-style-number>
      <text:list-level-style-number text:level="2" style:num-format="1" style:num-suffix="." text:start-value="3">
        <style:list-level-properties text:space-before="0.5in"/>
        <style:text-properties fo:font-size="100%"/>
      </text:list-level-style-number>
      <text:list-level-style-number text:level="3" style:num-format="1" style:num-suffix="." text:start-value="3">
        <style:list-level-properties text:space-before="1in"/>
        <style:text-properties fo:font-size="100%"/>
      </text:list-level-style-number>
      <text:list-level-style-number text:level="4" style:num-format="1" style:num-suffix="." text:start-value="3">
        <style:list-level-properties text:space-before="1.5in"/>
        <style:text-properties fo:font-size="100%"/>
      </text:list-level-style-number>
      <text:list-level-style-number text:level="5" style:num-format="1" style:num-suffix="." text:start-value="3">
        <style:list-level-properties text:space-before="2in"/>
        <style:text-properties fo:font-size="100%"/>
      </text:list-level-style-number>
      <text:list-level-style-number text:level="6" style:num-format="1" style:num-suffix="." text:start-value="3">
        <style:list-level-properties text:space-before="2.5in"/>
        <style:text-properties fo:font-size="100%"/>
      </text:list-level-style-number>
      <text:list-level-style-number text:level="7" style:num-format="1" style:num-suffix="." text:start-value="3">
        <style:list-level-properties text:space-before="3in"/>
        <style:text-properties fo:font-size="100%"/>
      </text:list-level-style-number>
      <text:list-level-style-number text:level="8" style:num-format="1" style:num-suffix="." text:start-value="3">
        <style:list-level-properties text:space-before="3.5in"/>
        <style:text-properties fo:font-size="100%"/>
      </text:list-level-style-number>
      <text:list-level-style-number text:level="9" style:num-format="1" style:num-suffix="." text:start-value="3">
        <style:list-level-properties text:space-before="4in"/>
        <style:text-properties fo:font-size="100%"/>
      </text:list-level-style-number>
    </text:list-style>
    <text:list-style style:name="a2280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184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125">
      <text:list-level-style-number text:level="1" style:num-format="1" style:num-suffix=".">
        <style:list-level-properties text:space-before="0in"/>
        <style:text-properties fo:font-size="100%"/>
      </text:list-level-style-number>
      <text:list-level-style-number text:level="2" style:num-format="1" style:num-suffix=".">
        <style:list-level-properties text:space-before="0.5in"/>
        <style:text-properties fo:font-size="100%"/>
      </text:list-level-style-number>
      <text:list-level-style-number text:level="3" style:num-format="1" style:num-suffix=".">
        <style:list-level-properties text:space-before="1in"/>
        <style:text-properties fo:font-size="100%"/>
      </text:list-level-style-number>
      <text:list-level-style-number text:level="4" style:num-format="1" style:num-suffix=".">
        <style:list-level-properties text:space-before="1.5in"/>
        <style:text-properties fo:font-size="100%"/>
      </text:list-level-style-number>
      <text:list-level-style-number text:level="5" style:num-format="1" style:num-suffix=".">
        <style:list-level-properties text:space-before="2in"/>
        <style:text-properties fo:font-size="100%"/>
      </text:list-level-style-number>
      <text:list-level-style-number text:level="6" style:num-format="1" style:num-suffix=".">
        <style:list-level-properties text:space-before="2.5in"/>
        <style:text-properties fo:font-size="100%"/>
      </text:list-level-style-number>
      <text:list-level-style-number text:level="7" style:num-format="1" style:num-suffix=".">
        <style:list-level-properties text:space-before="3in"/>
        <style:text-properties fo:font-size="100%"/>
      </text:list-level-style-number>
      <text:list-level-style-number text:level="8" style:num-format="1" style:num-suffix=".">
        <style:list-level-properties text:space-before="3.5in"/>
        <style:text-properties fo:font-size="100%"/>
      </text:list-level-style-number>
      <text:list-level-style-number text:level="9" style:num-format="1" style:num-suffix=".">
        <style:list-level-properties text:space-before="4in"/>
        <style:text-properties fo:font-size="100%"/>
      </text:list-level-style-number>
    </text:list-style>
    <text:list-style style:name="a2098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349">
      <text:list-level-style-number text:level="1" style:num-format="1" style:num-suffix=".">
        <style:list-level-properties text:space-before="0in" text:min-label-width="0.31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1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1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1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125in"/>
        <style:text-properties fo:font-family="Calibri Light" fo:font-size="100%"/>
      </text:list-level-style-number>
    </text:list-style>
    <text:list-style style:name="a2313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062">
      <text:list-level-style-number text:level="1" style:num-format="1" style:num-suffix="." text:start-value="2">
        <style:list-level-properties text:space-before="0in"/>
        <style:text-properties fo:font-size="100%"/>
      </text:list-level-style-number>
      <text:list-level-style-number text:level="2" style:num-format="1" style:num-suffix="." text:start-value="2">
        <style:list-level-properties text:space-before="0.5in"/>
        <style:text-properties fo:font-size="100%"/>
      </text:list-level-style-number>
      <text:list-level-style-number text:level="3" style:num-format="1" style:num-suffix="." text:start-value="2">
        <style:list-level-properties text:space-before="1in"/>
        <style:text-properties fo:font-size="100%"/>
      </text:list-level-style-number>
      <text:list-level-style-number text:level="4" style:num-format="1" style:num-suffix="." text:start-value="2">
        <style:list-level-properties text:space-before="1.5in"/>
        <style:text-properties fo:font-size="100%"/>
      </text:list-level-style-number>
      <text:list-level-style-number text:level="5" style:num-format="1" style:num-suffix="." text:start-value="2">
        <style:list-level-properties text:space-before="2in"/>
        <style:text-properties fo:font-size="100%"/>
      </text:list-level-style-number>
      <text:list-level-style-number text:level="6" style:num-format="1" style:num-suffix="." text:start-value="2">
        <style:list-level-properties text:space-before="2.5in"/>
        <style:text-properties fo:font-size="100%"/>
      </text:list-level-style-number>
      <text:list-level-style-number text:level="7" style:num-format="1" style:num-suffix="." text:start-value="2">
        <style:list-level-properties text:space-before="3in"/>
        <style:text-properties fo:font-size="100%"/>
      </text:list-level-style-number>
      <text:list-level-style-number text:level="8" style:num-format="1" style:num-suffix="." text:start-value="2">
        <style:list-level-properties text:space-before="3.5in"/>
        <style:text-properties fo:font-size="100%"/>
      </text:list-level-style-number>
      <text:list-level-style-number text:level="9" style:num-format="1" style:num-suffix="." text:start-value="2">
        <style:list-level-properties text:space-before="4in"/>
        <style:text-properties fo:font-size="100%"/>
      </text:list-level-style-number>
    </text:list-style>
    <text:list-style style:name="a1811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2503">
      <text:list-level-style-number text:level="1" style:num-format="1" style:num-suffix="." text:start-value="5">
        <style:list-level-properties text:space-before="0in"/>
        <style:text-properties fo:font-size="100%"/>
      </text:list-level-style-number>
      <text:list-level-style-number text:level="2" style:num-format="1" style:num-suffix="." text:start-value="5">
        <style:list-level-properties text:space-before="0.5in"/>
        <style:text-properties fo:font-size="100%"/>
      </text:list-level-style-number>
      <text:list-level-style-number text:level="3" style:num-format="1" style:num-suffix="." text:start-value="5">
        <style:list-level-properties text:space-before="1in"/>
        <style:text-properties fo:font-size="100%"/>
      </text:list-level-style-number>
      <text:list-level-style-number text:level="4" style:num-format="1" style:num-suffix="." text:start-value="5">
        <style:list-level-properties text:space-before="1.5in"/>
        <style:text-properties fo:font-size="100%"/>
      </text:list-level-style-number>
      <text:list-level-style-number text:level="5" style:num-format="1" style:num-suffix="." text:start-value="5">
        <style:list-level-properties text:space-before="2in"/>
        <style:text-properties fo:font-size="100%"/>
      </text:list-level-style-number>
      <text:list-level-style-number text:level="6" style:num-format="1" style:num-suffix="." text:start-value="5">
        <style:list-level-properties text:space-before="2.5in"/>
        <style:text-properties fo:font-size="100%"/>
      </text:list-level-style-number>
      <text:list-level-style-number text:level="7" style:num-format="1" style:num-suffix="." text:start-value="5">
        <style:list-level-properties text:space-before="3in"/>
        <style:text-properties fo:font-size="100%"/>
      </text:list-level-style-number>
      <text:list-level-style-number text:level="8" style:num-format="1" style:num-suffix="." text:start-value="5">
        <style:list-level-properties text:space-before="3.5in"/>
        <style:text-properties fo:font-size="100%"/>
      </text:list-level-style-number>
      <text:list-level-style-number text:level="9" style:num-format="1" style:num-suffix="." text:start-value="5">
        <style:list-level-properties text:space-before="4in"/>
        <style:text-properties fo:font-size="100%"/>
      </text:list-level-style-number>
    </text:list-style>
    <text:list-style style:name="a2252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2031">
      <text:list-level-style-number text:level="1" style:num-format="1" style:num-suffix=".">
        <style:list-level-properties text:space-before="0in"/>
        <style:text-properties fo:font-size="100%"/>
      </text:list-level-style-number>
      <text:list-level-style-number text:level="2" style:num-format="1" style:num-suffix=".">
        <style:list-level-properties text:space-before="0.5in"/>
        <style:text-properties fo:font-size="100%"/>
      </text:list-level-style-number>
      <text:list-level-style-number text:level="3" style:num-format="1" style:num-suffix=".">
        <style:list-level-properties text:space-before="1in"/>
        <style:text-properties fo:font-size="100%"/>
      </text:list-level-style-number>
      <text:list-level-style-number text:level="4" style:num-format="1" style:num-suffix=".">
        <style:list-level-properties text:space-before="1.5in"/>
        <style:text-properties fo:font-size="100%"/>
      </text:list-level-style-number>
      <text:list-level-style-number text:level="5" style:num-format="1" style:num-suffix=".">
        <style:list-level-properties text:space-before="2in"/>
        <style:text-properties fo:font-size="100%"/>
      </text:list-level-style-number>
      <text:list-level-style-number text:level="6" style:num-format="1" style:num-suffix=".">
        <style:list-level-properties text:space-before="2.5in"/>
        <style:text-properties fo:font-size="100%"/>
      </text:list-level-style-number>
      <text:list-level-style-number text:level="7" style:num-format="1" style:num-suffix=".">
        <style:list-level-properties text:space-before="3in"/>
        <style:text-properties fo:font-size="100%"/>
      </text:list-level-style-number>
      <text:list-level-style-number text:level="8" style:num-format="1" style:num-suffix=".">
        <style:list-level-properties text:space-before="3.5in"/>
        <style:text-properties fo:font-size="100%"/>
      </text:list-level-style-number>
      <text:list-level-style-number text:level="9" style:num-format="1" style:num-suffix=".">
        <style:list-level-properties text:space-before="4in"/>
        <style:text-properties fo:font-size="100%"/>
      </text:list-level-style-number>
    </text:list-style>
    <text:list-style style:name="a2069">
      <text:list-level-style-number text:level="1" style:num-format="1" style:num-suffix="." text:start-value="3">
        <style:list-level-properties text:space-before="0in"/>
        <style:text-properties fo:font-size="100%"/>
      </text:list-level-style-number>
      <text:list-level-style-number text:level="2" style:num-format="1" style:num-suffix="." text:start-value="3">
        <style:list-level-properties text:space-before="0.5in"/>
        <style:text-properties fo:font-size="100%"/>
      </text:list-level-style-number>
      <text:list-level-style-number text:level="3" style:num-format="1" style:num-suffix="." text:start-value="3">
        <style:list-level-properties text:space-before="1in"/>
        <style:text-properties fo:font-size="100%"/>
      </text:list-level-style-number>
      <text:list-level-style-number text:level="4" style:num-format="1" style:num-suffix="." text:start-value="3">
        <style:list-level-properties text:space-before="1.5in"/>
        <style:text-properties fo:font-size="100%"/>
      </text:list-level-style-number>
      <text:list-level-style-number text:level="5" style:num-format="1" style:num-suffix="." text:start-value="3">
        <style:list-level-properties text:space-before="2in"/>
        <style:text-properties fo:font-size="100%"/>
      </text:list-level-style-number>
      <text:list-level-style-number text:level="6" style:num-format="1" style:num-suffix="." text:start-value="3">
        <style:list-level-properties text:space-before="2.5in"/>
        <style:text-properties fo:font-size="100%"/>
      </text:list-level-style-number>
      <text:list-level-style-number text:level="7" style:num-format="1" style:num-suffix="." text:start-value="3">
        <style:list-level-properties text:space-before="3in"/>
        <style:text-properties fo:font-size="100%"/>
      </text:list-level-style-number>
      <text:list-level-style-number text:level="8" style:num-format="1" style:num-suffix="." text:start-value="3">
        <style:list-level-properties text:space-before="3.5in"/>
        <style:text-properties fo:font-size="100%"/>
      </text:list-level-style-number>
      <text:list-level-style-number text:level="9" style:num-format="1" style:num-suffix="." text:start-value="3">
        <style:list-level-properties text:space-before="4in"/>
        <style:text-properties fo:font-size="100%"/>
      </text:list-level-style-number>
    </text:list-style>
    <text:list-style style:name="a2479">
      <text:list-level-style-number text:level="1" style:num-format="1" style:num-suffix=".">
        <style:list-level-properties text:space-before="0in"/>
        <style:text-properties fo:font-size="100%"/>
      </text:list-level-style-number>
      <text:list-level-style-number text:level="2" style:num-format="1" style:num-suffix=".">
        <style:list-level-properties text:space-before="0.5in"/>
        <style:text-properties fo:font-size="100%"/>
      </text:list-level-style-number>
      <text:list-level-style-number text:level="3" style:num-format="1" style:num-suffix=".">
        <style:list-level-properties text:space-before="1in"/>
        <style:text-properties fo:font-size="100%"/>
      </text:list-level-style-number>
      <text:list-level-style-number text:level="4" style:num-format="1" style:num-suffix=".">
        <style:list-level-properties text:space-before="1.5in"/>
        <style:text-properties fo:font-size="100%"/>
      </text:list-level-style-number>
      <text:list-level-style-number text:level="5" style:num-format="1" style:num-suffix=".">
        <style:list-level-properties text:space-before="2in"/>
        <style:text-properties fo:font-size="100%"/>
      </text:list-level-style-number>
      <text:list-level-style-number text:level="6" style:num-format="1" style:num-suffix=".">
        <style:list-level-properties text:space-before="2.5in"/>
        <style:text-properties fo:font-size="100%"/>
      </text:list-level-style-number>
      <text:list-level-style-number text:level="7" style:num-format="1" style:num-suffix=".">
        <style:list-level-properties text:space-before="3in"/>
        <style:text-properties fo:font-size="100%"/>
      </text:list-level-style-number>
      <text:list-level-style-number text:level="8" style:num-format="1" style:num-suffix=".">
        <style:list-level-properties text:space-before="3.5in"/>
        <style:text-properties fo:font-size="100%"/>
      </text:list-level-style-number>
      <text:list-level-style-number text:level="9" style:num-format="1" style:num-suffix=".">
        <style:list-level-properties text:space-before="4in"/>
        <style:text-properties fo:font-size="100%"/>
      </text:list-level-style-number>
    </text:list-style>
    <text:list-style style:name="a2257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</office:automatic-styles>
  <office:body>
    <office:presentation>
      <draw:page draw:name="Slide11" draw:style-name="a1098" draw:master-page-name="Master2-Layout7-blank-白紙" presentation:presentation-page-layout-name="Master2-PPL7" draw:id="Slide-266">
        <draw:frame draw:id="id102" presentation:style-name="a1101" draw:name="タイトル 1" svg:x="0.55118in" svg:y="0.24724in" svg:width="9.92126in" svg:height="1.03504in" presentation:class="title" presentation:placeholder="false">
          <draw:text-box>
            <text:p text:style-name="a1100" text:class-names="" text:cond-style-name=""><text:span text:style-name="a1099" text:class-names="">17a</text:span></text:p>
          </draw:text-box>
          <svg:title/>
          <svg:desc/>
        </draw:frame>
        <draw:frame draw:id="id103" presentation:style-name="a1102" draw:name="テキスト プレースホルダー 2" svg:x="0.55118in" svg:y="1.45079in" svg:width="9.92126in" svg:height="3.59646in" presentation:class="outline" presentation:placeholder="true">
          <draw:text-box/>
          <svg:title/>
          <svg:desc/>
        </draw:frame>
        <draw:frame draw:id="id104" draw:style-name="a1117" draw:name="テキスト ボックス 3" svg:x="1.11934in" svg:y="1.71042in" svg:width="8.46417in" svg:height="3.88583in">
          <draw:text-box>
            <text:p text:style-name="a1104" text:class-names="" text:cond-style-name=""><text:span text:style-name="a1103" text:class-names="">ὅτι μὲν ὑμεῖς, ὦ ἄνδρες Ἀθηναῖοι,</text:span></text:p>
            <text:p text:style-name="a1106" text:class-names="" text:cond-style-name=""><text:span text:style-name="a1105" text:class-names=""/></text:p>
            <text:p text:style-name="a1108" text:class-names="" text:cond-style-name=""><text:span text:style-name="a1107" text:class-names=""/></text:p>
            <text:p text:style-name="a1110" text:class-names="" text:cond-style-name=""><text:span text:style-name="a1109" text:class-names="">πεπόνθατε ὑπὸ τῶν ἐμῶν κατηγόρων, οὐκ οἶδα:</text:span></text:p>
            <text:p text:style-name="a1112" text:class-names="" text:cond-style-name=""><text:span text:style-name="a1111" text:class-names=""/></text:p>
            <text:p text:style-name="a1114" text:class-names="" text:cond-style-name=""><text:span text:style-name="a1113" text:class-names=""/></text:p>
            <text:p text:style-name="a1116" text:class-names="" text:cond-style-name=""><text:span text:style-name="a1115" text:class-names="">ἐγὼ δ᾽ οὖν καὶ αὐτὸς ὑπ᾽ αὐτῶν ὀλίγου ἐμαυτοῦ ἐπελαθόμην, οὕτω πιθανῶς ἔλεγον.</text:span></text:p>
          </draw:text-box>
          <svg:title/>
          <svg:desc/>
        </draw:frame>
      </draw:page>
      <draw:page draw:name="page1" draw:style-name="a1118" draw:master-page-name="Master2-Layout7-blank-白紙" presentation:presentation-page-layout-name="Master2-PPL7" draw:id="Slide-256">
        <draw:frame draw:id="id105" draw:style-name="a1125" draw:name="テキスト ボックス 1" svg:x="0.43268in" svg:y="0.26535in" svg:width="14.93268in" svg:height="0.78858in">
          <draw:text-box>
            <text:p text:style-name="a1120" text:class-names="" text:cond-style-name=""><text:span text:style-name="a1119" text:class-names="">Growing inside me: Plato “Apology”</text:span></text:p>
            <text:p text:style-name="a1122" text:class-names="" text:cond-style-name=""><text:span text:style-name="a1121" text:class-names=""/></text:p>
            <text:p text:style-name="a1124" text:class-names="" text:cond-style-name=""><text:span text:style-name="a1123" text:class-names="">http://www.perseus.tufts.edu/hopper/text?doc=Perseus%3Atext%3A1999.01.0169%3Atext%3DApol.%3Asection%3D17a</text:span></text:p>
          </draw:text-box>
          <svg:title/>
          <svg:desc/>
        </draw:frame>
        <draw:frame draw:id="id106" draw:style-name="a1140" draw:name="テキスト ボックス 2" svg:x="0.3311in" svg:y="1.15748in" svg:width="8.46417in" svg:height="3.88583in">
          <draw:text-box>
            <text:p text:style-name="a1127" text:class-names="" text:cond-style-name=""><text:span text:style-name="a1126" text:class-names="">ὅτι μὲν ὑμεῖς, ὦ ἄνδρες Ἀθηναῖοι,</text:span></text:p>
            <text:p text:style-name="a1129" text:class-names="" text:cond-style-name=""><text:span text:style-name="a1128" text:class-names=""/></text:p>
            <text:p text:style-name="a1131" text:class-names="" text:cond-style-name=""><text:span text:style-name="a1130" text:class-names=""/></text:p>
            <text:p text:style-name="a1133" text:class-names="" text:cond-style-name=""><text:span text:style-name="a1132" text:class-names="">πεπόνθατε ὑπὸ τῶν ἐμῶν κατηγόρων, οὐκ οἶδα:</text:span></text:p>
            <text:p text:style-name="a1135" text:class-names="" text:cond-style-name=""><text:span text:style-name="a1134" text:class-names=""/></text:p>
            <text:p text:style-name="a1137" text:class-names="" text:cond-style-name=""><text:span text:style-name="a1136" text:class-names=""/></text:p>
            <text:p text:style-name="a1139" text:class-names="" text:cond-style-name=""><text:span text:style-name="a1138" text:class-names="">ἐγὼ δ᾽ οὖν καὶ αὐτὸς ὑπ᾽ αὐτῶν ὀλίγου ἐμαυτοῦ ἐπελαθόμην, οὕτω πιθανῶς ἔλεγον.</text:span></text:p>
          </draw:text-box>
          <svg:title/>
          <svg:desc/>
        </draw:frame>
        <draw:frame draw:id="id107" draw:style-name="a1155" draw:name="テキスト ボックス 3" svg:x="4.51969in" svg:y="1.0748in" svg:width="14.0311in" svg:height="3.09016in">
          <draw:text-box>
            <text:p text:style-name="a1142" text:class-names="" text:cond-style-name=""><text:span text:style-name="a1141" text:class-names="">ὅτι • (hóti)</text:span></text:p>
            <text:p text:style-name="a1144" text:class-names="" text:cond-style-name=""><text:span text:style-name="a1143" text:class-names=""/></text:p>
            <text:p text:style-name="a1146" text:class-names="" text:cond-style-name=""><text:span text:style-name="a1145" text:class-names="">subordinating conjunction</text:span></text:p>
            <text:p text:style-name="a1148" text:class-names="" text:cond-style-name=""><text:span text:style-name="a1147" text:class-names="">after verbs of perception and emotion, introducing a noun clause expressing a fact: that (with the same mood as the corresponding independent clause)</text:span></text:p>
            <text:p text:style-name="a1150" text:class-names="" text:cond-style-name=""><text:span text:style-name="a1149" text:class-names="">after verbs of perception, emotion, saying, or hearing, introducing an indirect statement: that (with indicative or optative)</text:span></text:p>
            <text:p text:style-name="a1152" text:class-names="" text:cond-style-name=""><text:span text:style-name="a1151" text:class-names="">introducing a causal clause expressing a reason: because, seeing that</text:span></text:p>
            <text:p text:style-name="a1154" text:class-names="" text:cond-style-name=""><text:span text:style-name="a1153" text:class-names="">(with a superlative) as much as possible</text:span></text:p>
          </draw:text-box>
          <svg:title/>
          <svg:desc/>
        </draw:frame>
        <draw:frame draw:id="id108" draw:style-name="a1166" draw:name="テキスト ボックス 4" svg:x="5.62205in" svg:y="4.25787in" svg:width="5.34764in" svg:height="3.76142in">
          <draw:text-box>
            <text:p text:style-name="a1157" text:class-names="" text:cond-style-name=""><text:span text:style-name="a1156" text:class-names="">Particle</text:span></text:p>
            <text:p text:style-name="a1159" text:class-names="" text:cond-style-name=""><text:span text:style-name="a1158" text:class-names="">μέν • (mén) (discourse particle)</text:span></text:p>
            <text:p text:style-name="a1161" text:class-names="" text:cond-style-name=""><text:span text:style-name="a1160" text:class-names=""/></text:p>
            <text:p text:style-name="a1163" text:class-names="" text:cond-style-name=""><text:span text:style-name="a1162" text:class-names="">on the one hand, while, whereas (often left untranslated)</text:span></text:p>
            <text:p text:style-name="a1165" text:class-names="" text:cond-style-name=""><text:span text:style-name="a1164" text:class-names="">(before other particles) accordingly, and so</text:span></text:p>
          </draw:text-box>
          <svg:title/>
          <svg:desc/>
        </draw:frame>
        <draw:frame draw:id="id109" draw:style-name="a1175" draw:name="テキスト ボックス 5" svg:x="0.55118in" svg:y="4.87795in" svg:width="6.04449in" svg:height="1.24843in">
          <draw:text-box>
            <text:p text:style-name="a1168" text:class-names="" text:cond-style-name=""><text:span text:style-name="a1167" text:class-names="">Pronoun</text:span></text:p>
            <text:p text:style-name="a1170" text:class-names="" text:cond-style-name=""><text:span text:style-name="a1169" text:class-names="">ῡ̔μεῖς • (hūmeîs)</text:span></text:p>
            <text:p text:style-name="a1172" text:class-names="" text:cond-style-name=""><text:span text:style-name="a1171" text:class-names=""/></text:p>
            <text:p text:style-name="a1174" text:class-names="" text:cond-style-name=""><text:span text:style-name="a1173" text:class-names="">second person plural personal pronoun: you (ye, y'all, you guys)</text:span></text:p>
          </draw:text-box>
          <svg:title/>
          <svg:desc/>
        </draw:frame>
        <presentation:notes draw:style-name="a1184">
          <draw:frame draw:id="id110" draw:style-name="a1178" draw:name="スライド番号プレースホルダー 6" svg:x="4.81102in" svg:y="10.45in" svg:width="3.68858in" svg:height="0.54961in">
            <draw:text-box>
              <text:p text:style-name="a1177" text:class-names="" text:cond-style-name=""><text:span text:style-name="a1176" text:class-names=""><text:page-number style:num-format="1" text:fixed="false"/></text:span></text:p>
            </draw:text-box>
            <svg:title/>
            <svg:desc/>
          </draw:frame>
          <draw:frame draw:id="id111" draw:style-name="a1181" draw:name="スライド番号プレースホルダー 6" svg:x="4.81102in" svg:y="10.45in" svg:width="3.68858in" svg:height="0.54961in">
            <draw:text-box>
              <text:p text:style-name="a1180" text:class-names="" text:cond-style-name=""><text:span text:style-name="a1179" text:class-names=""><text:page-number style:num-format="1" text:fixed="false"/></text:span></text:p>
            </draw:text-box>
            <svg:title/>
            <svg:desc/>
          </draw:frame>
          <draw:page-thumbnail draw:page-number="2" svg:x="0.78472in" svg:y="0.92014in" svg:width="8.0625in" svg:height="4.53646in" presentation:class="page" draw:id="id112" presentation:style-name="a1182" draw:name="スライド イメージ プレースホルダー 1">
            <svg:title/>
            <svg:desc/>
          </draw:page-thumbnail>
          <draw:frame draw:id="id113" presentation:style-name="a1183" draw:name="ノート プレースホルダー 2" svg:x="0.96299in" svg:y="5.74724in" svg:width="7.7063in" svg:height="5.44449in" presentation:class="notes" presentation:placeholder="true">
            <draw:text-box/>
            <svg:title/>
            <svg:desc/>
          </draw:frame>
        </presentation:notes>
      </draw:page>
      <draw:page draw:name="page2" draw:style-name="a1185" draw:master-page-name="Master2-Layout7-blank-白紙" presentation:presentation-page-layout-name="Master2-PPL7" draw:id="Slide-257">
        <draw:frame draw:id="id114" draw:style-name="a1192" draw:name="テキスト ボックス 1" svg:x="0.11024in" svg:y="0.05039in" svg:width="14.93268in" svg:height="0.78858in">
          <draw:text-box>
            <text:p text:style-name="a1187" text:class-names="" text:cond-style-name=""><text:span text:style-name="a1186" text:class-names="">Growing inside me: Plato “Apology”</text:span></text:p>
            <text:p text:style-name="a1189" text:class-names="" text:cond-style-name=""><text:span text:style-name="a1188" text:class-names=""/></text:p>
            <text:p text:style-name="a1191" text:class-names="" text:cond-style-name=""><text:span text:style-name="a1190" text:class-names="">http://www.perseus.tufts.edu/hopper/text?doc=Perseus%3Atext%3A1999.01.0169%3Atext%3DApol.%3Asection%3D17a</text:span></text:p>
          </draw:text-box>
          <svg:title/>
          <svg:desc/>
        </draw:frame>
        <draw:frame draw:id="id115" draw:style-name="a1203" draw:name="テキスト ボックス 2" svg:x="0.3311in" svg:y="0.90945in" svg:width="8.46417in" svg:height="3.05906in">
          <draw:text-box>
            <text:p text:style-name="a1194" text:class-names="" text:cond-style-name=""><text:span text:style-name="a1193" text:class-names="">ὅτι μὲν ὑμεῖς, ὦ ἄνδρες Ἀθηναῖοι,</text:span></text:p>
            <text:p text:style-name="a1196" text:class-names="" text:cond-style-name=""><text:span text:style-name="a1195" text:class-names=""/></text:p>
            <text:p text:style-name="a1198" text:class-names="" text:cond-style-name=""><text:span text:style-name="a1197" text:class-names="">πεπόνθατε ὑπὸ τῶν ἐμῶν κατηγόρων, οὐκ οἶδα:</text:span></text:p>
            <text:p text:style-name="a1200" text:class-names="" text:cond-style-name=""><text:span text:style-name="a1199" text:class-names=""/></text:p>
            <text:p text:style-name="a1202" text:class-names="" text:cond-style-name=""><text:span text:style-name="a1201" text:class-names="">ἐγὼ δ᾽ οὖν καὶ αὐτὸς ὑπ᾽ αὐτῶν ὀλίγου ἐμαυτοῦ ἐπελαθόμην, οὕτω πιθανῶς ἔλεγον.</text:span></text:p>
          </draw:text-box>
          <svg:title/>
          <svg:desc/>
        </draw:frame>
        <draw:frame draw:id="id116" draw:style-name="a1212" draw:name="テキスト ボックス 3" svg:x="5.3622in" svg:y="0.85394in" svg:width="11.8878in" svg:height="2.39606in">
          <draw:text-box>
            <text:p text:style-name="a1205" text:class-names="" text:cond-style-name=""><text:span text:style-name="a1204" text:class-names="">ὦ <text:s text:c="1"/>Interjection ὦ • (ô)</text:span></text:p>
            <text:p text:style-name="a1207" text:class-names="" text:cond-style-name=""><text:span text:style-name="a1206" text:class-names="">(usually ὤ) expresses surprise, joy, or pain: oh!; ah!</text:span></text:p>
            <text:p text:style-name="a1209" text:class-names="" text:cond-style-name=""><text:span text:style-name="a1208" text:class-names="">(usually ὦ) Very commonly used before a noun in the vocative or nominative case when addressing someone or something: O...</text:span></text:p>
            <text:p text:style-name="a1211" text:class-names="" text:cond-style-name=""><text:span text:style-name="a1210" text:class-names=""/></text:p>
          </draw:text-box>
          <svg:title/>
          <svg:desc/>
        </draw:frame>
        <draw:frame draw:id="id117" draw:style-name="a1223" draw:name="テキスト ボックス 4" svg:x="6.06299in" svg:y="2.06693in" svg:width="22.01417in" svg:height="3.32165in">
          <draw:text-box>
            <text:p text:style-name="a1214" text:class-names="" text:cond-style-name=""><text:span text:style-name="a1213" text:class-names="">Noun ἄνδρες • (ándres) nominative/vocative plural of ἀνήρ (anḗr)</text:span></text:p>
            <text:p text:style-name="a1216" text:class-names="" text:cond-style-name=""><text:span text:style-name="a1215" text:class-names=""/></text:p>
            <text:p text:style-name="a1218" text:class-names="" text:cond-style-name=""><text:span text:style-name="a1217" text:class-names="">Noun ᾰ̓νήρ • (anḗr) m (genitive ᾰ̓νδρός); third declension</text:span></text:p>
            <text:p text:style-name="a1220" text:class-names="" text:cond-style-name=""><text:span text:style-name="a1219" text:class-names=""/></text:p>
            <text:p text:style-name="a1222" text:class-names="" text:cond-style-name=""><text:span text:style-name="a1221" text:class-names="">man (adult male) husband human being, as opposed to a god Usage notes The word ἀνήρ may form a crasis with the definite article, resulting in ὁ (ho) and ἀνήρ merging. The Attic crasis is ᾱ̔νήρ (hānḗr) and the Ionic crasis is ὡνήρ (hōnḗr).</text:span></text:p>
          </draw:text-box>
          <svg:title/>
          <svg:desc/>
        </draw:frame>
        <draw:frame draw:id="id118" draw:style-name="a1240" draw:name="テキスト ボックス 5" svg:x="0.3311in" svg:y="3.6563in" svg:width="8.14764in" svg:height="3.78465in">
          <draw:text-box>
            <text:p text:style-name="a1225" text:class-names="" text:cond-style-name=""><text:span text:style-name="a1224" text:class-names="">Ἀθηναῖοι • (Athēnaîoi)</text:span></text:p>
            <text:p text:style-name="a1227" text:class-names="" text:cond-style-name=""><text:span text:style-name="a1226" text:class-names="">masculine nominative/vocative plural of Ἀθηναῖος (Athēnaîos)</text:span></text:p>
            <text:p text:style-name="a1229" text:class-names="" text:cond-style-name=""><text:span text:style-name="a1228" text:class-names=""/></text:p>
            <text:p text:style-name="a1231" text:class-names="" text:cond-style-name=""><text:span text:style-name="a1230" text:class-names="">Adjective</text:span></text:p>
            <text:p text:style-name="a1233" text:class-names="" text:cond-style-name=""><text:span text:style-name="a1232" text:class-names="">Ἀθηναῖος • (Athēnaîos) m (feminine Ἀθηναίᾱ, neuter Ἀθηναῖον); first/second declension</text:span></text:p>
            <text:p text:style-name="a1235" text:class-names="" text:cond-style-name=""><text:span text:style-name="a1234" text:class-names=""/></text:p>
            <text:p text:style-name="a1237" text:class-names="" text:cond-style-name=""><text:span text:style-name="a1236" text:class-names="">of or relating to Athens; Athenian</text:span></text:p>
            <text:p text:style-name="a1239" text:class-names="" text:cond-style-name=""><text:span text:style-name="a1238" text:class-names="">(substantive) an Athenian</text:span></text:p>
          </draw:text-box>
          <svg:title/>
          <svg:desc/>
        </draw:frame>
        <presentation:notes draw:style-name="a1249">
          <draw:frame draw:id="id119" draw:style-name="a1243" draw:name="スライド番号プレースホルダー 6" svg:x="4.81102in" svg:y="10.45in" svg:width="3.68858in" svg:height="0.54961in">
            <draw:text-box>
              <text:p text:style-name="a1242" text:class-names="" text:cond-style-name=""><text:span text:style-name="a1241" text:class-names=""><text:page-number style:num-format="1" text:fixed="false"/></text:span></text:p>
            </draw:text-box>
            <svg:title/>
            <svg:desc/>
          </draw:frame>
          <draw:frame draw:id="id120" draw:style-name="a1246" draw:name="スライド番号プレースホルダー 6" svg:x="4.81102in" svg:y="10.45in" svg:width="3.68858in" svg:height="0.54961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3" svg:x="0.78472in" svg:y="0.92014in" svg:width="8.0625in" svg:height="4.53646in" presentation:class="page" draw:id="id121" presentation:style-name="a1247" draw:name="スライド イメージ プレースホルダー 1">
            <svg:title/>
            <svg:desc/>
          </draw:page-thumbnail>
          <draw:frame draw:id="id122" presentation:style-name="a1248" draw:name="ノート プレースホルダー 2" svg:x="0.96299in" svg:y="5.74724in" svg:width="7.7063in" svg:height="5.44449in" presentation:class="notes" presentation:placeholder="true">
            <draw:text-box/>
            <svg:title/>
            <svg:desc/>
          </draw:frame>
        </presentation:notes>
      </draw:page>
      <draw:page draw:name="page3" draw:style-name="a1250" draw:master-page-name="Master2-Layout7-blank-白紙" presentation:presentation-page-layout-name="Master2-PPL7" draw:id="Slide-258">
        <draw:frame draw:id="id123" draw:style-name="a1257" draw:name="テキスト ボックス 1" svg:x="0.5374in" svg:y="0.5in" svg:width="3.4626in" svg:height="0.78858in">
          <draw:text-box>
            <text:p text:style-name="a1252" text:class-names="" text:cond-style-name=""><text:span text:style-name="a1251" text:class-names="">ὅτι μὲν ὑμεῖς, ὦ ἄνδρες Ἀθηναῖοι,</text:span></text:p>
            <text:p text:style-name="a1254" text:class-names="" text:cond-style-name=""><text:span text:style-name="a1253" text:class-names=""/></text:p>
            <text:p text:style-name="a1256" text:class-names="" text:cond-style-name=""><text:span text:style-name="a1255" text:class-names="">Oh so you, hey guys Athenian,</text:span></text:p>
          </draw:text-box>
          <svg:title/>
          <svg:desc/>
        </draw:frame>
        <draw:frame draw:id="id124" draw:style-name="a1266" draw:name="テキスト ボックス 6" svg:x="0.5in" svg:y="1.7315in" svg:width="5.09606in" svg:height="1.0185in">
          <draw:text-box>
            <text:p text:style-name="a1259" text:class-names="" text:cond-style-name=""><text:span text:style-name="a1258" text:class-names=""/></text:p>
            <text:p text:style-name="a1261" text:class-names="" text:cond-style-name=""><text:span text:style-name="a1260" text:class-names="">πεπόνθατε ὑπὸ τῶν [ἐμῶν κατηγόρων], οὐκ οἶδα:</text:span></text:p>
            <text:p text:style-name="a1263" text:class-names="" text:cond-style-name=""><text:span text:style-name="a1262" text:class-names=""/></text:p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125" draw:style-name="a1269" draw:name="テキスト ボックス 3" svg:x="0.5in" svg:y="2.75in" svg:width="1.05079in" svg:height="0.32913in">
          <draw:text-box>
            <text:p text:style-name="a1268" text:class-names="" text:cond-style-name=""><text:span text:style-name="a1267" text:class-names="">οὐκ οἶδα</text:span></text:p>
          </draw:text-box>
          <svg:title/>
          <svg:desc/>
        </draw:frame>
        <draw:frame draw:id="id126" draw:style-name="a1272" draw:name="テキスト ボックス 4" svg:x="7in" svg:y="3in" svg:width="1.88268in" svg:height="0.78858in">
          <draw:text-box>
            <text:p text:style-name="a1271" text:class-names="" text:cond-style-name=""><text:span text:style-name="a1270" text:class-names="">ἐμῶν κατηγόρων<text:line-break/>My prosecutors<text:tab/></text:span></text:p>
          </draw:text-box>
          <svg:title/>
          <svg:desc/>
        </draw:frame>
        <draw:frame draw:id="id127" draw:style-name="a1275" draw:name="テキスト ボックス 5" svg:x="0.5in" svg:y="3.35276in" svg:width="6.46063in" svg:height="1.0185in">
          <draw:text-box>
            <text:p text:style-name="a1274" text:class-names="" text:cond-style-name=""><text:span text:style-name="a1273" text:class-names="">πεπόνθατε ὑπὸ τῶν [my prosecutors], οὐκ οἶδα:<text:line-break/><text:line-break/>undergo/suffer [preposition] [the] [my prosecutors],[I doubt that] <text:s text:c="1"/></text:span></text:p>
          </draw:text-box>
          <svg:title/>
          <svg:desc/>
        </draw:frame>
        <draw:frame draw:id="id128" draw:style-name="a1278" draw:name="テキスト ボックス 6" svg:x="0.95079in" svg:y="4.75in" svg:width="6.04921in" svg:height="0.37874in">
          <draw:text-box>
            <text:p text:style-name="a1277" text:class-names="" text:cond-style-name=""><text:span text:style-name="a1276" text:class-names="">Undergo/suffer under/by my prosecutors, I doubt that</text:span></text:p>
          </draw:text-box>
          <svg:title/>
          <svg:desc/>
        </draw:frame>
        <draw:frame draw:id="id129" draw:style-name="a1283" draw:name="テキスト ボックス 7" svg:x="0.49409in" svg:y="5.34094in" svg:width="8.00591in" svg:height="0.65906in">
          <draw:text-box>
            <text:p text:style-name="a1280" text:class-names="" text:cond-style-name=""><text:span text:style-name="a1279" text:class-names="">How you, men of Athens, have been affected by my accusers, I do 17a</text:span></text:p>
            <text:p text:style-name="a1282" text:class-names="" text:cond-style-name=""><text:span text:style-name="a1281" text:class-names="">not know</text:span></text:p>
          </draw:text-box>
          <svg:title/>
          <svg:desc/>
        </draw:frame>
        <presentation:notes draw:style-name="a1289">
          <draw:frame draw:id="id130" draw:style-name="a1286" draw:name="スライド番号プレースホルダー 6" svg:x="4.81102in" svg:y="10.45in" svg:width="3.68858in" svg:height="0.54961in">
            <draw:text-box>
              <text:p text:style-name="a1285" text:class-names="" text:cond-style-name=""><text:span text:style-name="a1284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131" presentation:style-name="a1287" draw:name="スライド イメージ プレースホルダー 1">
            <svg:title/>
            <svg:desc/>
          </draw:page-thumbnail>
          <draw:frame draw:id="id132" presentation:style-name="a1288" draw:name="ノート プレースホルダー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1290" draw:master-page-name="Master2-Layout7-blank-白紙" presentation:presentation-page-layout-name="Master2-PPL7" draw:id="Slide-259">
        <draw:frame draw:id="id133" draw:style-name="a1297" draw:name="テキスト ボックス 10" svg:x="0.11024in" svg:y="0.05039in" svg:width="14.93268in" svg:height="0.78858in">
          <draw:text-box>
            <text:p text:style-name="a1292" text:class-names="" text:cond-style-name=""><text:span text:style-name="a1291" text:class-names="">Growing inside me: Plato “Apology”</text:span></text:p>
            <text:p text:style-name="a1294" text:class-names="" text:cond-style-name=""><text:span text:style-name="a1293" text:class-names=""/></text:p>
            <text:p text:style-name="a1296" text:class-names="" text:cond-style-name=""><text:span text:style-name="a1295" text:class-names="">http://www.perseus.tufts.edu/hopper/text?doc=Perseus%3Atext%3A1999.01.0169%3Atext%3DApol.%3Asection%3D17a</text:span></text:p>
          </draw:text-box>
          <svg:title/>
          <svg:desc/>
        </draw:frame>
        <draw:frame draw:id="id134" draw:style-name="a1306" draw:name="テキスト ボックス 11" svg:x="0.29055in" svg:y="0.7315in" svg:width="4.95945in" svg:height="1.0185in">
          <draw:text-box>
            <text:p text:style-name="a1299" text:class-names="" text:cond-style-name=""><text:span text:style-name="a1298" text:class-names=""/></text:p>
            <text:p text:style-name="a1301" text:class-names="" text:cond-style-name=""><text:span text:style-name="a1300" text:class-names="">πεπόνθατε ὑπὸ τῶν ἐμῶν κατηγόρων, οὐκ οἶδα:</text:span></text:p>
            <text:p text:style-name="a1303" text:class-names="" text:cond-style-name=""><text:span text:style-name="a1302" text:class-names=""/></text:p>
            <text:p text:style-name="a1305" text:class-names="" text:cond-style-name=""><text:span text:style-name="a1304" text:class-names=""/></text:p>
          </draw:text-box>
          <svg:title/>
          <svg:desc/>
        </draw:frame>
        <draw:frame draw:id="id135" draw:style-name="a1347" draw:name="テキスト ボックス 3" svg:x="0.25in" svg:y="1.25in" svg:width="10.25in" svg:height="6.25709in">
          <draw:text-box>
            <text:p text:style-name="a1308" text:class-names="" text:cond-style-name=""><text:span text:style-name="a1307" text:class-names="">Verb</text:span></text:p>
            <text:p text:style-name="a1310" text:class-names="" text:cond-style-name=""><text:span text:style-name="a1309" text:class-names="">πεπόνθᾰτε • (pepónthate)</text:span></text:p>
            <text:p text:style-name="a1312" text:class-names="" text:cond-style-name=""><text:span text:style-name="a1311" text:class-names=""/></text:p>
            <text:p text:style-name="a1314" text:class-names="" text:cond-style-name=""><text:span text:style-name="a1313" text:class-names="">second-person plural perfect active indicative of πάσχω (páskhō)</text:span></text:p>
            <text:p text:style-name="a1316" text:class-names="" text:cond-style-name=""><text:span text:style-name="a1315" text:class-names=""/></text:p>
            <text:p text:style-name="a1318" text:class-names="" text:cond-style-name=""><text:span text:style-name="a1317" text:class-names="">Verb</text:span></text:p>
            <text:p text:style-name="a1320" text:class-names="" text:cond-style-name=""><text:span text:style-name="a1319" text:class-names="">πᾰ́σχω • (páskhō)</text:span></text:p>
            <text:p text:style-name="a1322" text:class-names="" text:cond-style-name=""><text:span text:style-name="a1321" text:class-names=""/></text:p>
            <text:p text:style-name="a1324" text:class-names="" text:cond-style-name=""><text:span text:style-name="a1323" text:class-names="">to undergo, experience (as opposed to acting)</text:span></text:p>
            <text:p text:style-name="a1326" text:class-names="" text:cond-style-name=""><text:span text:style-name="a1325" text:class-names="">(with another person involved) have someone do something to oneself, to be treated a certain way by someone (with ὑπό (hupó) and genitive, sometimes with adverb of manner)</text:span></text:p>
            <text:p text:style-name="a1328" text:class-names="" text:cond-style-name=""><text:span text:style-name="a1327" text:class-names="">(in a negative sense) suffer at someone's hands</text:span></text:p>
            <text:p text:style-name="a1330" text:class-names="" text:cond-style-name=""><text:span text:style-name="a1329" text:class-names="">(law) to suffer a punishment</text:span></text:p>
            <text:p text:style-name="a1332" text:class-names="" text:cond-style-name=""><text:span text:style-name="a1331" text:class-names="">(without a person involved) to experience something, have something happen to one, undergo something</text:span></text:p>
            <text:p text:style-name="a1334" text:class-names="" text:cond-style-name=""><text:span text:style-name="a1333" text:class-names="">to be in a certain situation (with adverb of manner)</text:span></text:p>
            <text:p text:style-name="a1336" text:class-names="" text:cond-style-name=""><text:span text:style-name="a1335" text:class-names="">to feel an emotion or impulse</text:span></text:p>
            <text:p text:style-name="a1338" text:class-names="" text:cond-style-name=""><text:span text:style-name="a1337" text:class-names="">(in negative sense) suffer</text:span></text:p>
            <text:p text:style-name="a1340" text:class-names="" text:cond-style-name=""><text:span text:style-name="a1339" text:class-names="">to be ill or injured in a certain way (with accusative of part affected)</text:span></text:p>
            <text:p text:style-name="a1342" text:class-names="" text:cond-style-name=""><text:span text:style-name="a1341" text:class-names="">Πάσχω τὴν καρδίαν.</text:span></text:p>
            <text:p text:style-name="a1344" text:class-names="" text:cond-style-name=""><text:span text:style-name="a1343" text:class-names="">Páskhō tḕn kardían.</text:span></text:p>
            <text:p text:style-name="a1346" text:class-names="" text:cond-style-name=""><text:span text:style-name="a1345" text:class-names="">I suffer in the [my] heart.</text:span></text:p>
          </draw:text-box>
          <svg:title/>
          <svg:desc/>
        </draw:frame>
        <presentation:notes draw:style-name="a1356">
          <draw:frame draw:id="id136" draw:style-name="a1350" draw:name="スライド番号プレースホルダー 6" svg:x="4.81102in" svg:y="10.45in" svg:width="3.68858in" svg:height="0.54961in">
            <draw:text-box>
              <text:p text:style-name="a1349" text:class-names="" text:cond-style-name=""><text:span text:style-name="a1348" text:class-names=""><text:page-number style:num-format="1" text:fixed="false"/></text:span></text:p>
            </draw:text-box>
            <svg:title/>
            <svg:desc/>
          </draw:frame>
          <draw:frame draw:id="id137" draw:style-name="a1353" draw:name="スライド番号プレースホルダー 1" svg:x="4.81102in" svg:y="10.45in" svg:width="3.68858in" svg:height="0.54961in">
            <draw:text-box>
              <text:p text:style-name="a1352" text:class-names="" text:cond-style-name=""><text:span text:style-name="a1351" text:class-names=""><text:page-number style:num-format="1" text:fixed="false"/></text:span></text:p>
            </draw:text-box>
            <svg:title/>
            <svg:desc/>
          </draw:frame>
          <draw:page-thumbnail draw:page-number="5" svg:x="0.78472in" svg:y="0.92014in" svg:width="8.0625in" svg:height="4.53646in" presentation:class="page" draw:id="id138" presentation:style-name="a1354" draw:name="スライド イメージ プレースホルダー 3">
            <svg:title/>
            <svg:desc/>
          </draw:page-thumbnail>
          <draw:frame draw:id="id139" presentation:style-name="a1355" draw:name="ノート プレースホルダー 3" svg:x="0.96299in" svg:y="5.74724in" svg:width="7.7063in" svg:height="5.44449in" presentation:class="notes" presentation:placeholder="true">
            <draw:text-box/>
            <svg:title/>
            <svg:desc/>
          </draw:frame>
        </presentation:notes>
      </draw:page>
      <draw:page draw:name="page5" draw:style-name="a1357" draw:master-page-name="Master2-Layout7-blank-白紙" presentation:presentation-page-layout-name="Master2-PPL7" draw:id="Slide-260">
        <draw:frame draw:id="id140" draw:style-name="a1364" draw:name="テキスト ボックス 7" svg:x="0.11024in" svg:y="0.05039in" svg:width="14.93268in" svg:height="0.78858in">
          <draw:text-box>
            <text:p text:style-name="a1359" text:class-names="" text:cond-style-name=""><text:span text:style-name="a1358" text:class-names="">Growing inside me: Plato “Apology”</text:span></text:p>
            <text:p text:style-name="a1361" text:class-names="" text:cond-style-name=""><text:span text:style-name="a1360" text:class-names=""/></text:p>
            <text:p text:style-name="a1363" text:class-names="" text:cond-style-name=""><text:span text:style-name="a1362" text:class-names="">http://www.perseus.tufts.edu/hopper/text?doc=Perseus%3Atext%3A1999.01.0169%3Atext%3DApol.%3Asection%3D17a</text:span></text:p>
          </draw:text-box>
          <svg:title/>
          <svg:desc/>
        </draw:frame>
        <draw:frame draw:id="id141" draw:style-name="a1373" draw:name="テキスト ボックス 8" svg:x="0.29055in" svg:y="0.7315in" svg:width="4.95945in" svg:height="1.0185in">
          <draw:text-box>
            <text:p text:style-name="a1366" text:class-names="" text:cond-style-name=""><text:span text:style-name="a1365" text:class-names=""/></text:p>
            <text:p text:style-name="a1368" text:class-names="" text:cond-style-name=""><text:span text:style-name="a1367" text:class-names="">πεπόνθατε ὑπὸ τῶν ἐμῶν κατηγόρων, οὐκ οἶδα:</text:span></text:p>
            <text:p text:style-name="a1370" text:class-names="" text:cond-style-name=""><text:span text:style-name="a1369" text:class-names=""/></text:p>
            <text:p text:style-name="a1372" text:class-names="" text:cond-style-name=""><text:span text:style-name="a1371" text:class-names=""/></text:p>
          </draw:text-box>
          <svg:title/>
          <svg:desc/>
        </draw:frame>
        <draw:frame draw:id="id142" draw:style-name="a1444" draw:name="テキスト ボックス 3" svg:x="0.25in" svg:y="1.25in" svg:width="10.25in" svg:height="9.89606in">
          <draw:text-box>
            <text:p text:style-name="a1375" text:class-names="" text:cond-style-name=""><text:span text:style-name="a1374" text:class-names="">Preposition</text:span></text:p>
            <text:p text:style-name="a1377" text:class-names="" text:cond-style-name=""><text:span text:style-name="a1376" text:class-names="">ῠ̔πό • (hupó) (governs the genitive, dative and accusative)</text:span></text:p>
            <text:p text:style-name="a1379" text:class-names="" text:cond-style-name=""><text:span text:style-name="a1378" text:class-names=""/></text:p>
            <text:p text:style-name="a1381" text:class-names="" text:cond-style-name=""><text:span text:style-name="a1380" text:class-names="">(+ genitive)</text:span></text:p>
            <text:p text:style-name="a1383" text:class-names="" text:cond-style-name=""><text:span text:style-name="a1382" text:class-names="">(of place) from underneath</text:span></text:p>
            <text:p text:style-name="a1385" text:class-names="" text:cond-style-name=""><text:span text:style-name="a1384" text:class-names="">under, beneath</text:span></text:p>
            <text:p text:style-name="a1387" text:class-names="" text:cond-style-name=""><text:span text:style-name="a1386" text:class-names="">(of cause or agency) by, through</text:span></text:p>
            <text:p text:style-name="a1389" text:class-names="" text:cond-style-name=""><text:span text:style-name="a1388" text:class-names="">(in pregnant phrases) of immediate acts of an agent, as well as further results</text:span></text:p>
            <text:p text:style-name="a1391" text:class-names="" text:cond-style-name=""><text:span text:style-name="a1390" text:class-names="">(in Herodotus and Attic, of things as well as persons)</text:span></text:p>
            <text:p text:style-name="a1393" text:class-names="" text:cond-style-name=""><text:span text:style-name="a1392" text:class-names="">denoting the attendant or accompanying circumstances</text:span></text:p>
            <text:p text:style-name="a1395" text:class-names="" text:cond-style-name=""><text:span text:style-name="a1394" text:class-names="">(of accompanying music) to give the time</text:span></text:p>
            <text:p text:style-name="a1397" text:class-names="" text:cond-style-name=""><text:span text:style-name="a1396" text:class-names="">(+ dative)</text:span></text:p>
            <text:p text:style-name="a1399" text:class-names="" text:cond-style-name=""><text:span text:style-name="a1398" text:class-names="">(of place or position) under, near</text:span></text:p>
            <text:p text:style-name="a1401" text:class-names="" text:cond-style-name=""><text:span text:style-name="a1400" text:class-names="">(of agency) under, through, by</text:span></text:p>
            <text:p text:style-name="a1403" text:class-names="" text:cond-style-name=""><text:span text:style-name="a1402" text:class-names="">expressing subjection or dependence</text:span></text:p>
            <text:p text:style-name="a1405" text:class-names="" text:cond-style-name=""><text:span text:style-name="a1404" text:class-names="">of logical subordination</text:span></text:p>
            <text:p text:style-name="a1407" text:class-names="" text:cond-style-name=""><text:span text:style-name="a1406" text:class-names="">of attendant circumstances</text:span></text:p>
            <text:p text:style-name="a1409" text:class-names="" text:cond-style-name=""><text:span text:style-name="a1408" text:class-names="">(+ accusative)</text:span></text:p>
            <text:p text:style-name="a1411" text:class-names="" text:cond-style-name=""><text:span text:style-name="a1410" text:class-names="">(of place) to express motion towards and under</text:span></text:p>
            <text:p text:style-name="a1413" text:class-names="" text:cond-style-name=""><text:span text:style-name="a1412" text:class-names="">of position or extension</text:span></text:p>
            <text:p text:style-name="a1415" text:class-names="" text:cond-style-name=""><text:span text:style-name="a1414" text:class-names="">of logical subordination</text:span></text:p>
            <text:p text:style-name="a1417" text:class-names="" text:cond-style-name=""><text:span text:style-name="a1416" text:class-names="">of subjection, control</text:span></text:p>
            <text:p text:style-name="a1419" text:class-names="" text:cond-style-name=""><text:span text:style-name="a1418" text:class-names="">(of time) just after</text:span></text:p>
            <text:p text:style-name="a1421" text:class-names="" text:cond-style-name=""><text:span text:style-name="a1420" text:class-names="">of accompaniment</text:span></text:p>
            <text:p text:style-name="a1423" text:class-names="" text:cond-style-name=""><text:span text:style-name="a1422" text:class-names="">to a certain degree</text:span></text:p>
            <text:p text:style-name="a1425" text:class-names="" text:cond-style-name=""><text:span text:style-name="a1424" text:class-names="">Antonyms</text:span></text:p>
            <text:p text:style-name="a1427" text:class-names="" text:cond-style-name=""><text:span text:style-name="a1426" text:class-names="">ὑπέρ (hupér)</text:span></text:p>
            <text:p text:style-name="a1429" text:class-names="" text:cond-style-name=""><text:span text:style-name="a1428" text:class-names="">Derived terms</text:span></text:p>
            <text:p text:style-name="a1431" text:class-names="" text:cond-style-name=""><text:span text:style-name="a1430" text:class-names="">ὕπᾰτος (húpatos)</text:span></text:p>
            <text:p text:style-name="a1433" text:class-names="" text:cond-style-name=""><text:span text:style-name="a1432" text:class-names="">ὑπέκ (hupék)</text:span></text:p>
            <text:p text:style-name="a1435" text:class-names="" text:cond-style-name=""><text:span text:style-name="a1434" text:class-names="">ὕπτιος (húptios)</text:span></text:p>
            <text:p text:style-name="a1437" text:class-names="" text:cond-style-name=""><text:span text:style-name="a1436" text:class-names="">Descendants</text:span></text:p>
            <text:p text:style-name="a1439" text:class-names="" text:cond-style-name=""><text:span text:style-name="a1438" text:class-names="">English: hypo-</text:span></text:p>
            <text:p text:style-name="a1441" text:class-names="" text:cond-style-name=""><text:span text:style-name="a1440" text:class-names="">Spanish: hipo-</text:span></text:p>
            <text:p text:style-name="a1443" text:class-names="" text:cond-style-name=""><text:span text:style-name="a1442" text:class-names="">Russian: гипо- (gipo-)</text:span></text:p>
          </draw:text-box>
          <svg:title/>
          <svg:desc/>
        </draw:frame>
        <presentation:notes draw:style-name="a1453">
          <draw:frame draw:id="id143" draw:style-name="a1447" draw:name="スライド番号プレースホルダー 6" svg:x="4.81102in" svg:y="10.45in" svg:width="3.68858in" svg:height="0.54961in">
            <draw:text-box>
              <text:p text:style-name="a1446" text:class-names="" text:cond-style-name=""><text:span text:style-name="a1445" text:class-names=""><text:page-number style:num-format="1" text:fixed="false"/></text:span></text:p>
            </draw:text-box>
            <svg:title/>
            <svg:desc/>
          </draw:frame>
          <draw:frame draw:id="id144" draw:style-name="a1450" draw:name="スライド番号プレースホルダー 2" svg:x="4.81102in" svg:y="10.45in" svg:width="3.68858in" svg:height="0.54961in">
            <draw:text-box>
              <text:p text:style-name="a1449" text:class-names="" text:cond-style-name=""><text:span text:style-name="a1448" text:class-names=""><text:page-number style:num-format="1" text:fixed="false"/></text:span></text:p>
            </draw:text-box>
            <svg:title/>
            <svg:desc/>
          </draw:frame>
          <draw:page-thumbnail draw:page-number="6" svg:x="0.78472in" svg:y="0.92014in" svg:width="8.0625in" svg:height="4.53646in" presentation:class="page" draw:id="id145" presentation:style-name="a1451" draw:name="スライド イメージ プレースホルダー 2">
            <svg:title/>
            <svg:desc/>
          </draw:page-thumbnail>
          <draw:frame draw:id="id146" presentation:style-name="a1452" draw:name="ノート プレースホルダー 4" svg:x="0.96299in" svg:y="5.74724in" svg:width="7.7063in" svg:height="5.44449in" presentation:class="notes" presentation:placeholder="true">
            <draw:text-box/>
            <svg:title/>
            <svg:desc/>
          </draw:frame>
        </presentation:notes>
      </draw:page>
      <draw:page draw:name="page6" draw:style-name="a1454" draw:master-page-name="Master2-Layout7-blank-白紙" presentation:presentation-page-layout-name="Master2-PPL7" draw:id="Slide-261">
        <draw:frame draw:id="id147" draw:style-name="a1461" draw:name="テキスト ボックス 9" svg:x="0.11024in" svg:y="0.07874in" svg:width="14.93268in" svg:height="0.78858in">
          <draw:text-box>
            <text:p text:style-name="a1456" text:class-names="" text:cond-style-name=""><text:span text:style-name="a1455" text:class-names="">Growing inside me: Plato “Apology”</text:span></text:p>
            <text:p text:style-name="a1458" text:class-names="" text:cond-style-name=""><text:span text:style-name="a1457" text:class-names=""/></text:p>
            <text:p text:style-name="a1460" text:class-names="" text:cond-style-name=""><text:span text:style-name="a1459" text:class-names="">http://www.perseus.tufts.edu/hopper/text?doc=Perseus%3Atext%3A1999.01.0169%3Atext%3DApol.%3Asection%3D17a</text:span></text:p>
          </draw:text-box>
          <svg:title/>
          <svg:desc/>
        </draw:frame>
        <draw:frame draw:id="id148" draw:style-name="a1470" draw:name="テキスト ボックス 12" svg:x="0.29055in" svg:y="0.7315in" svg:width="4.95945in" svg:height="1.0185in">
          <draw:text-box>
            <text:p text:style-name="a1463" text:class-names="" text:cond-style-name=""><text:span text:style-name="a1462" text:class-names=""/></text:p>
            <text:p text:style-name="a1465" text:class-names="" text:cond-style-name=""><text:span text:style-name="a1464" text:class-names="">πεπόνθατε ὑπὸ τῶν ἐμῶν κατηγόρων, οὐκ οἶδα:</text:span></text:p>
            <text:p text:style-name="a1467" text:class-names="" text:cond-style-name=""><text:span text:style-name="a1466" text:class-names=""/></text:p>
            <text:p text:style-name="a1469" text:class-names="" text:cond-style-name=""><text:span text:style-name="a1468" text:class-names=""/></text:p>
          </draw:text-box>
          <svg:title/>
          <svg:desc/>
        </draw:frame>
        <draw:frame draw:id="id149" draw:style-name="a1501" draw:name="テキスト ボックス 3" svg:x="0.25in" svg:y="1.5in" svg:width="10.25in" svg:height="6.25709in">
          <draw:text-box>
            <text:p text:style-name="a1472" text:class-names="" text:cond-style-name=""><text:span text:style-name="a1471" text:class-names="">Article</text:span></text:p>
            <text:p text:style-name="a1474" text:class-names="" text:cond-style-name=""><text:span text:style-name="a1473" text:class-names="">τῶν • (tôn)</text:span></text:p>
            <text:p text:style-name="a1476" text:class-names="" text:cond-style-name=""><text:span text:style-name="a1475" text:class-names=""/></text:p>
            <text:p text:style-name="a1478" text:class-names="" text:cond-style-name=""><text:span text:style-name="a1477" text:class-names="">(Attic, Ionic) masculine/feminine/neuter genitive plural of ὁ (ho)</text:span></text:p>
            <text:p text:style-name="a1480" text:class-names="" text:cond-style-name=""><text:span text:style-name="a1479" text:class-names=""/></text:p>
            <text:p text:style-name="a1482" text:class-names="" text:cond-style-name=""><text:span text:style-name="a1481" text:class-names="">Article</text:span></text:p>
            <text:p text:style-name="a1484" text:class-names="" text:cond-style-name=""><text:span text:style-name="a1483" text:class-names="">ὁ • (ho) m, ἡ f (hē), τό n (tó)</text:span></text:p>
            <text:p text:style-name="a1486" text:class-names="" text:cond-style-name=""><text:span text:style-name="a1485" text:class-names=""/></text:p>
            <text:p text:style-name="a1488" text:class-names="" text:cond-style-name=""><text:span text:style-name="a1487" text:class-names="">(rarely in Epic, often in later Greek) the</text:span></text:p>
            <text:p text:style-name="a1490" text:class-names="" text:cond-style-name=""><text:span text:style-name="a1489" text:class-names="">Usage notes</text:span></text:p>
            <text:p text:style-name="a1492" text:class-names="" text:cond-style-name=""><text:span text:style-name="a1491" text:class-names="">The article undergoes crasis with nouns and adjectives that start with a vowel:</text:span></text:p>
            <text:p text:style-name="a1494" text:class-names="" text:cond-style-name=""><text:span text:style-name="a1493" text:class-names="">τὸ ὄνομα → τοὔνομα "the name"</text:span></text:p>
            <text:p text:style-name="a1496" text:class-names="" text:cond-style-name=""><text:span text:style-name="a1495" text:class-names="">τὰ ἐμά → τᾱ̓μά "my (affairs)"</text:span></text:p>
            <text:p text:style-name="a1498" text:class-names="" text:cond-style-name=""><text:span text:style-name="a1497" text:class-names="">τὸ ἐναντίον → τοὐναντίον "on the contrary"</text:span></text:p>
            <text:p text:style-name="a1500" text:class-names="" text:cond-style-name=""><text:span text:style-name="a1499" text:class-names="">τὸ αὐτό → ταὐτό "the same"</text:span></text:p>
          </draw:text-box>
          <svg:title/>
          <svg:desc/>
        </draw:frame>
        <presentation:notes draw:style-name="a1510">
          <draw:frame draw:id="id150" draw:style-name="a1504" draw:name="スライド番号プレースホルダー 6" svg:x="4.81102in" svg:y="10.45in" svg:width="3.68858in" svg:height="0.54961in">
            <draw:text-box>
              <text:p text:style-name="a1503" text:class-names="" text:cond-style-name=""><text:span text:style-name="a1502" text:class-names=""><text:page-number style:num-format="1" text:fixed="false"/></text:span></text:p>
            </draw:text-box>
            <svg:title/>
            <svg:desc/>
          </draw:frame>
          <draw:frame draw:id="id151" draw:style-name="a1507" draw:name="スライド番号プレースホルダー 3" svg:x="4.81102in" svg:y="10.45in" svg:width="3.68858in" svg:height="0.54961in">
            <draw:text-box>
              <text:p text:style-name="a1506" text:class-names="" text:cond-style-name=""><text:span text:style-name="a1505" text:class-names=""><text:page-number style:num-format="1" text:fixed="false"/></text:span></text:p>
            </draw:text-box>
            <svg:title/>
            <svg:desc/>
          </draw:frame>
          <draw:page-thumbnail draw:page-number="7" svg:x="0.78472in" svg:y="0.92014in" svg:width="8.0625in" svg:height="4.53646in" presentation:class="page" draw:id="id152" presentation:style-name="a1508" draw:name="スライド イメージ プレースホルダー 4">
            <svg:title/>
            <svg:desc/>
          </draw:page-thumbnail>
          <draw:frame draw:id="id153" presentation:style-name="a1509" draw:name="ノート プレースホルダー 5" svg:x="0.96299in" svg:y="5.74724in" svg:width="7.7063in" svg:height="5.44449in" presentation:class="notes" presentation:placeholder="true">
            <draw:text-box/>
            <svg:title/>
            <svg:desc/>
          </draw:frame>
        </presentation:notes>
      </draw:page>
      <draw:page draw:name="page7" draw:style-name="a1511" draw:master-page-name="Master2-Layout7-blank-白紙" presentation:presentation-page-layout-name="Master2-PPL7" draw:id="Slide-262">
        <draw:frame draw:id="id154" draw:style-name="a1518" draw:name="テキスト ボックス 13" svg:x="0.11024in" svg:y="0.05039in" svg:width="14.93268in" svg:height="0.78858in">
          <draw:text-box>
            <text:p text:style-name="a1513" text:class-names="" text:cond-style-name=""><text:span text:style-name="a1512" text:class-names="">Growing inside me: Plato “Apology”</text:span></text:p>
            <text:p text:style-name="a1515" text:class-names="" text:cond-style-name=""><text:span text:style-name="a1514" text:class-names=""/></text:p>
            <text:p text:style-name="a1517" text:class-names="" text:cond-style-name=""><text:span text:style-name="a1516" text:class-names="">http://www.perseus.tufts.edu/hopper/text?doc=Perseus%3Atext%3A1999.01.0169%3Atext%3DApol.%3Asection%3D17a</text:span></text:p>
          </draw:text-box>
          <svg:title/>
          <svg:desc/>
        </draw:frame>
        <draw:frame draw:id="id155" draw:style-name="a1527" draw:name="テキスト ボックス 14" svg:x="0.29055in" svg:y="0.7315in" svg:width="4.95945in" svg:height="1.0185in">
          <draw:text-box>
            <text:p text:style-name="a1520" text:class-names="" text:cond-style-name=""><text:span text:style-name="a1519" text:class-names=""/></text:p>
            <text:p text:style-name="a1522" text:class-names="" text:cond-style-name=""><text:span text:style-name="a1521" text:class-names="">πεπόνθατε ὑπὸ τῶν ἐμῶν κατηγόρων, οὐκ οἶδα:</text:span></text:p>
            <text:p text:style-name="a1524" text:class-names="" text:cond-style-name=""><text:span text:style-name="a1523" text:class-names=""/></text:p>
            <text:p text:style-name="a1526" text:class-names="" text:cond-style-name=""><text:span text:style-name="a1525" text:class-names=""/></text:p>
          </draw:text-box>
          <svg:title/>
          <svg:desc/>
        </draw:frame>
        <draw:frame draw:id="id156" draw:style-name="a1558" draw:name="テキスト ボックス 3" svg:x="0.42244in" svg:y="1.5in" svg:width="8.07756in" svg:height="4.57756in">
          <draw:text-box>
            <text:p text:style-name="a1529" text:class-names="" text:cond-style-name=""><text:span text:style-name="a1528" text:class-names="">Adjective</text:span></text:p>
            <text:p text:style-name="a1531" text:class-names="" text:cond-style-name=""><text:span text:style-name="a1530" text:class-names="">ἐμῶν • (emôn)</text:span></text:p>
            <text:p text:style-name="a1533" text:class-names="" text:cond-style-name=""><text:span text:style-name="a1532" text:class-names=""/></text:p>
            <text:p text:style-name="a1535" text:class-names="" text:cond-style-name=""><text:span text:style-name="a1534" text:class-names="">masculine/feminine/neuter genitive plural of ἐμός (emós)</text:span></text:p>
            <text:p text:style-name="a1537" text:class-names="" text:cond-style-name=""><text:span text:style-name="a1536" text:class-names="">Participle</text:span></text:p>
            <text:p text:style-name="a1539" text:class-names="" text:cond-style-name=""><text:span text:style-name="a1538" text:class-names="">ἐμῶν • (emôn) m (feminine ἐμοῦσᾰ, neuter ἐμοῦν); first/third declension</text:span></text:p>
            <text:p text:style-name="a1541" text:class-names="" text:cond-style-name=""><text:span text:style-name="a1540" text:class-names=""/></text:p>
            <text:p text:style-name="a1543" text:class-names="" text:cond-style-name=""><text:span text:style-name="a1542" text:class-names="">present active participle of ἐμέω (eméō)</text:span></text:p>
            <text:p text:style-name="a1545" text:class-names="" text:cond-style-name=""><text:span text:style-name="a1544" text:class-names=""/></text:p>
            <text:p text:style-name="a1547" text:class-names="" text:cond-style-name=""><text:span text:style-name="a1546" text:class-names="">Adjective</text:span></text:p>
            <text:p text:style-name="a1549" text:class-names="" text:cond-style-name=""><text:span text:style-name="a1548" text:class-names="">ἐμός • (emós) m (feminine ἐμή, neuter ἐμόν); first/second declension (first person singular possessive adjective)</text:span></text:p>
            <text:p text:style-name="a1551" text:class-names="" text:cond-style-name=""><text:span text:style-name="a1550" text:class-names=""/></text:p>
            <text:p text:style-name="a1553" text:class-names="" text:cond-style-name=""><text:span text:style-name="a1552" text:class-names="">(modifying noun) my, of mine</text:span></text:p>
            <text:p text:style-name="a1555" text:class-names="" text:cond-style-name=""><text:span text:style-name="a1554" text:class-names="">(substantive, on its own, often with article) mine</text:span></text:p>
            <text:p text:style-name="a1557" text:class-names="" text:cond-style-name=""><text:span text:style-name="a1556" text:class-names="">(in the plural) my friends or family; my possessions</text:span></text:p>
          </draw:text-box>
          <svg:title/>
          <svg:desc/>
        </draw:frame>
        <presentation:notes draw:style-name="a1567">
          <draw:frame draw:id="id157" draw:style-name="a1561" draw:name="スライド番号プレースホルダー 6" svg:x="4.81102in" svg:y="10.45in" svg:width="3.68858in" svg:height="0.54961in">
            <draw:text-box>
              <text:p text:style-name="a1560" text:class-names="" text:cond-style-name=""><text:span text:style-name="a1559" text:class-names=""><text:page-number style:num-format="1" text:fixed="false"/></text:span></text:p>
            </draw:text-box>
            <svg:title/>
            <svg:desc/>
          </draw:frame>
          <draw:frame draw:id="id158" draw:style-name="a1564" draw:name="スライド番号プレースホルダー 4" svg:x="4.81102in" svg:y="10.45in" svg:width="3.68858in" svg:height="0.54961in">
            <draw:text-box>
              <text:p text:style-name="a1563" text:class-names="" text:cond-style-name=""><text:span text:style-name="a1562" text:class-names=""><text:page-number style:num-format="1" text:fixed="false"/></text:span></text:p>
            </draw:text-box>
            <svg:title/>
            <svg:desc/>
          </draw:frame>
          <draw:page-thumbnail draw:page-number="8" svg:x="0.78472in" svg:y="0.92014in" svg:width="8.0625in" svg:height="4.53646in" presentation:class="page" draw:id="id159" presentation:style-name="a1565" draw:name="スライド イメージ プレースホルダー 5">
            <svg:title/>
            <svg:desc/>
          </draw:page-thumbnail>
          <draw:frame draw:id="id160" presentation:style-name="a1566" draw:name="ノート プレースホルダー 6" svg:x="0.96299in" svg:y="5.74724in" svg:width="7.7063in" svg:height="5.44449in" presentation:class="notes" presentation:placeholder="true">
            <draw:text-box/>
            <svg:title/>
            <svg:desc/>
          </draw:frame>
        </presentation:notes>
      </draw:page>
      <draw:page draw:name="page8" draw:style-name="a1568" draw:master-page-name="Master2-Layout7-blank-白紙" presentation:presentation-page-layout-name="Master2-PPL7" draw:id="Slide-263">
        <draw:frame draw:id="id161" draw:style-name="a1575" draw:name="テキスト ボックス 15" svg:x="0.11024in" svg:y="0.05039in" svg:width="14.93268in" svg:height="0.78858in">
          <draw:text-box>
            <text:p text:style-name="a1570" text:class-names="" text:cond-style-name=""><text:span text:style-name="a1569" text:class-names="">Growing inside me: Plato “Apology”</text:span></text:p>
            <text:p text:style-name="a1572" text:class-names="" text:cond-style-name=""><text:span text:style-name="a1571" text:class-names=""/></text:p>
            <text:p text:style-name="a1574" text:class-names="" text:cond-style-name=""><text:span text:style-name="a1573" text:class-names="">http://www.perseus.tufts.edu/hopper/text?doc=Perseus%3Atext%3A1999.01.0169%3Atext%3DApol.%3Asection%3D17a</text:span></text:p>
          </draw:text-box>
          <svg:title/>
          <svg:desc/>
        </draw:frame>
        <draw:frame draw:id="id162" draw:style-name="a1584" draw:name="テキスト ボックス 16" svg:x="0.29055in" svg:y="0.7315in" svg:width="4.95945in" svg:height="1.0185in">
          <draw:text-box>
            <text:p text:style-name="a1577" text:class-names="" text:cond-style-name=""><text:span text:style-name="a1576" text:class-names=""/></text:p>
            <text:p text:style-name="a1579" text:class-names="" text:cond-style-name=""><text:span text:style-name="a1578" text:class-names="">πεπόνθατε ὑπὸ τῶν ἐμῶν κατηγόρων, οὐκ οἶδα:</text:span></text:p>
            <text:p text:style-name="a1581" text:class-names="" text:cond-style-name=""><text:span text:style-name="a1580" text:class-names=""/></text:p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163" draw:style-name="a1609" draw:name="テキスト ボックス 3" svg:x="0.5in" svg:y="1.5in" svg:width="9.57756in" svg:height="7.61535in">
          <draw:text-box>
            <text:p text:style-name="a1586" text:class-names="" text:cond-style-name=""><text:span text:style-name="a1585" text:class-names="">Κατηγόρων Greek POPULAR TRANSLATIONS POPULARITY Prosecutors</text:span></text:p>
            <text:p text:style-name="a1588" text:class-names="" text:cond-style-name=""><text:span text:style-name="a1587" text:class-names=""/></text:p>
            <text:p text:style-name="a1590" text:class-names="" text:cond-style-name=""><text:span text:style-name="a1589" text:class-names="">Particle οὐκ • (ouk) (negative particle)</text:span></text:p>
            <text:p text:style-name="a1592" text:class-names="" text:cond-style-name=""><text:span text:style-name="a1591" text:class-names="">Alternative form of οὐ (ou), used before a vowel with smooth breathing</text:span></text:p>
            <text:p text:style-name="a1594" text:class-names="" text:cond-style-name=""><text:span text:style-name="a1593" text:class-names=""/></text:p>
            <text:p text:style-name="a1596" text:class-names="" text:cond-style-name=""><text:span text:style-name="a1595" text:class-names="">Verb οἶδᾰ • (oîda) (transitive) to know, be acquainted with [+accusative = something]</text:span></text:p>
            <text:p text:style-name="a1598" text:class-names="" text:cond-style-name=""><text:span text:style-name="a1597" text:class-names="">(with neuter accusative plural of an adjective): have a quality in one's heart</text:span></text:p>
            <text:p text:style-name="a1600" text:class-names="" text:cond-style-name=""><text:span text:style-name="a1599" text:class-names="">(transitive) to be skilled in [+genitive = something]</text:span></text:p>
            <text:p text:style-name="a1602" text:class-names="" text:cond-style-name=""><text:span text:style-name="a1601" text:class-names="">(intransitive) to know how to [+infinitive = do something]</text:span></text:p>
            <text:p text:style-name="a1604" text:class-names="" text:cond-style-name=""><text:span text:style-name="a1603" text:class-names="">(transitive, when main verb and participle have separate subjects) to know that [+accusative noun and accusative participle = someone else does something]</text:span></text:p>
            <text:p text:style-name="a1606" text:class-names="" text:cond-style-name=""><text:span text:style-name="a1605" text:class-names="">(intransitive, when subject of main verb and subject of participle are the same) to know that [+nominative participle = one does something]</text:span></text:p>
            <text:p text:style-name="a1608" text:class-names="" text:cond-style-name=""><text:span text:style-name="a1607" text:class-names="">to know that, with accusative and then an indirect statement introduced by ὅτι (hóti) or ὡς (hōs) (negative) οὐκ οἶδα εἰ (ouk oîda ei): I don't know if or whether, I doubt that (parenthetic) (a superlative is often followed by the phrase "ὧν ἴσμεν")</text:span></text:p>
          </draw:text-box>
          <svg:title/>
          <svg:desc/>
        </draw:frame>
        <presentation:notes draw:style-name="a1618">
          <draw:frame draw:id="id164" draw:style-name="a1612" draw:name="スライド番号プレースホルダー 6" svg:x="4.81102in" svg:y="10.45in" svg:width="3.68858in" svg:height="0.54961in">
            <draw:text-box>
              <text:p text:style-name="a1611" text:class-names="" text:cond-style-name=""><text:span text:style-name="a1610" text:class-names=""><text:page-number style:num-format="1" text:fixed="false"/></text:span></text:p>
            </draw:text-box>
            <svg:title/>
            <svg:desc/>
          </draw:frame>
          <draw:frame draw:id="id165" draw:style-name="a1615" draw:name="スライド番号プレースホルダー 5" svg:x="4.81102in" svg:y="10.45in" svg:width="3.68858in" svg:height="0.54961in">
            <draw:text-box>
              <text:p text:style-name="a1614" text:class-names="" text:cond-style-name=""><text:span text:style-name="a1613" text:class-names=""><text:page-number style:num-format="1" text:fixed="false"/></text:span></text:p>
            </draw:text-box>
            <svg:title/>
            <svg:desc/>
          </draw:frame>
          <draw:page-thumbnail draw:page-number="9" svg:x="0.78472in" svg:y="0.92014in" svg:width="8.0625in" svg:height="4.53646in" presentation:class="page" draw:id="id166" presentation:style-name="a1616" draw:name="スライド イメージ プレースホルダー 6">
            <svg:title/>
            <svg:desc/>
          </draw:page-thumbnail>
          <draw:frame draw:id="id167" presentation:style-name="a1617" draw:name="ノート プレースホルダー 7" svg:x="0.96299in" svg:y="5.74724in" svg:width="7.7063in" svg:height="5.44449in" presentation:class="notes" presentation:placeholder="true">
            <draw:text-box/>
            <svg:title/>
            <svg:desc/>
          </draw:frame>
        </presentation:notes>
      </draw:page>
      <draw:page draw:name="page9" draw:style-name="a1619" draw:master-page-name="Master2-Layout7-blank-白紙" presentation:presentation-page-layout-name="Master2-PPL7" draw:id="Slide-264">
        <draw:frame draw:id="id168" draw:style-name="a1622" draw:name="テキスト ボックス 1" svg:x="0.24875in" svg:y="0.09866in" svg:width="8.57036in" svg:height="0.3397in">
          <draw:text-box>
            <text:p text:style-name="a1621" text:class-names="" text:cond-style-name=""><text:span text:style-name="a1620" text:class-names="">ἐγὼ δ᾽ οὖν καὶ αὐτὸς ὑπ᾽ αὐτῶν ὀλίγου ἐμαυτοῦ ἐπελαθόμην, οὕτω πιθανῶς ἔλεγον.</text:span></text:p>
          </draw:text-box>
          <svg:title/>
          <svg:desc/>
        </draw:frame>
        <draw:custom-shape svg:x="0.38125in" svg:y="0.56962in" svg:width="4.596in" svg:height="3.13027in" draw:id="id169" draw:style-name="a1673" draw:name="正方形/長方形 2">
          <svg:title/>
          <svg:desc/>
          <text:p text:style-name="a1628" text:class-names="" text:cond-style-name=""><text:span text:style-name="a1623" text:class-names="">Pronoun</text:span><text:span text:style-name="a1624" text:class-names="">[</text:span><text:span text:style-name="a1625" text:class-names=""><text:a office:title="Edit section: Pronoun" xlink:href="https://en.wiktionary.org/w/index.php?title=ἐγώ&amp;action=edit&amp;section=5" text:style-name="" text:visited-style-name="">edit</text:a></text:span><text:span text:style-name="a1626" text:class-names="">]</text:span><text:span text:style-name="a1627" text:class-names=""/></text:p>
          <text:p text:style-name="a1647" text:class-names="" text:cond-style-name=""><text:span text:style-name="a1629" text:class-names="">ἐγώ</text:span><text:span text:style-name="a1630" text:class-names=""> </text:span><text:span text:style-name="a1631" text:class-names=""><text:a office:title="Wiktionary:Ancient Greek transliteration" xlink:href="https://en.wiktionary.org/wiki/Wiktionary:Ancient_Greek_transliteration" text:style-name="" text:visited-style-name="">•</text:a></text:span><text:span text:style-name="a1632" text:class-names=""> (</text:span><text:span text:style-name="a1633" text:class-names="">egṓ) (</text:span><text:span text:style-name="a1634" text:class-names=""><text:a office:title="w:Homeric Greek" xlink:href="https://en.wikipedia.org/wiki/Homeric_Greek" text:style-name="" text:visited-style-name="">Epic</text:a></text:span><text:span text:style-name="a1635" text:class-names="">,</text:span><text:span text:style-name="a1636" text:class-names=""> </text:span><text:span text:style-name="a1637" text:class-names=""><text:a office:title="w:Attic Greek" xlink:href="https://en.wikipedia.org/wiki/Attic_Greek" text:style-name="" text:visited-style-name="">Attic</text:a></text:span><text:span text:style-name="a1638" text:class-names="">,</text:span><text:span text:style-name="a1639" text:class-names=""> </text:span><text:span text:style-name="a1640" text:class-names=""><text:a office:title="w:Ionic Greek" xlink:href="https://en.wikipedia.org/wiki/Ionic_Greek" text:style-name="" text:visited-style-name="">Ionic</text:a></text:span><text:span text:style-name="a1641" text:class-names="">,</text:span><text:span text:style-name="a1642" text:class-names=""> Thessalian</text:span><text:span text:style-name="a1643" text:class-names="">,</text:span><text:span text:style-name="a1644" text:class-names=""> </text:span><text:span text:style-name="a1645" text:class-names=""><text:a office:title="w:Koine Greek" xlink:href="https://en.wikipedia.org/wiki/Koine_Greek" text:style-name="" text:visited-style-name="">Koine</text:a></text:span><text:span text:style-name="a1646" text:class-names="">)</text:span></text:p>
          <text:list text:style-name="a1653">
            <text:list-item>
              <text:p text:style-name="a1652" text:class-names="" text:cond-style-name=""><text:span text:style-name="a1648" text:class-names="">first person singular personal pronoun</text:span><text:span text:style-name="a1649" text:class-names="">: </text:span><text:span text:style-name="a1650" text:class-names=""><text:a office:title="I" xlink:href="https://en.wiktionary.org/wiki/I" text:style-name="" text:visited-style-name="">I</text:a></text:span><text:span text:style-name="a1651" text:class-names="">, me, my</text:span></text:p>
            </text:list-item>
          </text:list>
          <text:p text:style-name="a1659" text:class-names="" text:cond-style-name=""><text:span text:style-name="a1654" text:class-names="">Usage notes</text:span><text:span text:style-name="a1655" text:class-names="">[</text:span><text:span text:style-name="a1656" text:class-names=""><text:a office:title="Edit section: Usage notes" xlink:href="https://en.wiktionary.org/w/index.php?title=ἐγώ&amp;action=edit&amp;section=6" text:style-name="" text:visited-style-name="">edit</text:a></text:span><text:span text:style-name="a1657" text:class-names="">]</text:span><text:span text:style-name="a1658" text:class-names=""/></text:p>
          <text:p text:style-name="a1672" text:class-names="" text:cond-style-name=""><text:span text:style-name="a1660" text:class-names=""><text:a office:title="ἐγών" xlink:href="https://en.wiktionary.org/wiki/ἐγών#Ancient_Greek" text:style-name="" text:visited-style-name="">ἐγών</text:a></text:span><text:span text:style-name="a1661" text:class-names=""> (</text:span><text:span text:style-name="a1662" text:class-names="">egṓn</text:span><text:span text:style-name="a1663" text:class-names="">) is used in Epic mostly before vowels, and is used in Doric also before consonants. The dual and plural are </text:span><text:span text:style-name="a1664" text:class-names=""><text:a office:title="νώ" xlink:href="https://en.wiktionary.org/wiki/νώ#Ancient_Greek" text:style-name="" text:visited-style-name="">νώ</text:a></text:span><text:span text:style-name="a1665" text:class-names=""> (</text:span><text:span text:style-name="a1666" text:class-names="">nṓ</text:span><text:span text:style-name="a1667" text:class-names="">) and </text:span><text:span text:style-name="a1668" text:class-names=""><text:a office:title="ἡμεῖς" xlink:href="https://en.wiktionary.org/wiki/ἡμεῖς#Ancient_Greek" text:style-name="" text:visited-style-name="">ἡμεῖς</text:a></text:span><text:span text:style-name="a1669" text:class-names=""> (</text:span><text:span text:style-name="a1670" text:class-names="">hēmeîs</text:span><text:span text:style-name="a1671" text:class-names="">)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54in" svg:y="0.66977in" svg:width="5.51042in" svg:height="3.4332in" draw:id="id170" draw:style-name="a1725" draw:name="正方形/長方形 3">
          <svg:title/>
          <svg:desc/>
          <text:p text:style-name="a1679" text:class-names="" text:cond-style-name=""><text:span text:style-name="a1674" text:class-names="">Particle</text:span><text:span text:style-name="a1675" text:class-names="">[</text:span><text:span text:style-name="a1676" text:class-names=""><text:a office:title="Edit section: Particle" xlink:href="https://en.wiktionary.org/w/index.php?title=δέ&amp;action=edit&amp;section=5" text:style-name="" text:visited-style-name="">edit</text:a></text:span><text:span text:style-name="a1677" text:class-names="">]</text:span><text:span text:style-name="a1678" text:class-names=""/></text:p>
          <text:p text:style-name="a1686" text:class-names="" text:cond-style-name=""><text:span text:style-name="a1680" text:class-names="">δέ</text:span><text:span text:style-name="a1681" text:class-names=""> </text:span><text:span text:style-name="a1682" text:class-names=""><text:a office:title="Wiktionary:Ancient Greek transliteration" xlink:href="https://en.wiktionary.org/wiki/Wiktionary:Ancient_Greek_transliteration" text:style-name="" text:visited-style-name="">•</text:a></text:span><text:span text:style-name="a1683" text:class-names=""> (dé) (</text:span><text:span text:style-name="a1684" text:class-names="">discourse particle</text:span><text:span text:style-name="a1685" text:class-names="">)</text:span></text:p>
          <text:list text:style-name="a1692">
            <text:list-item>
              <text:p text:style-name="a1691" text:class-names="" text:cond-style-name=""><text:span text:style-name="a1687" text:class-names=""><text:a office:title="but" xlink:href="https://en.wiktionary.org/wiki/but" text:style-name="" text:visited-style-name="">but</text:a></text:span><text:span text:style-name="a1688" text:class-names="">, </text:span><text:span text:style-name="a1689" text:class-names=""><text:a office:title="and" xlink:href="https://en.wiktionary.org/wiki/and" text:style-name="" text:visited-style-name="">and</text:a></text:span><text:span text:style-name="a1690" text:class-names=""/></text:p>
            </text:list-item>
          </text:list>
          <text:p text:style-name="a1698" text:class-names="" text:cond-style-name=""><text:span text:style-name="a1693" text:class-names="">Conjunction</text:span><text:span text:style-name="a1694" text:class-names="">[</text:span><text:span text:style-name="a1695" text:class-names=""><text:a office:title="Edit section: Conjunction" xlink:href="https://en.wiktionary.org/w/index.php?title=δέ&amp;action=edit&amp;section=6" text:style-name="" text:visited-style-name="">edit</text:a></text:span><text:span text:style-name="a1696" text:class-names="">]</text:span><text:span text:style-name="a1697" text:class-names=""/></text:p>
          <text:p text:style-name="a1703" text:class-names="" text:cond-style-name=""><text:span text:style-name="a1699" text:class-names="">δέ</text:span><text:span text:style-name="a1700" text:class-names=""> </text:span><text:span text:style-name="a1701" text:class-names=""><text:a office:title="Wiktionary:Ancient Greek transliteration" xlink:href="https://en.wiktionary.org/wiki/Wiktionary:Ancient_Greek_transliteration" text:style-name="" text:visited-style-name="">•</text:a></text:span><text:span text:style-name="a1702" text:class-names=""> (dé)</text:span></text:p>
          <text:list text:style-name="a1709">
            <text:list-item>
              <text:p text:style-name="a1708" text:class-names="" text:cond-style-name=""><text:span text:style-name="a1704" text:class-names=""><text:a office:title="but" xlink:href="https://en.wiktionary.org/wiki/but" text:style-name="" text:visited-style-name="">but</text:a></text:span><text:span text:style-name="a1705" text:class-names="">, </text:span><text:span text:style-name="a1706" text:class-names=""><text:a office:title="and" xlink:href="https://en.wiktionary.org/wiki/and" text:style-name="" text:visited-style-name="">and</text:a></text:span><text:span text:style-name="a1707" text:class-names=""/></text:p>
            </text:list-item>
          </text:list>
          <text:p text:style-name="a1715" text:class-names="" text:cond-style-name=""><text:span text:style-name="a1710" text:class-names="">Usage notes</text:span><text:span text:style-name="a1711" text:class-names="">[</text:span><text:span text:style-name="a1712" text:class-names=""><text:a office:title="Edit section: Usage notes" xlink:href="https://en.wiktionary.org/w/index.php?title=δέ&amp;action=edit&amp;section=7" text:style-name="" text:visited-style-name="">edit</text:a></text:span><text:span text:style-name="a1713" text:class-names="">]</text:span><text:span text:style-name="a1714" text:class-names=""/></text:p>
          <text:p text:style-name="a1718" text:class-names="" text:cond-style-name=""><text:span text:style-name="a1716" text:class-names="">δέ</text:span><text:span text:style-name="a1717" text:class-names=""> is a postpositive word: it is never the first word in a sentence. It is usually the second but sometimes also the third or fourth.</text:span></text:p>
          <text:p text:style-name="a1724" text:class-names="" text:cond-style-name=""><text:span text:style-name="a1719" text:class-names="">It is often used together with </text:span><text:span text:style-name="a1720" text:class-names=""><text:a office:title="μέν" xlink:href="https://en.wiktionary.org/wiki/μέν#Ancient_Greek" text:style-name="" text:visited-style-name="">μέν</text:a></text:span><text:span text:style-name="a1721" text:class-names=""> (</text:span><text:span text:style-name="a1722" text:class-names="">mén</text:span><text:span text:style-name="a1723" text:class-names="">)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713in" svg:y="3.9799in" svg:width="10.53717in" svg:height="2.22148in" draw:id="id171" draw:style-name="a1773" draw:name="正方形/長方形 4">
          <svg:title/>
          <svg:desc/>
          <text:p text:style-name="a1731" text:class-names="" text:cond-style-name=""><text:span text:style-name="a1726" text:class-names="">Particle</text:span><text:span text:style-name="a1727" text:class-names="">[</text:span><text:span text:style-name="a1728" text:class-names=""><text:a office:title="Edit section: Particle" xlink:href="https://en.wiktionary.org/w/index.php?title=οὖν&amp;action=edit&amp;section=5" text:style-name="" text:visited-style-name="">edit</text:a></text:span><text:span text:style-name="a1729" text:class-names="">]</text:span><text:span text:style-name="a1730" text:class-names=""/></text:p>
          <text:p text:style-name="a1743" text:class-names="" text:cond-style-name=""><text:span text:style-name="a1732" text:class-names="">οὖν</text:span><text:span text:style-name="a1733" text:class-names=""> </text:span><text:span text:style-name="a1734" text:class-names=""><text:a office:title="Wiktionary:Ancient Greek transliteration" xlink:href="https://en.wiktionary.org/wiki/Wiktionary:Ancient_Greek_transliteration" text:style-name="" text:visited-style-name="">•</text:a></text:span><text:span text:style-name="a1735" text:class-names=""> (oûn) (</text:span><text:span text:style-name="a1736" text:class-names="">discourse particle</text:span><text:span text:style-name="a1737" text:class-names="">) (</text:span><text:span text:style-name="a1738" text:class-names=""><text:a office:title="w:Attic Greek" xlink:href="https://en.wikipedia.org/wiki/Attic_Greek" text:style-name="" text:visited-style-name="">Attic</text:a></text:span><text:span text:style-name="a1739" text:class-names="">,</text:span><text:span text:style-name="a1740" text:class-names=""> </text:span><text:span text:style-name="a1741" text:class-names=""><text:a office:title="w:Homeric Greek" xlink:href="https://en.wikipedia.org/wiki/Homeric_Greek" text:style-name="" text:visited-style-name="">Epic</text:a></text:span><text:span text:style-name="a1742" text:class-names="">)</text:span></text:p>
          <text:list text:style-name="a1749">
            <text:list-item>
              <text:p text:style-name="a1748" text:class-names="" text:cond-style-name=""><text:span text:style-name="a1744" text:class-names=""><text:a office:title="then" xlink:href="https://en.wiktionary.org/wiki/then" text:style-name="" text:visited-style-name="">then</text:a></text:span><text:span text:style-name="a1745" text:class-names=""> (</text:span><text:span text:style-name="a1746" text:class-names="">implying temporal sequence</text:span><text:span text:style-name="a1747" text:class-names="">)</text:span></text:p>
            </text:list-item>
          </text:list>
          <text:list text:style-name="a1755">
            <text:list-item>
              <text:p text:style-name="a1754" text:class-names="" text:cond-style-name=""><text:span text:style-name="a1750" text:class-names=""><text:a office:title="therefore" xlink:href="https://en.wiktionary.org/wiki/therefore" text:style-name="" text:visited-style-name="">therefore</text:a></text:span><text:span text:style-name="a1751" text:class-names=""> (</text:span><text:span text:style-name="a1752" text:class-names="">implying causal sequence</text:span><text:span text:style-name="a1753" text:class-names="">)</text:span></text:p>
            </text:list-item>
          </text:list>
          <text:list text:style-name="a1758">
            <text:list-item>
              <text:p text:style-name="a1757" text:class-names="" text:cond-style-name=""><text:span text:style-name="a1756" text:class-names="">Marker of the continuation of a previously interrupted line of thought: "As I was saying..."</text:span></text:p>
            </text:list-item>
          </text:list>
          <text:list text:style-name="a1772">
            <text:list-item>
              <text:p text:style-name="a1771" text:class-names="" text:cond-style-name=""><text:span text:style-name="a1759" text:class-names="">Added to indefinite pronoun or adverb, such as </text:span><text:span text:style-name="a1760" text:class-names=""><text:a office:title="ὁστισοῦν (page does not exist)" xlink:href="https://en.wiktionary.org/w/index.php?title=ὁστισοῦν&amp;action=edit&amp;redlink=1" text:style-name="" text:visited-style-name="">ὁστισοῦν</text:a></text:span><text:span text:style-name="a1761" text:class-names=""> </text:span><text:span text:style-name="a1762" text:class-names="">(</text:span><text:span text:style-name="a1763" text:class-names="">hostisoûn</text:span><text:span text:style-name="a1764" text:class-names="">)</text:span><text:span text:style-name="a1765" text:class-names="">, to make it more general</text:span><text:span text:style-name="a1766" text:class-names="">: </text:span><text:span text:style-name="a1767" text:class-names=""><text:a office:title="whoever" xlink:href="https://en.wiktionary.org/wiki/whoever" text:style-name="" text:visited-style-name="">whoever</text:a></text:span><text:span text:style-name="a1768" text:class-names="">, </text:span><text:span text:style-name="a1769" text:class-names=""><text:a office:title="whatever" xlink:href="https://en.wiktionary.org/wiki/whatever" text:style-name="" text:visited-style-name="">whatever</text:a></text:span><text:span text:style-name="a1770" text:class-names="">; whosoever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779">
          <draw:frame draw:id="id172" draw:style-name="a1776" draw:name="スライド番号プレースホルダー 6" svg:x="4.81102in" svg:y="10.45in" svg:width="3.68858in" svg:height="0.54961in">
            <draw:text-box>
              <text:p text:style-name="a1775" text:class-names="" text:cond-style-name=""><text:span text:style-name="a1774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73" presentation:style-name="a1777" draw:name="スライド イメージ プレースホルダー 1">
            <svg:title/>
            <svg:desc/>
          </draw:page-thumbnail>
          <draw:frame draw:id="id174" presentation:style-name="a1778" draw:name="ノート プレースホルダー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780" draw:master-page-name="Master2-Layout7-blank-白紙" presentation:presentation-page-layout-name="Master2-PPL7" draw:id="Slide-265">
        <draw:custom-shape svg:x="0.4in" svg:y="0.8091in" svg:width="9.36471in" svg:height="3.4332in" draw:id="id175" draw:style-name="a1845" draw:name="正方形/長方形 1">
          <svg:title/>
          <svg:desc/>
          <text:p text:style-name="a1786" text:class-names="" text:cond-style-name=""><text:span text:style-name="a1781" text:class-names="">Conjunction</text:span><text:span text:style-name="a1782" text:class-names="">[</text:span><text:span text:style-name="a1783" text:class-names=""><text:a office:title="Edit section: Conjunction" xlink:href="https://en.wiktionary.org/w/index.php?title=καί&amp;action=edit&amp;section=5" text:style-name="" text:visited-style-name="">edit</text:a></text:span><text:span text:style-name="a1784" text:class-names="">]</text:span><text:span text:style-name="a1785" text:class-names=""/></text:p>
          <text:p text:style-name="a1792" text:class-names="" text:cond-style-name=""><text:span text:style-name="a1787" text:class-names="">καί</text:span><text:span text:style-name="a1788" text:class-names=""> </text:span><text:span text:style-name="a1789" text:class-names=""><text:a office:title="Wiktionary:Ancient Greek transliteration" xlink:href="https://en.wiktionary.org/wiki/Wiktionary:Ancient_Greek_transliteration" text:style-name="" text:visited-style-name="">•</text:a></text:span><text:span text:style-name="a1790" text:class-names=""> (</text:span><text:span text:style-name="a1791" text:class-names="">kaí)</text:span></text:p>
          <text:list text:style-name="a1796">
            <text:list-item>
              <text:p text:style-name="a1795" text:class-names="" text:cond-style-name=""><text:span text:style-name="a1793" text:class-names=""><text:a office:title="and" xlink:href="https://en.wiktionary.org/wiki/and" text:style-name="" text:visited-style-name="">and</text:a></text:span><text:span text:style-name="a1794" text:class-names=""/></text:p>
            </text:list-item>
          </text:list>
          <text:list text:style-name="a1802">
            <text:list-item>
              <text:p text:style-name="a1801" text:class-names="" text:cond-style-name=""><text:span text:style-name="a1797" text:class-names=""><text:a office:title="even" xlink:href="https://en.wiktionary.org/wiki/even" text:style-name="" text:visited-style-name="">even</text:a></text:span><text:span text:style-name="a1798" text:class-names="">, </text:span><text:span text:style-name="a1799" text:class-names=""><text:a office:title="also" xlink:href="https://en.wiktionary.org/wiki/also" text:style-name="" text:visited-style-name="">also</text:a></text:span><text:span text:style-name="a1800" text:class-names=""/></text:p>
            </text:list-item>
          </text:list>
          <text:list text:style-name="a1811">
            <text:list-item>
              <text:p text:style-name="a1810" text:class-names="" text:cond-style-name=""><text:span text:style-name="a1803" text:class-names=""><text:a office:title="both" xlink:href="https://en.wiktionary.org/wiki/both" text:style-name="" text:visited-style-name="">both</text:a></text:span><text:span text:style-name="a1804" text:class-names=""> ... </text:span><text:span text:style-name="a1805" text:class-names=""><text:a office:title="and" xlink:href="https://en.wiktionary.org/wiki/and" text:style-name="" text:visited-style-name="">and</text:a></text:span><text:span text:style-name="a1806" text:class-names=""> ... (</text:span><text:span text:style-name="a1807" text:class-names="">when used in the construction<text:s text:c="1"/></text:span><text:span text:style-name="a1808" text:class-names="">καί ... καί ...</text:span><text:span text:style-name="a1809" text:class-names="">)</text:span></text:p>
            </text:list-item>
          </text:list>
          <text:p text:style-name="a1817" text:class-names="" text:cond-style-name=""><text:span text:style-name="a1812" text:class-names="">Derived terms</text:span><text:span text:style-name="a1813" text:class-names="">[</text:span><text:span text:style-name="a1814" text:class-names=""><text:a office:title="Edit section: Derived terms" xlink:href="https://en.wiktionary.org/w/index.php?title=καί&amp;action=edit&amp;section=6" text:style-name="" text:visited-style-name="">edit</text:a></text:span><text:span text:style-name="a1815" text:class-names="">]</text:span><text:span text:style-name="a1816" text:class-names=""/></text:p>
          <text:list text:style-name="a1822">
            <text:list-item>
              <text:p text:style-name="a1821" text:class-names="" text:cond-style-name=""><text:span text:style-name="a1818" text:class-names=""><text:a office:title="κᾷτα" xlink:href="https://en.wiktionary.org/wiki/κᾷτα#Ancient_Greek" text:style-name="" text:visited-style-name="">κᾷτα</text:a></text:span><text:span text:style-name="a1819" text:class-names=""> (</text:span><text:span text:style-name="a1820" text:class-names="">kâita)</text:span></text:p>
            </text:list-item>
          </text:list>
          <text:p text:style-name="a1828" text:class-names="" text:cond-style-name=""><text:span text:style-name="a1823" text:class-names="">Descendants</text:span><text:span text:style-name="a1824" text:class-names="">[</text:span><text:span text:style-name="a1825" text:class-names=""><text:a office:title="Edit section: Descendants" xlink:href="https://en.wiktionary.org/w/index.php?title=καί&amp;action=edit&amp;section=7" text:style-name="" text:visited-style-name="">edit</text:a></text:span><text:span text:style-name="a1826" text:class-names="">]</text:span><text:span text:style-name="a1827" text:class-names=""/></text:p>
          <text:list text:style-name="a1833">
            <text:list-item>
              <text:p text:style-name="a1832" text:class-names="" text:cond-style-name=""><text:span text:style-name="a1829" text:class-names="">→ Esperanto: </text:span><text:span text:style-name="a1830" text:class-names=""><text:a office:title="kaj" xlink:href="https://en.wiktionary.org/wiki/kaj#Esperanto" text:style-name="" text:visited-style-name="">kaj</text:a></text:span><text:span text:style-name="a1831" text:class-names=""> (“and”)</text:span></text:p>
            </text:list-item>
          </text:list>
          <text:list text:style-name="a1839">
            <text:list-item>
              <text:p text:style-name="a1838" text:class-names="" text:cond-style-name=""><text:span text:style-name="a1834" text:class-names="">Greek: </text:span><text:span text:style-name="a1835" text:class-names=""><text:a office:title="και" xlink:href="https://en.wiktionary.org/wiki/και#Greek" text:style-name="" text:visited-style-name="">και</text:a></text:span><text:span text:style-name="a1836" text:class-names=""> (</text:span><text:span text:style-name="a1837" text:class-names="">kai, “and”)</text:span></text:p>
            </text:list-item>
          </text:list>
          <text:list text:style-name="a1844">
            <text:list-item>
              <text:p text:style-name="a1843" text:class-names="" text:cond-style-name=""><text:span text:style-name="a1840" text:class-names="">Tsakonian: </text:span><text:span text:style-name="a1841" text:class-names=""><text:a office:title="τσαι" xlink:href="https://en.wiktionary.org/wiki/τσαι#Tsakonian" text:style-name="" text:visited-style-name="">τσαι</text:a></text:span><text:span text:style-name="a184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76" draw:style-name="a1848" draw:name="テキスト ボックス 2" svg:x="0.24875in" svg:y="0.09866in" svg:width="8.57036in" svg:height="0.3397in">
          <draw:text-box>
            <text:p text:style-name="a1847" text:class-names="" text:cond-style-name=""><text:span text:style-name="a1846" text:class-names="">ἐγὼ δ᾽ οὖν καὶ αὐτὸς ὑπ᾽ αὐτῶν ὀλίγου ἐμαυτοῦ ἐπελαθόμην, οὕτω πιθανῶς ἔλεγον.</text:span></text:p>
          </draw:text-box>
          <svg:title/>
          <svg:desc/>
        </draw:frame>
        <draw:custom-shape svg:x="4.53393in" svg:y="1.31517in" svg:width="5.97561in" svg:height="4.36091in" draw:id="id177" draw:style-name="a1932" draw:name="Rectangle 3">
          <svg:title/>
          <svg:desc/>
          <text:p text:style-name="a1854" text:class-names="" text:cond-style-name=""><text:span text:style-name="a1849" text:class-names="">Pronoun</text:span><text:span text:style-name="a1850" text:class-names="">[</text:span><text:span text:style-name="a1851" text:class-names=""><text:a office:title="Edit section: Pronoun" xlink:href="https://en.wiktionary.org/w/index.php?title=αὐτός&amp;action=edit&amp;section=5" text:style-name="" text:visited-style-name="">edit</text:a></text:span><text:span text:style-name="a1852" text:class-names="">]</text:span><text:span text:style-name="a1853" text:class-names=""/></text:p>
          <text:p text:style-name="a1879" text:class-names="" text:cond-style-name=""><text:span text:style-name="a1855" text:class-names="">αὐτός</text:span><text:span text:style-name="a1856" text:class-names=""> </text:span><text:span text:style-name="a1857" text:class-names=""><text:a office:title="Wiktionary:Ancient Greek transliteration" xlink:href="https://en.wiktionary.org/wiki/Wiktionary:Ancient_Greek_transliteration" text:style-name="" text:visited-style-name="">•</text:a></text:span><text:span text:style-name="a1858" text:class-names=""> (autós) </text:span><text:span text:style-name="a1859" text:class-names="">m</text:span><text:span text:style-name="a1860" text:class-names="">, </text:span><text:span text:style-name="a1861" text:class-names=""><text:a office:title="αὐτή" xlink:href="https://en.wiktionary.org/wiki/αὐτή#Ancient_Greek" text:style-name="" text:visited-style-name="">αὐτή</text:a></text:span><text:span text:style-name="a1862" text:class-names=""> </text:span><text:span text:style-name="a1863" text:class-names="">(</text:span><text:span text:style-name="a1864" text:class-names="">autḗ</text:span><text:span text:style-name="a1865" text:class-names="">) </text:span><text:span text:style-name="a1866" text:class-names="">f</text:span><text:span text:style-name="a1867" text:class-names="">, </text:span><text:span text:style-name="a1868" text:class-names=""><text:a office:title="αὐτό" xlink:href="https://en.wiktionary.org/wiki/αὐτό#Ancient_Greek" text:style-name="" text:visited-style-name="">αὐτό</text:a></text:span><text:span text:style-name="a1869" text:class-names=""> </text:span><text:span text:style-name="a1870" text:class-names="">(</text:span><text:span text:style-name="a1871" text:class-names="">autó</text:span><text:span text:style-name="a1872" text:class-names="">) </text:span><text:span text:style-name="a1873" text:class-names="">n</text:span><text:span text:style-name="a1874" text:class-names="">; </text:span><text:span text:style-name="a1875" text:class-names=""><text:a office:title="Appendix:Ancient Greek first declension" xlink:href="https://en.wiktionary.org/wiki/Appendix:Ancient_Greek_first_declension" text:style-name="" text:visited-style-name="">first</text:a></text:span><text:span text:style-name="a1876" text:class-names="">/</text:span><text:span text:style-name="a1877" text:class-names=""><text:a office:title="Appendix:Ancient Greek second declension" xlink:href="https://en.wiktionary.org/wiki/Appendix:Ancient_Greek_second_declension" text:style-name="" text:visited-style-name="">second declension</text:a></text:span><text:span text:style-name="a1878" text:class-names=""/></text:p>
          <text:list text:style-name="a1886">
            <text:list-item>
              <text:p text:style-name="a1885" text:class-names="" text:cond-style-name=""><text:span text:style-name="a1880" text:class-names="">(</text:span><text:span text:style-name="a1881" text:class-names="">without article</text:span><text:span text:style-name="a1882" text:class-names="">) </text:span><text:span text:style-name="a1883" text:class-names=""><text:a office:title="self" xlink:href="https://en.wiktionary.org/wiki/self" text:style-name="" text:visited-style-name="">self</text:a></text:span><text:span text:style-name="a1884" text:class-names=""/></text:p>
            </text:list-item>
          </text:list>
          <text:list text:style-name="a1891">
            <text:list-item>
              <text:list text:style-name="a1891">
                <text:list-item>
                  <text:p text:style-name="a1890" text:class-names="" text:cond-style-name=""><text:span text:style-name="a1887" text:class-names="">(</text:span><text:span text:style-name="a1888" text:class-names="">in nominative, emphasizing the subject</text:span><text:span text:style-name="a1889" text:class-names="">)</text:span></text:p>
                </text:list-item>
              </text:list>
            </text:list-item>
          </text:list>
          <text:list text:style-name="a1904">
            <text:list-item>
              <text:list text:style-name="a1904">
                <text:list-item>
                  <text:p text:style-name="a1903" text:class-names="" text:cond-style-name=""><text:span text:style-name="a1892" text:class-names="">(</text:span><text:span text:style-name="a1893" text:class-names="">reflexive pronoun, in oblique cases</text:span><text:span text:style-name="a1894" text:class-names="">) </text:span><text:span text:style-name="a1895" text:class-names=""><text:a office:title="himself" xlink:href="https://en.wiktionary.org/wiki/himself" text:style-name="" text:visited-style-name="">himself</text:a></text:span><text:span text:style-name="a1896" text:class-names="">, </text:span><text:span text:style-name="a1897" text:class-names=""><text:a office:title="herself" xlink:href="https://en.wiktionary.org/wiki/herself" text:style-name="" text:visited-style-name="">herself</text:a></text:span><text:span text:style-name="a1898" text:class-names="">, </text:span><text:span text:style-name="a1899" text:class-names=""><text:a office:title="itself" xlink:href="https://en.wiktionary.org/wiki/itself" text:style-name="" text:visited-style-name="">itself</text:a></text:span><text:span text:style-name="a1900" text:class-names="">, </text:span><text:span text:style-name="a1901" text:class-names=""><text:a office:title="themselves" xlink:href="https://en.wiktionary.org/wiki/themselves" text:style-name="" text:visited-style-name="">themselves</text:a></text:span><text:span text:style-name="a1902" text:class-names=""/></text:p>
                </text:list-item>
              </text:list>
            </text:list-item>
          </text:list>
          <text:list text:style-name="a1909">
            <text:list-item>
              <text:list text:style-name="a1909">
                <text:list-item>
                  <text:p text:style-name="a1908" text:class-names="" text:cond-style-name=""><text:span text:style-name="a1905" text:class-names="">(</text:span><text:span text:style-name="a1906" text:class-names="">in philosophy, of an abstract idea</text:span><text:span text:style-name="a1907" text:class-names="">) by or in itself</text:span></text:p>
                </text:list-item>
              </text:list>
            </text:list-item>
          </text:list>
          <text:list text:style-name="a1922">
            <text:list-item>
              <text:p text:style-name="a1921" text:class-names="" text:cond-style-name=""><text:span text:style-name="a1910" text:class-names="">(</text:span><text:span text:style-name="a1911" text:class-names="">without article, in oblique cases, 3rd person personal pronoun</text:span><text:span text:style-name="a1912" text:class-names="">) </text:span><text:span text:style-name="a1913" text:class-names=""><text:a office:title="he" xlink:href="https://en.wiktionary.org/wiki/he" text:style-name="" text:visited-style-name="">he</text:a></text:span><text:span text:style-name="a1914" text:class-names="">, </text:span><text:span text:style-name="a1915" text:class-names=""><text:a office:title="she" xlink:href="https://en.wiktionary.org/wiki/she" text:style-name="" text:visited-style-name="">she</text:a></text:span><text:span text:style-name="a1916" text:class-names="">, </text:span><text:span text:style-name="a1917" text:class-names=""><text:a office:title="it" xlink:href="https://en.wiktionary.org/wiki/it" text:style-name="" text:visited-style-name="">it</text:a></text:span><text:span text:style-name="a1918" text:class-names="">, </text:span><text:span text:style-name="a1919" text:class-names=""><text:a office:title="they" xlink:href="https://en.wiktionary.org/wiki/they" text:style-name="" text:visited-style-name="">they</text:a></text:span><text:span text:style-name="a1920" text:class-names=""/></text:p>
            </text:list-item>
          </text:list>
          <text:list text:style-name="a1929">
            <text:list-item>
              <text:p text:style-name="a1928" text:class-names="" text:cond-style-name=""><text:span text:style-name="a1923" text:class-names="">(</text:span><text:span text:style-name="a1924" text:class-names="">with definite article</text:span><text:span text:style-name="a1925" text:class-names="">) </text:span><text:span text:style-name="a1926" text:class-names=""><text:a office:title="same" xlink:href="https://en.wiktionary.org/wiki/same" text:style-name="" text:visited-style-name="">same</text:a></text:span><text:span text:style-name="a1927" text:class-names=""/></text:p>
            </text:list-item>
          </text:list>
          <text:p text:style-name="a1931" text:class-names="" text:cond-style-name=""><text:span text:style-name="a19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938">
          <draw:frame draw:id="id178" draw:style-name="a1935" draw:name="スライド番号プレースホルダー 6" svg:x="4.81102in" svg:y="10.45in" svg:width="3.68858in" svg:height="0.54961in">
            <draw:text-box>
              <text:p text:style-name="a1934" text:class-names="" text:cond-style-name=""><text:span text:style-name="a1933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79" presentation:style-name="a1936" draw:name="スライド イメージ プレースホルダー 1">
            <svg:title/>
            <svg:desc/>
          </draw:page-thumbnail>
          <draw:frame draw:id="id180" presentation:style-name="a1937" draw:name="ノート プレースホルダー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2" draw:style-name="a1939" draw:master-page-name="Master2-Layout7-blank-白紙" presentation:presentation-page-layout-name="Master2-PPL7" draw:id="Slide-267">
        <draw:custom-shape svg:x="0.33342in" svg:y="0.80373in" svg:width="5.51042in" svg:height="1.3127in" draw:id="id181" draw:style-name="a1966" draw:name="正方形/長方形 3">
          <svg:title/>
          <svg:desc/>
          <text:p text:style-name="a1945" text:class-names="" text:cond-style-name=""><text:span text:style-name="a1940" text:class-names="">Preposition</text:span><text:span text:style-name="a1941" text:class-names="">[</text:span><text:span text:style-name="a1942" text:class-names=""><text:a office:title="Edit section: Preposition" xlink:href="https://en.wiktionary.org/w/index.php?title=ὑπ%27&amp;action=edit&amp;section=3" text:style-name="" text:visited-style-name="">edit</text:a></text:span><text:span text:style-name="a1943" text:class-names="">]</text:span><text:span text:style-name="a1944" text:class-names=""/></text:p>
          <text:p text:style-name="a1957" text:class-names="" text:cond-style-name=""><text:span text:style-name="a1946" text:class-names="">ῠ̔π’</text:span><text:span text:style-name="a1947" text:class-names=""> </text:span><text:span text:style-name="a1948" text:class-names=""><text:a office:title="Wiktionary:Ancient Greek transliteration" xlink:href="https://en.wiktionary.org/wiki/Wiktionary:Ancient_Greek_transliteration" text:style-name="" text:visited-style-name="">•</text:a></text:span><text:span text:style-name="a1949" text:class-names=""> (hup’) (</text:span><text:span text:style-name="a1950" text:class-names="">governs the </text:span><text:span text:style-name="a1951" text:class-names=""><text:a office:title="Appendix:Glossary" xlink:href="https://en.wiktionary.org/wiki/Appendix:Glossary#genitive" text:style-name="" text:visited-style-name="">genitive</text:a></text:span><text:span text:style-name="a1952" text:class-names="">, </text:span><text:span text:style-name="a1953" text:class-names=""><text:a office:title="Appendix:Glossary" xlink:href="https://en.wiktionary.org/wiki/Appendix:Glossary#dative" text:style-name="" text:visited-style-name="">dative</text:a></text:span><text:span text:style-name="a1954" text:class-names=""> and </text:span><text:span text:style-name="a1955" text:class-names=""><text:a office:title="Appendix:Glossary" xlink:href="https://en.wiktionary.org/wiki/Appendix:Glossary#accusative" text:style-name="" text:visited-style-name="">accusative</text:a></text:span><text:span text:style-name="a1956" text:class-names="">)</text:span></text:p>
          <text:list text:style-name="a1965">
            <text:list-item>
              <text:p text:style-name="a1964" text:class-names="" text:cond-style-name=""><text:span text:style-name="a1958" text:class-names=""><text:a office:title="Appendix:Glossary" xlink:href="https://en.wiktionary.org/wiki/Appendix:Glossary#apocopic" text:style-name="" text:visited-style-name="">Apocopic</text:a></text:span><text:span text:style-name="a1959" text:class-names=""> form of </text:span><text:span text:style-name="a1960" text:class-names=""><text:a office:title="ὑπό" xlink:href="https://en.wiktionary.org/wiki/ὑπό#Ancient_Greek" text:style-name="" text:visited-style-name="">ῠ̔πό</text:a></text:span><text:span text:style-name="a1961" text:class-names=""> (</text:span><text:span text:style-name="a1962" text:class-names="">hupó</text:span><text:span text:style-name="a1963" text:class-names="">)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4875in" svg:y="2.34996in" svg:width="5.51042in" svg:height="1.61563in" draw:id="id182" draw:style-name="a1994" draw:name="正方形/長方形 5">
          <svg:title/>
          <svg:desc/>
          <text:p text:style-name="a1972" text:class-names="" text:cond-style-name=""><text:span text:style-name="a1967" text:class-names="">αὐτῶν</text:span><text:span text:style-name="a1968" text:class-names=""> </text:span><text:span text:style-name="a1969" text:class-names=""><text:a office:title="Wiktionary:Ancient Greek transliteration" xlink:href="https://en.wiktionary.org/wiki/Wiktionary:Ancient_Greek_transliteration" text:style-name="" text:visited-style-name="">•</text:a></text:span><text:span text:style-name="a1970" text:class-names=""> (</text:span><text:span text:style-name="a1971" text:class-names="">autôn)</text:span></text:p>
          <text:list text:style-name="a1988">
            <text:list-item>
              <text:p text:style-name="a1987" text:class-names="" text:cond-style-name=""><text:span text:style-name="a1973" text:class-names=""><text:a office:title="Appendix:Glossary" xlink:href="https://en.wiktionary.org/wiki/Appendix:Glossary#genitive_case" text:style-name="" text:visited-style-name="">genitive</text:a></text:span><text:span text:style-name="a1974" text:class-names=""> </text:span><text:span text:style-name="a1975" text:class-names=""><text:a office:title="Appendix:Glossary" xlink:href="https://en.wiktionary.org/wiki/Appendix:Glossary#plural_number" text:style-name="" text:visited-style-name="">plural</text:a></text:span><text:span text:style-name="a1976" text:class-names=""> </text:span><text:span text:style-name="a1977" text:class-names=""><text:a office:title="Appendix:Glossary" xlink:href="https://en.wiktionary.org/wiki/Appendix:Glossary#gender" text:style-name="" text:visited-style-name="">masculine</text:a></text:span><text:span text:style-name="a1978" text:class-names="">/</text:span><text:span text:style-name="a1979" text:class-names=""><text:a office:title="Appendix:Glossary" xlink:href="https://en.wiktionary.org/wiki/Appendix:Glossary#gender" text:style-name="" text:visited-style-name="">feminine</text:a></text:span><text:span text:style-name="a1980" text:class-names="">/</text:span><text:span text:style-name="a1981" text:class-names=""><text:a office:title="Appendix:Glossary" xlink:href="https://en.wiktionary.org/wiki/Appendix:Glossary#gender" text:style-name="" text:visited-style-name="">neuter</text:a></text:span><text:span text:style-name="a1982" text:class-names=""> of </text:span><text:span text:style-name="a1983" text:class-names=""><text:a office:title="αὐτός" xlink:href="https://en.wiktionary.org/wiki/αὐτός#Ancient_Greek" text:style-name="" text:visited-style-name="">αὐτός</text:a></text:span><text:span text:style-name="a1984" text:class-names=""> (</text:span><text:span text:style-name="a1985" text:class-names="">autós</text:span><text:span text:style-name="a1986" text:class-names="">)</text:span></text:p>
            </text:list-item>
          </text:list>
          <text:list text:style-name="a1991">
            <text:list-item>
              <text:p text:style-name="a1990" text:class-names="" text:cond-style-name=""><text:span text:style-name="a1989" text:class-names=""/></text:p>
            </text:list-item>
          </text:list>
          <text:p text:style-name="a1993" text:class-names="" text:cond-style-name=""><text:span text:style-name="a19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4875in" svg:y="3.94053in" svg:width="5.29561in" svg:height="1.87015in" draw:id="id183" draw:style-name="a2072" draw:name="Rectangle 3">
          <svg:title/>
          <svg:desc/>
          <text:p text:style-name="a2019" text:class-names="" text:cond-style-name=""><text:span text:style-name="a1995" text:class-names="">αὐτός</text:span><text:span text:style-name="a1996" text:class-names=""> </text:span><text:span text:style-name="a1997" text:class-names=""><text:a office:title="Wiktionary:Ancient Greek transliteration" xlink:href="https://en.wiktionary.org/wiki/Wiktionary:Ancient_Greek_transliteration" text:style-name="" text:visited-style-name="">•</text:a></text:span><text:span text:style-name="a1998" text:class-names=""> (autós) </text:span><text:span text:style-name="a1999" text:class-names="">m</text:span><text:span text:style-name="a2000" text:class-names="">, </text:span><text:span text:style-name="a2001" text:class-names=""><text:a office:title="αὐτή" xlink:href="https://en.wiktionary.org/wiki/αὐτή#Ancient_Greek" text:style-name="" text:visited-style-name="">αὐτή</text:a></text:span><text:span text:style-name="a2002" text:class-names=""> </text:span><text:span text:style-name="a2003" text:class-names="">(</text:span><text:span text:style-name="a2004" text:class-names="">autḗ</text:span><text:span text:style-name="a2005" text:class-names="">) </text:span><text:span text:style-name="a2006" text:class-names="">f</text:span><text:span text:style-name="a2007" text:class-names="">, </text:span><text:span text:style-name="a2008" text:class-names=""><text:a office:title="αὐτό" xlink:href="https://en.wiktionary.org/wiki/αὐτό#Ancient_Greek" text:style-name="" text:visited-style-name="">αὐτό</text:a></text:span><text:span text:style-name="a2009" text:class-names=""> </text:span><text:span text:style-name="a2010" text:class-names="">(</text:span><text:span text:style-name="a2011" text:class-names="">autó</text:span><text:span text:style-name="a2012" text:class-names="">) </text:span><text:span text:style-name="a2013" text:class-names="">n</text:span><text:span text:style-name="a2014" text:class-names="">; </text:span><text:span text:style-name="a2015" text:class-names=""><text:a office:title="Appendix:Ancient Greek first declension" xlink:href="https://en.wiktionary.org/wiki/Appendix:Ancient_Greek_first_declension" text:style-name="" text:visited-style-name="">first</text:a></text:span><text:span text:style-name="a2016" text:class-names="">/</text:span><text:span text:style-name="a2017" text:class-names=""><text:a office:title="Appendix:Ancient Greek second declension" xlink:href="https://en.wiktionary.org/wiki/Appendix:Ancient_Greek_second_declension" text:style-name="" text:visited-style-name="">second declension</text:a></text:span><text:span text:style-name="a2018" text:class-names=""/></text:p>
          <text:list text:style-name="a2026">
            <text:list-item>
              <text:p text:style-name="a2025" text:class-names="" text:cond-style-name=""><text:span text:style-name="a2020" text:class-names="">(</text:span><text:span text:style-name="a2021" text:class-names="">without article</text:span><text:span text:style-name="a2022" text:class-names="">) </text:span><text:span text:style-name="a2023" text:class-names=""><text:a office:title="self" xlink:href="https://en.wiktionary.org/wiki/self" text:style-name="" text:visited-style-name="">self</text:a></text:span><text:span text:style-name="a2024" text:class-names=""/></text:p>
            </text:list-item>
          </text:list>
          <text:list text:style-name="a2031">
            <text:list-item>
              <text:list text:style-name="a2031">
                <text:list-item>
                  <text:p text:style-name="a2030" text:class-names="" text:cond-style-name=""><text:span text:style-name="a2027" text:class-names="">(</text:span><text:span text:style-name="a2028" text:class-names="">in nominative, emphasizing the subject</text:span><text:span text:style-name="a2029" text:class-names="">)</text:span></text:p>
                </text:list-item>
              </text:list>
            </text:list-item>
          </text:list>
          <text:list text:style-name="a2044">
            <text:list-item>
              <text:list text:style-name="a2044">
                <text:list-item>
                  <text:p text:style-name="a2043" text:class-names="" text:cond-style-name=""><text:span text:style-name="a2032" text:class-names="">(</text:span><text:span text:style-name="a2033" text:class-names="">reflexive pronoun, in oblique cases</text:span><text:span text:style-name="a2034" text:class-names="">) </text:span><text:span text:style-name="a2035" text:class-names=""><text:a office:title="himself" xlink:href="https://en.wiktionary.org/wiki/himself" text:style-name="" text:visited-style-name="">himself</text:a></text:span><text:span text:style-name="a2036" text:class-names="">, </text:span><text:span text:style-name="a2037" text:class-names=""><text:a office:title="herself" xlink:href="https://en.wiktionary.org/wiki/herself" text:style-name="" text:visited-style-name="">herself</text:a></text:span><text:span text:style-name="a2038" text:class-names="">, </text:span><text:span text:style-name="a2039" text:class-names=""><text:a office:title="itself" xlink:href="https://en.wiktionary.org/wiki/itself" text:style-name="" text:visited-style-name="">itself</text:a></text:span><text:span text:style-name="a2040" text:class-names="">, </text:span><text:span text:style-name="a2041" text:class-names=""><text:a office:title="themselves" xlink:href="https://en.wiktionary.org/wiki/themselves" text:style-name="" text:visited-style-name="">themselves</text:a></text:span><text:span text:style-name="a2042" text:class-names=""/></text:p>
                </text:list-item>
              </text:list>
            </text:list-item>
          </text:list>
          <text:list text:style-name="a2049">
            <text:list-item>
              <text:list text:style-name="a2049">
                <text:list-item>
                  <text:p text:style-name="a2048" text:class-names="" text:cond-style-name=""><text:span text:style-name="a2045" text:class-names="">(</text:span><text:span text:style-name="a2046" text:class-names="">in philosophy, of an abstract idea</text:span><text:span text:style-name="a2047" text:class-names="">) by or in itself</text:span></text:p>
                </text:list-item>
              </text:list>
            </text:list-item>
          </text:list>
          <text:list text:style-name="a2062">
            <text:list-item>
              <text:p text:style-name="a2061" text:class-names="" text:cond-style-name=""><text:span text:style-name="a2050" text:class-names="">(</text:span><text:span text:style-name="a2051" text:class-names="">without article, in oblique cases, 3rd person personal pronoun</text:span><text:span text:style-name="a2052" text:class-names="">) </text:span><text:span text:style-name="a2053" text:class-names=""><text:a office:title="he" xlink:href="https://en.wiktionary.org/wiki/he" text:style-name="" text:visited-style-name="">he</text:a></text:span><text:span text:style-name="a2054" text:class-names="">, </text:span><text:span text:style-name="a2055" text:class-names=""><text:a office:title="she" xlink:href="https://en.wiktionary.org/wiki/she" text:style-name="" text:visited-style-name="">she</text:a></text:span><text:span text:style-name="a2056" text:class-names="">, </text:span><text:span text:style-name="a2057" text:class-names=""><text:a office:title="it" xlink:href="https://en.wiktionary.org/wiki/it" text:style-name="" text:visited-style-name="">it</text:a></text:span><text:span text:style-name="a2058" text:class-names="">, </text:span><text:span text:style-name="a2059" text:class-names=""><text:a office:title="they" xlink:href="https://en.wiktionary.org/wiki/they" text:style-name="" text:visited-style-name="">they</text:a></text:span><text:span text:style-name="a2060" text:class-names=""/></text:p>
            </text:list-item>
          </text:list>
          <text:list text:style-name="a2069">
            <text:list-item>
              <text:p text:style-name="a2068" text:class-names="" text:cond-style-name=""><text:span text:style-name="a2063" text:class-names="">(</text:span><text:span text:style-name="a2064" text:class-names="">with definite article</text:span><text:span text:style-name="a2065" text:class-names="">) </text:span><text:span text:style-name="a2066" text:class-names=""><text:a office:title="same" xlink:href="https://en.wiktionary.org/wiki/same" text:style-name="" text:visited-style-name="">same</text:a></text:span><text:span text:style-name="a2067" text:class-names=""/></text:p>
            </text:list-item>
          </text:list>
          <text:p text:style-name="a2071" text:class-names="" text:cond-style-name=""><text:span text:style-name="a20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28in" svg:y="0.67189in" svg:width="5.51042in" svg:height="1.61563in" draw:id="id184" draw:style-name="a2099" draw:name="正方形/長方形 8">
          <svg:title/>
          <svg:desc/>
          <text:p text:style-name="a2078" text:class-names="" text:cond-style-name=""><text:span text:style-name="a2073" text:class-names="">ὀλῐ́γου</text:span><text:span text:style-name="a2074" text:class-names=""> </text:span><text:span text:style-name="a2075" text:class-names=""><text:a office:title="Wiktionary:Ancient Greek transliteration" xlink:href="https://en.wiktionary.org/wiki/Wiktionary:Ancient_Greek_transliteration" text:style-name="" text:visited-style-name="">•</text:a></text:span><text:span text:style-name="a2076" text:class-names=""> (</text:span><text:span text:style-name="a2077" text:class-names="">olígou)</text:span></text:p>
          <text:list text:style-name="a2092">
            <text:list-item>
              <text:p text:style-name="a2091" text:class-names="" text:cond-style-name=""><text:span text:style-name="a2079" text:class-names=""><text:a office:title="Appendix:Glossary" xlink:href="https://en.wiktionary.org/wiki/Appendix:Glossary#gender" text:style-name="" text:visited-style-name="">masculine</text:a></text:span><text:span text:style-name="a2080" text:class-names="">/</text:span><text:span text:style-name="a2081" text:class-names=""><text:a office:title="Appendix:Glossary" xlink:href="https://en.wiktionary.org/wiki/Appendix:Glossary#gender" text:style-name="" text:visited-style-name="">neuter</text:a></text:span><text:span text:style-name="a2082" text:class-names=""> </text:span><text:span text:style-name="a2083" text:class-names=""><text:a office:title="Appendix:Glossary" xlink:href="https://en.wiktionary.org/wiki/Appendix:Glossary#genitive_case" text:style-name="" text:visited-style-name="">genitive</text:a></text:span><text:span text:style-name="a2084" text:class-names=""> </text:span><text:span text:style-name="a2085" text:class-names=""><text:a office:title="Appendix:Glossary" xlink:href="https://en.wiktionary.org/wiki/Appendix:Glossary#singular_number" text:style-name="" text:visited-style-name="">singular</text:a></text:span><text:span text:style-name="a2086" text:class-names=""> of </text:span><text:span text:style-name="a2087" text:class-names=""><text:a office:title="ὀλίγος" xlink:href="https://en.wiktionary.org/wiki/ὀλίγος#Ancient_Greek" text:style-name="" text:visited-style-name="">ὀλῐ́γος</text:a></text:span><text:span text:style-name="a2088" text:class-names=""> (</text:span><text:span text:style-name="a2089" text:class-names="">olígos</text:span><text:span text:style-name="a2090" text:class-names="">)</text:span></text:p>
            </text:list-item>
          </text:list>
          <text:list text:style-name="a2095">
            <text:list-item>
              <text:p text:style-name="a2094" text:class-names="" text:cond-style-name=""><text:span text:style-name="a2093" text:class-names=""/></text:p>
            </text:list-item>
          </text:list>
          <text:list text:style-name="a2098">
            <text:list-item>
              <text:p text:style-name="a2097" text:class-names="" text:cond-style-name=""><text:span text:style-name="a2096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0976in" svg:y="1.92255in" svg:width="4.64634in" svg:height="1.19698in" draw:id="id185" draw:style-name="a2140" draw:name="Rectangle 5">
          <svg:title/>
          <svg:desc/>
          <text:p text:style-name="a2118" text:class-names="" text:cond-style-name=""><text:span text:style-name="a2100" text:class-names="">ὀλῐ́γος</text:span><text:span text:style-name="a2101" text:class-names=""> </text:span><text:span text:style-name="a2102" text:class-names=""><text:a office:title="Wiktionary:Ancient Greek transliteration" xlink:href="https://en.wiktionary.org/wiki/Wiktionary:Ancient_Greek_transliteration" text:style-name="" text:visited-style-name="">•</text:a></text:span><text:span text:style-name="a2103" text:class-names=""> (olígos) </text:span><text:span text:style-name="a2104" text:class-names="">m</text:span><text:span text:style-name="a2105" text:class-names=""> (</text:span><text:span text:style-name="a2106" text:class-names="">feminine</text:span><text:span text:style-name="a2107" text:class-names=""> </text:span><text:span text:style-name="a2108" text:class-names=""><text:a office:title="ὀλίγη" xlink:href="https://en.wiktionary.org/wiki/ὀλίγη#Ancient_Greek" text:style-name="" text:visited-style-name="">ὀλῐ́γη</text:a></text:span><text:span text:style-name="a2109" text:class-names="">, </text:span><text:span text:style-name="a2110" text:class-names="">neuter</text:span><text:span text:style-name="a2111" text:class-names=""> </text:span><text:span text:style-name="a2112" text:class-names=""><text:a office:title="ὀλίγον" xlink:href="https://en.wiktionary.org/wiki/ὀλίγον#Ancient_Greek" text:style-name="" text:visited-style-name="">ὀλῐ́γον</text:a></text:span><text:span text:style-name="a2113" text:class-names="">); </text:span><text:span text:style-name="a2114" text:class-names=""><text:a office:title="Appendix:Ancient Greek first declension" xlink:href="https://en.wiktionary.org/wiki/Appendix:Ancient_Greek_first_declension" text:style-name="" text:visited-style-name="">first</text:a></text:span><text:span text:style-name="a2115" text:class-names="">/</text:span><text:span text:style-name="a2116" text:class-names=""><text:a office:title="Appendix:Ancient Greek second declension" xlink:href="https://en.wiktionary.org/wiki/Appendix:Ancient_Greek_second_declension" text:style-name="" text:visited-style-name="">second declension</text:a></text:span><text:span text:style-name="a2117" text:class-names=""/></text:p>
          <text:list text:style-name="a2125">
            <text:list-item>
              <text:p text:style-name="a2124" text:class-names="" text:cond-style-name=""><text:span text:style-name="a2119" text:class-names="">Of small amount: </text:span><text:span text:style-name="a2120" text:class-names=""><text:a office:title="few" xlink:href="https://en.wiktionary.org/wiki/few" text:style-name="" text:visited-style-name="">few</text:a></text:span><text:span text:style-name="a2121" text:class-names="">, </text:span><text:span text:style-name="a2122" text:class-names=""><text:a office:title="little" xlink:href="https://en.wiktionary.org/wiki/little" text:style-name="" text:visited-style-name="">little</text:a></text:span><text:span text:style-name="a2123" text:class-names=""/></text:p>
            </text:list-item>
          </text:list>
          <text:list text:style-name="a2132">
            <text:list-item>
              <text:p text:style-name="a2131" text:class-names="" text:cond-style-name=""><text:span text:style-name="a2126" text:class-names="">Of small size: </text:span><text:span text:style-name="a2127" text:class-names=""><text:a office:title="little" xlink:href="https://en.wiktionary.org/wiki/little" text:style-name="" text:visited-style-name="">little</text:a></text:span><text:span text:style-name="a2128" text:class-names="">, </text:span><text:span text:style-name="a2129" text:class-names=""><text:a office:title="small" xlink:href="https://en.wiktionary.org/wiki/small" text:style-name="" text:visited-style-name="">small</text:a></text:span><text:span text:style-name="a2130" text:class-names=""/></text:p>
            </text:list-item>
          </text:list>
          <text:list text:style-name="a2137">
            <text:list-item>
              <text:p text:style-name="a2136" text:class-names="" text:cond-style-name=""><text:span text:style-name="a2133" text:class-names="">Of small degree: </text:span><text:span text:style-name="a2134" text:class-names=""><text:a office:title="slight" xlink:href="https://en.wiktionary.org/wiki/slight" text:style-name="" text:visited-style-name="">slight</text:a></text:span><text:span text:style-name="a2135" text:class-names=""/></text:p>
            </text:list-item>
          </text:list>
          <text:p text:style-name="a2139" text:class-names="" text:cond-style-name=""><text:span text:style-name="a21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71943in" svg:height="0.69209in" draw:id="id186" draw:style-name="a2164" draw:transform="translate(-2.35971in -0.34604in) rotate(-3.14159) translate(8.66457in 3.66337in)" draw:name="Rectangle 7">
          <svg:title/>
          <svg:desc/>
          <text:p text:style-name="a2157" text:class-names="" text:cond-style-name=""><text:span text:style-name="a2141" text:class-names="">ἐμαυτοῦ</text:span><text:span text:style-name="a2142" text:class-names=""> </text:span><text:span text:style-name="a2143" text:class-names=""><text:a office:title="Wiktionary:Ancient Greek transliteration" xlink:href="https://en.wiktionary.org/wiki/Wiktionary:Ancient_Greek_transliteration" text:style-name="" text:visited-style-name="">•</text:a></text:span><text:span text:style-name="a2144" text:class-names=""> (emautoû) </text:span><text:span text:style-name="a2145" text:class-names="">m or n</text:span><text:span text:style-name="a2146" text:class-names=""> (</text:span><text:span text:style-name="a2147" text:class-names="">feminine</text:span><text:span text:style-name="a2148" text:class-names=""> </text:span><text:span text:style-name="a2149" text:class-names=""><text:a office:title="ἐμαυτῆς" xlink:href="https://en.wiktionary.org/wiki/ἐμαυτῆς#Ancient_Greek" text:style-name="" text:visited-style-name="">ἐμαυτῆς</text:a></text:span><text:span text:style-name="a2150" text:class-names="">) (</text:span><text:span text:style-name="a2151" text:class-names=""><text:a office:title="Appendix:Glossary" xlink:href="https://en.wiktionary.org/wiki/Appendix:Glossary#reflexive" text:style-name="" text:visited-style-name="">reflexive</text:a></text:span><text:span text:style-name="a2152" text:class-names="">,</text:span><text:span text:style-name="a2153" text:class-names=""> </text:span><text:span text:style-name="a2154" text:class-names=""><text:a office:title="w:Attic Greek" xlink:href="https://en.wikipedia.org/wiki/Attic_Greek" text:style-name="" text:visited-style-name="">Attic</text:a></text:span><text:span text:style-name="a2155" text:class-names="">)</text:span><text:span text:style-name="a2156" text:class-names=""/></text:p>
          <text:list text:style-name="a2161">
            <text:list-item>
              <text:p text:style-name="a2160" text:class-names="" text:cond-style-name=""><text:span text:style-name="a2158" text:class-names=""><text:a office:title="myself" xlink:href="https://en.wiktionary.org/wiki/myself" text:style-name="" text:visited-style-name="">myself</text:a></text:span><text:span text:style-name="a2159" text:class-names=""/></text:p>
            </text:list-item>
          </text:list>
          <text:p text:style-name="a2163" text:class-names="" text:cond-style-name=""><text:span text:style-name="a2162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5.84383in" svg:y="4.0676in" svg:width="5.33795in" svg:height="5.25078in" draw:id="id187" draw:style-name="a2188" draw:name="正方形/長方形 14">
          <svg:title/>
          <svg:desc/>
          <text:p text:style-name="a2179" text:class-names="" text:cond-style-name=""><text:span text:style-name="a2165" text:class-names="">Ἐπελαθόμην</text:span><text:span text:style-name="a2166" text:class-names=""> is more interesting. This is the first-person singular aorist active indicative of </text:span><text:span text:style-name="a2167" text:class-names="">ἐπι-λανθάνομαι</text:span><text:span text:style-name="a2168" text:class-names="">. </text:span><text:span text:style-name="a2169" text:class-names="">Λανθάνομαι</text:span><text:span text:style-name="a2170" text:class-names=""> means "to forget", but I've never seen this verb with the prefix </text:span><text:span text:style-name="a2171" text:class-names="">ἐπι</text:span><text:span text:style-name="a2172" text:class-names=""> before, and LSJ doesn't even have an entry for it. However, there </text:span><text:span text:style-name="a2173" text:class-names="">is</text:span><text:span text:style-name="a2174" text:class-names=""> an adjective </text:span><text:span text:style-name="a2175" text:class-names="">ἐπίληθος</text:span><text:span text:style-name="a2176" text:class-names="">, "causing to forget" with a genitive object (compare </text:span><text:span text:style-name="a2177" text:class-names="">Λήθη</text:span><text:span text:style-name="a2178" text:class-names="">). So the prefix doesn't seem to change the meaning significantly, and seems to just be intensive.</text:span></text:p>
          <text:p text:style-name="a2181" text:class-names="" text:cond-style-name=""><text:span text:style-name="a2180" text:class-names="">So I would translate this literally as "I really forgot myself", or more idiomatically "I really forgot who I was".</text:span></text:p>
          <text:p text:style-name="a2187" text:class-names="" text:cond-style-name=""><text:span text:style-name="a2182" text:class-names="">(PS: while the active </text:span><text:span text:style-name="a2183" text:class-names="">λανθάνω</text:span><text:span text:style-name="a2184" text:class-names=""> does mean "to escape the notice of", the middle </text:span><text:span text:style-name="a2185" text:class-names="">λανθάνομαι</text:span><text:span text:style-name="a2186" text:class-names=""> has the different meaning of "forget" in Classical times.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8" draw:style-name="a2191" draw:name="テキスト ボックス 16" svg:x="0.24875in" svg:y="0.09866in" svg:width="8.57036in" svg:height="0.3397in">
          <draw:text-box>
            <text:p text:style-name="a2190" text:class-names="" text:cond-style-name=""><text:span text:style-name="a2189" text:class-names="">ἐγὼ δ᾽ οὖν καὶ αὐτὸς ὑπ᾽ αὐτῶν ὀλίγου ἐμαυτοῦ ἐπελαθόμην, οὕτω πιθανῶς ἔλεγον.</text:span></text:p>
          </draw:text-box>
          <svg:title/>
          <svg:desc/>
        </draw:frame>
        <draw:custom-shape svg:x="0in" svg:y="6.51642in" svg:width="5.51042in" svg:height="12.21816in" draw:id="id189" draw:style-name="a2353" draw:name="正方形/長方形 17">
          <svg:title/>
          <svg:desc/>
          <text:p text:style-name="a2203" text:class-names="" text:cond-style-name=""><text:span text:style-name="a2192" text:class-names="">ῠ̔πό</text:span><text:span text:style-name="a2193" text:class-names=""> </text:span><text:span text:style-name="a2194" text:class-names=""><text:a office:title="Wiktionary:Ancient Greek transliteration" xlink:href="https://en.wiktionary.org/wiki/Wiktionary:Ancient_Greek_transliteration" text:style-name="" text:visited-style-name="">•</text:a></text:span><text:span text:style-name="a2195" text:class-names=""> (hupó) (</text:span><text:span text:style-name="a2196" text:class-names="">governs the </text:span><text:span text:style-name="a2197" text:class-names=""><text:a office:title="Appendix:Glossary" xlink:href="https://en.wiktionary.org/wiki/Appendix:Glossary#genitive" text:style-name="" text:visited-style-name="">genitive</text:a></text:span><text:span text:style-name="a2198" text:class-names="">, </text:span><text:span text:style-name="a2199" text:class-names=""><text:a office:title="Appendix:Glossary" xlink:href="https://en.wiktionary.org/wiki/Appendix:Glossary#dative" text:style-name="" text:visited-style-name="">dative</text:a></text:span><text:span text:style-name="a2200" text:class-names=""> and </text:span><text:span text:style-name="a2201" text:class-names=""><text:a office:title="Appendix:Glossary" xlink:href="https://en.wiktionary.org/wiki/Appendix:Glossary#accusative" text:style-name="" text:visited-style-name="">accusative</text:a></text:span><text:span text:style-name="a2202" text:class-names="">)</text:span></text:p>
          <text:list text:style-name="a2208">
            <text:list-item>
              <text:p text:style-name="a2207" text:class-names="" text:cond-style-name=""><text:span text:style-name="a2204" text:class-names="">(+ </text:span><text:span text:style-name="a2205" text:class-names="">genitive</text:span><text:span text:style-name="a2206" text:class-names="">)</text:span></text:p>
            </text:list-item>
          </text:list>
          <text:list text:style-name="a2217">
            <text:list-item>
              <text:list text:style-name="a2217">
                <text:list-item>
                  <text:p text:style-name="a2216" text:class-names="" text:cond-style-name=""><text:span text:style-name="a2209" text:class-names="">(</text:span><text:span text:style-name="a2210" text:class-names="">of place</text:span><text:span text:style-name="a2211" text:class-names="">) from </text:span><text:span text:style-name="a2212" text:class-names=""><text:a office:title="underneath" xlink:href="https://en.wiktionary.org/wiki/underneath" text:style-name="" text:visited-style-name="">underneath</text:a></text:span><text:span text:style-name="a2213" text:class-names=""> </text:span><text:span text:style-name="a2214" text:class-names="">quotations ▼</text:span><text:span text:style-name="a2215" text:class-names=""/></text:p>
                </text:list-item>
              </text:list>
            </text:list-item>
          </text:list>
          <text:list text:style-name="a2225">
            <text:list-item>
              <text:list text:style-name="a2225">
                <text:list-item>
                  <text:list text:style-name="a2225">
                    <text:list-item>
                      <text:p text:style-name="a2224" text:class-names="" text:cond-style-name=""><text:span text:style-name="a2218" text:class-names=""><text:a office:title="under" xlink:href="https://en.wiktionary.org/wiki/under" text:style-name="" text:visited-style-name="">under</text:a></text:span><text:span text:style-name="a2219" text:class-names="">, </text:span><text:span text:style-name="a2220" text:class-names=""><text:a office:title="beneath" xlink:href="https://en.wiktionary.org/wiki/beneath" text:style-name="" text:visited-style-name="">beneath</text:a></text:span><text:span text:style-name="a2221" text:class-names=""> </text:span><text:span text:style-name="a2222" text:class-names="">quotations ▼</text:span><text:span text:style-name="a2223" text:class-names=""/></text:p>
                    </text:list-item>
                  </text:list>
                </text:list-item>
              </text:list>
            </text:list-item>
          </text:list>
          <text:list text:style-name="a2236">
            <text:list-item>
              <text:list text:style-name="a2236">
                <text:list-item>
                  <text:p text:style-name="a2235" text:class-names="" text:cond-style-name=""><text:span text:style-name="a2226" text:class-names="">(</text:span><text:span text:style-name="a2227" text:class-names="">of cause or agency</text:span><text:span text:style-name="a2228" text:class-names="">) </text:span><text:span text:style-name="a2229" text:class-names=""><text:a office:title="by" xlink:href="https://en.wiktionary.org/wiki/by" text:style-name="" text:visited-style-name="">by</text:a></text:span><text:span text:style-name="a2230" text:class-names="">, </text:span><text:span text:style-name="a2231" text:class-names=""><text:a office:title="through" xlink:href="https://en.wiktionary.org/wiki/through" text:style-name="" text:visited-style-name="">through</text:a></text:span><text:span text:style-name="a2232" text:class-names=""> </text:span><text:span text:style-name="a2233" text:class-names="">quotations ▼</text:span><text:span text:style-name="a2234" text:class-names=""/></text:p>
                </text:list-item>
              </text:list>
            </text:list-item>
          </text:list>
          <text:list text:style-name="a2243">
            <text:list-item>
              <text:list text:style-name="a2243">
                <text:list-item>
                  <text:list text:style-name="a2243">
                    <text:list-item>
                      <text:p text:style-name="a2242" text:class-names="" text:cond-style-name=""><text:span text:style-name="a2237" text:class-names="">(</text:span><text:span text:style-name="a2238" text:class-names="">in pregnant phrases</text:span><text:span text:style-name="a2239" text:class-names="">) of immediate acts of an agent, as well as further results </text:span><text:span text:style-name="a2240" text:class-names="">quotations ▼</text:span><text:span text:style-name="a2241" text:class-names=""/></text:p>
                    </text:list-item>
                  </text:list>
                </text:list-item>
              </text:list>
            </text:list-item>
          </text:list>
          <text:list text:style-name="a2252">
            <text:list-item>
              <text:list text:style-name="a2252">
                <text:list-item>
                  <text:list text:style-name="a2252">
                    <text:list-item>
                      <text:p text:style-name="a2251" text:class-names="" text:cond-style-name=""><text:span text:style-name="a2244" text:class-names="">(</text:span><text:span text:style-name="a2245" text:class-names="">in Herodotus and Attic</text:span><text:span text:style-name="a2246" text:class-names="">,</text:span><text:span text:style-name="a2247" text:class-names=""> of things as well as persons</text:span><text:span text:style-name="a2248" text:class-names="">) </text:span><text:span text:style-name="a2249" text:class-names="">quotations ▼</text:span><text:span text:style-name="a2250" text:class-names=""/></text:p>
                    </text:list-item>
                  </text:list>
                </text:list-item>
              </text:list>
            </text:list-item>
          </text:list>
          <text:list text:style-name="a2257">
            <text:list-item>
              <text:list text:style-name="a2257">
                <text:list-item>
                  <text:list text:style-name="a2257">
                    <text:list-item>
                      <text:p text:style-name="a2256" text:class-names="" text:cond-style-name=""><text:span text:style-name="a2253" text:class-names="">denoting the attendant or accompanying circumstances </text:span><text:span text:style-name="a2254" text:class-names="">quotations ▼</text:span><text:span text:style-name="a2255" text:class-names=""/></text:p>
                    </text:list-item>
                  </text:list>
                </text:list-item>
              </text:list>
            </text:list-item>
          </text:list>
          <text:list text:style-name="a2264">
            <text:list-item>
              <text:list text:style-name="a2264">
                <text:list-item>
                  <text:list text:style-name="a2264">
                    <text:list-item>
                      <text:p text:style-name="a2263" text:class-names="" text:cond-style-name=""><text:span text:style-name="a2258" text:class-names="">(</text:span><text:span text:style-name="a2259" text:class-names="">of accompanying music</text:span><text:span text:style-name="a2260" text:class-names="">) to give the time </text:span><text:span text:style-name="a2261" text:class-names="">quotations ▼</text:span><text:span text:style-name="a2262" text:class-names=""/></text:p>
                    </text:list-item>
                  </text:list>
                </text:list-item>
              </text:list>
            </text:list-item>
          </text:list>
          <text:list text:style-name="a2269">
            <text:list-item>
              <text:p text:style-name="a2268" text:class-names="" text:cond-style-name=""><text:span text:style-name="a2265" text:class-names="">(+ </text:span><text:span text:style-name="a2266" text:class-names="">dative</text:span><text:span text:style-name="a2267" text:class-names="">)</text:span></text:p>
            </text:list-item>
          </text:list>
          <text:list text:style-name="a2280">
            <text:list-item>
              <text:list text:style-name="a2280">
                <text:list-item>
                  <text:p text:style-name="a2279" text:class-names="" text:cond-style-name=""><text:span text:style-name="a2270" text:class-names="">(</text:span><text:span text:style-name="a2271" text:class-names="">of place or position</text:span><text:span text:style-name="a2272" text:class-names="">) </text:span><text:span text:style-name="a2273" text:class-names=""><text:a office:title="under" xlink:href="https://en.wiktionary.org/wiki/under" text:style-name="" text:visited-style-name="">under</text:a></text:span><text:span text:style-name="a2274" text:class-names="">, </text:span><text:span text:style-name="a2275" text:class-names=""><text:a office:title="near" xlink:href="https://en.wiktionary.org/wiki/near" text:style-name="" text:visited-style-name="">near</text:a></text:span><text:span text:style-name="a2276" text:class-names=""> </text:span><text:span text:style-name="a2277" text:class-names="">quotations ▼</text:span><text:span text:style-name="a2278" text:class-names=""/></text:p>
                </text:list-item>
              </text:list>
            </text:list-item>
          </text:list>
          <text:list text:style-name="a2293">
            <text:list-item>
              <text:list text:style-name="a2293">
                <text:list-item>
                  <text:p text:style-name="a2292" text:class-names="" text:cond-style-name=""><text:span text:style-name="a2281" text:class-names="">(</text:span><text:span text:style-name="a2282" text:class-names="">of agency</text:span><text:span text:style-name="a2283" text:class-names="">) </text:span><text:span text:style-name="a2284" text:class-names=""><text:a office:title="under" xlink:href="https://en.wiktionary.org/wiki/under" text:style-name="" text:visited-style-name="">under</text:a></text:span><text:span text:style-name="a2285" text:class-names="">, </text:span><text:span text:style-name="a2286" text:class-names=""><text:a office:title="through" xlink:href="https://en.wiktionary.org/wiki/through" text:style-name="" text:visited-style-name="">through</text:a></text:span><text:span text:style-name="a2287" text:class-names="">, </text:span><text:span text:style-name="a2288" text:class-names=""><text:a office:title="by" xlink:href="https://en.wiktionary.org/wiki/by" text:style-name="" text:visited-style-name="">by</text:a></text:span><text:span text:style-name="a2289" text:class-names=""> </text:span><text:span text:style-name="a2290" text:class-names="">quotations ▼</text:span><text:span text:style-name="a2291" text:class-names=""/></text:p>
                </text:list-item>
              </text:list>
            </text:list-item>
          </text:list>
          <text:list text:style-name="a2298">
            <text:list-item>
              <text:list text:style-name="a2298">
                <text:list-item>
                  <text:list text:style-name="a2298">
                    <text:list-item>
                      <text:p text:style-name="a2297" text:class-names="" text:cond-style-name=""><text:span text:style-name="a2294" text:class-names="">expressing subjection or dependence </text:span><text:span text:style-name="a2295" text:class-names="">quotations ▼</text:span><text:span text:style-name="a2296" text:class-names=""/></text:p>
                    </text:list-item>
                  </text:list>
                </text:list-item>
              </text:list>
            </text:list-item>
          </text:list>
          <text:list text:style-name="a2303">
            <text:list-item>
              <text:list text:style-name="a2303">
                <text:list-item>
                  <text:list text:style-name="a2303">
                    <text:list-item>
                      <text:p text:style-name="a2302" text:class-names="" text:cond-style-name=""><text:span text:style-name="a2299" text:class-names="">of logical subordination </text:span><text:span text:style-name="a2300" text:class-names="">quotations ▼</text:span><text:span text:style-name="a2301" text:class-names=""/></text:p>
                    </text:list-item>
                  </text:list>
                </text:list-item>
              </text:list>
            </text:list-item>
          </text:list>
          <text:list text:style-name="a2308">
            <text:list-item>
              <text:list text:style-name="a2308">
                <text:list-item>
                  <text:list text:style-name="a2308">
                    <text:list-item>
                      <text:p text:style-name="a2307" text:class-names="" text:cond-style-name=""><text:span text:style-name="a2304" text:class-names="">of attendant circumstances </text:span><text:span text:style-name="a2305" text:class-names="">quotations ▼</text:span><text:span text:style-name="a2306" text:class-names=""/></text:p>
                    </text:list-item>
                  </text:list>
                </text:list-item>
              </text:list>
            </text:list-item>
          </text:list>
          <text:list text:style-name="a2313">
            <text:list-item>
              <text:p text:style-name="a2312" text:class-names="" text:cond-style-name=""><text:span text:style-name="a2309" text:class-names="">(+ </text:span><text:span text:style-name="a2310" text:class-names="">accusative</text:span><text:span text:style-name="a2311" text:class-names="">)</text:span></text:p>
            </text:list-item>
          </text:list>
          <text:list text:style-name="a2320">
            <text:list-item>
              <text:list text:style-name="a2320">
                <text:list-item>
                  <text:p text:style-name="a2319" text:class-names="" text:cond-style-name=""><text:span text:style-name="a2314" text:class-names="">(</text:span><text:span text:style-name="a2315" text:class-names="">of place</text:span><text:span text:style-name="a2316" text:class-names="">) to express motion towards and under </text:span><text:span text:style-name="a2317" text:class-names="">quotations ▼</text:span><text:span text:style-name="a2318" text:class-names=""/></text:p>
                </text:list-item>
              </text:list>
            </text:list-item>
          </text:list>
          <text:list text:style-name="a2325">
            <text:list-item>
              <text:list text:style-name="a2325">
                <text:list-item>
                  <text:list text:style-name="a2325">
                    <text:list-item>
                      <text:p text:style-name="a2324" text:class-names="" text:cond-style-name=""><text:span text:style-name="a2321" text:class-names="">of position or extension </text:span><text:span text:style-name="a2322" text:class-names="">quotations ▼</text:span><text:span text:style-name="a2323" text:class-names=""/></text:p>
                    </text:list-item>
                  </text:list>
                </text:list-item>
              </text:list>
            </text:list-item>
          </text:list>
          <text:list text:style-name="a2330">
            <text:list-item>
              <text:list text:style-name="a2330">
                <text:list-item>
                  <text:list text:style-name="a2330">
                    <text:list-item>
                      <text:p text:style-name="a2329" text:class-names="" text:cond-style-name=""><text:span text:style-name="a2326" text:class-names="">of logical subordination </text:span><text:span text:style-name="a2327" text:class-names="">quotations ▼</text:span><text:span text:style-name="a2328" text:class-names=""/></text:p>
                    </text:list-item>
                  </text:list>
                </text:list-item>
              </text:list>
            </text:list-item>
          </text:list>
          <text:list text:style-name="a2335">
            <text:list-item>
              <text:list text:style-name="a2335">
                <text:list-item>
                  <text:p text:style-name="a2334" text:class-names="" text:cond-style-name=""><text:span text:style-name="a2331" text:class-names="">of subjection, control </text:span><text:span text:style-name="a2332" text:class-names="">quotations ▼</text:span><text:span text:style-name="a2333" text:class-names=""/></text:p>
                </text:list-item>
              </text:list>
            </text:list-item>
          </text:list>
          <text:list text:style-name="a2344">
            <text:list-item>
              <text:list text:style-name="a2344">
                <text:list-item>
                  <text:p text:style-name="a2343" text:class-names="" text:cond-style-name=""><text:span text:style-name="a2336" text:class-names="">(</text:span><text:span text:style-name="a2337" text:class-names="">of time</text:span><text:span text:style-name="a2338" text:class-names="">) just </text:span><text:span text:style-name="a2339" text:class-names=""><text:a office:title="after" xlink:href="https://en.wiktionary.org/wiki/after" text:style-name="" text:visited-style-name="">after</text:a></text:span><text:span text:style-name="a2340" text:class-names=""> </text:span><text:span text:style-name="a2341" text:class-names="">quotations ▼</text:span><text:span text:style-name="a2342" text:class-names=""/></text:p>
                </text:list-item>
              </text:list>
            </text:list-item>
          </text:list>
          <text:list text:style-name="a2349">
            <text:list-item>
              <text:list text:style-name="a2349">
                <text:list-item>
                  <text:p text:style-name="a2348" text:class-names="" text:cond-style-name=""><text:span text:style-name="a2345" text:class-names="">of accompaniment </text:span><text:span text:style-name="a2346" text:class-names="">quotations ▼</text:span><text:span text:style-name="a2347" text:class-names=""/></text:p>
                </text:list-item>
              </text:list>
            </text:list-item>
          </text:list>
          <text:list text:style-name="a2352">
            <text:list-item>
              <text:list text:style-name="a2352">
                <text:list-item>
                  <text:p text:style-name="a2351" text:class-names="" text:cond-style-name=""><text:span text:style-name="a2350" text:class-names="">to a certain degree 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2354" draw:master-page-name="Master2-Layout7-blank-白紙" presentation:presentation-page-layout-name="Master2-PPL7" draw:id="Slide-268">
        <draw:custom-shape svg:x="0.42253in" svg:y="0.65238in" svg:width="5.51042in" svg:height="1.00977in" draw:id="id190" draw:style-name="a2371" draw:name="正方形/長方形 4">
          <svg:title/>
          <svg:desc/>
          <text:p text:style-name="a2361" text:class-names="" text:cond-style-name=""><text:span text:style-name="a2355" text:class-names="">οὕτω</text:span><text:span text:style-name="a2356" text:class-names=""> </text:span><text:span text:style-name="a2357" text:class-names=""><text:a office:title="Wiktionary:Ancient Greek transliteration" xlink:href="https://en.wiktionary.org/wiki/Wiktionary:Ancient_Greek_transliteration" text:style-name="" text:visited-style-name="">•</text:a></text:span><text:span text:style-name="a2358" text:class-names=""> (hoútō) (</text:span><text:span text:style-name="a2359" text:class-names="">demonstrative adverb</text:span><text:span text:style-name="a2360" text:class-names="">)</text:span></text:p>
          <text:list text:style-name="a2370">
            <text:list-item>
              <text:p text:style-name="a2369" text:class-names="" text:cond-style-name=""><text:span text:style-name="a2362" text:class-names="">Alternative form of </text:span><text:span text:style-name="a2363" text:class-names=""><text:a office:title="οὕτως" xlink:href="https://en.wiktionary.org/wiki/οὕτως#Ancient_Greek" text:style-name="" text:visited-style-name="">οὕτως</text:a></text:span><text:span text:style-name="a2364" text:class-names=""> (</text:span><text:span text:style-name="a2365" text:class-names="">hoútōs</text:span><text:span text:style-name="a2366" text:class-names="">) (</text:span><text:span text:style-name="a2367" text:class-names="">used before a consonant</text:span><text:span text:style-name="a2368" text:class-names="">)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1577in" svg:y="1.87617in" svg:width="5.51042in" svg:height="4.03906in" draw:id="id191" draw:style-name="a2449" draw:name="正方形/長方形 5">
          <svg:title/>
          <svg:desc/>
          <text:p text:style-name="a2378" text:class-names="" text:cond-style-name=""><text:span text:style-name="a2372" text:class-names="">οὕτως</text:span><text:span text:style-name="a2373" text:class-names=""> </text:span><text:span text:style-name="a2374" text:class-names=""><text:a office:title="Wiktionary:Ancient Greek transliteration" xlink:href="https://en.wiktionary.org/wiki/Wiktionary:Ancient_Greek_transliteration" text:style-name="" text:visited-style-name="">•</text:a></text:span><text:span text:style-name="a2375" text:class-names=""> (hoútōs) (</text:span><text:span text:style-name="a2376" text:class-names="">demonstrative adverb</text:span><text:span text:style-name="a2377" text:class-names="">)</text:span></text:p>
          <text:list text:style-name="a2387">
            <text:list-item>
              <text:p text:style-name="a2386" text:class-names="" text:cond-style-name=""><text:span text:style-name="a2379" text:class-names="">in this manner, </text:span><text:span text:style-name="a2380" text:class-names=""><text:a office:title="thus" xlink:href="https://en.wiktionary.org/wiki/thus" text:style-name="" text:visited-style-name="">thus</text:a></text:span><text:span text:style-name="a2381" text:class-names="">, </text:span><text:span text:style-name="a2382" text:class-names=""><text:a office:title="so" xlink:href="https://en.wiktionary.org/wiki/so" text:style-name="" text:visited-style-name="">so</text:a></text:span><text:span text:style-name="a2383" text:class-names=""> </text:span><text:span text:style-name="a2384" text:class-names="">quotations ▼</text:span><text:span text:style-name="a2385" text:class-names=""/></text:p>
            </text:list-item>
          </text:list>
          <text:list text:style-name="a2392">
            <text:list-item>
              <text:list text:style-name="a2392">
                <text:list-item>
                  <text:p text:style-name="a2391" text:class-names="" text:cond-style-name=""><text:span text:style-name="a2388" text:class-names="">even so, just so </text:span><text:span text:style-name="a2389" text:class-names="">quotations ▼</text:span><text:span text:style-name="a2390" text:class-names=""/></text:p>
                </text:list-item>
              </text:list>
            </text:list-item>
          </text:list>
          <text:list text:style-name="a2401">
            <text:list-item>
              <text:list text:style-name="a2401">
                <text:list-item>
                  <text:p text:style-name="a2400" text:class-names="" text:cond-style-name=""><text:span text:style-name="a2393" text:class-names="">(</text:span><text:span text:style-name="a2394" text:class-names="">with imperative</text:span><text:span text:style-name="a2395" text:class-names="">,</text:span><text:span text:style-name="a2396" text:class-names=""> added emphasis</text:span><text:span text:style-name="a2397" text:class-names="">) </text:span><text:span text:style-name="a2398" text:class-names="">quotations ▼</text:span><text:span text:style-name="a2399" text:class-names=""/></text:p>
                </text:list-item>
              </text:list>
            </text:list-item>
          </text:list>
          <text:list text:style-name="a2411">
            <text:list-item>
              <text:list text:style-name="a2411">
                <text:list-item>
                  <text:p text:style-name="a2410" text:class-names="" text:cond-style-name=""><text:span text:style-name="a2402" text:class-names="">(</text:span><text:span text:style-name="a2403" text:class-names="">the introduction of the </text:span><text:span text:style-name="a2404" text:class-names=""><text:a office:title="apodosis" xlink:href="https://en.wiktionary.org/wiki/apodosis" text:style-name="" text:visited-style-name="">apodosis</text:a></text:span><text:span text:style-name="a2405" text:class-names=""> after a </text:span><text:span text:style-name="a2406" text:class-names=""><text:a office:title="protasis" xlink:href="https://en.wiktionary.org/wiki/protasis" text:style-name="" text:visited-style-name="">protasis</text:a></text:span><text:span text:style-name="a2407" text:class-names="">) </text:span><text:span text:style-name="a2408" text:class-names="">quotations ▼</text:span><text:span text:style-name="a2409" text:class-names=""/></text:p>
                </text:list-item>
              </text:list>
            </text:list-item>
          </text:list>
          <text:list text:style-name="a2422">
            <text:list-item>
              <text:p text:style-name="a2421" text:class-names="" text:cond-style-name=""><text:span text:style-name="a2412" text:class-names="">(</text:span><text:span text:style-name="a2413" text:class-names="">in a really inferential sense</text:span><text:span text:style-name="a2414" text:class-names="">) </text:span><text:span text:style-name="a2415" text:class-names=""><text:a office:title="so" xlink:href="https://en.wiktionary.org/wiki/so" text:style-name="" text:visited-style-name="">so</text:a></text:span><text:span text:style-name="a2416" text:class-names="">, </text:span><text:span text:style-name="a2417" text:class-names=""><text:a office:title="therefore" xlink:href="https://en.wiktionary.org/wiki/therefore" text:style-name="" text:visited-style-name="">therefore</text:a></text:span><text:span text:style-name="a2418" text:class-names=""> </text:span><text:span text:style-name="a2419" text:class-names="">quotations ▼</text:span><text:span text:style-name="a2420" text:class-names=""/></text:p>
            </text:list-item>
          </text:list>
          <text:list text:style-name="a2433">
            <text:list-item>
              <text:p text:style-name="a2432" text:class-names="" text:cond-style-name=""><text:span text:style-name="a2423" text:class-names="">(</text:span><text:span text:style-name="a2424" text:class-names="">with an adjective or adverb</text:span><text:span text:style-name="a2425" text:class-names="">) </text:span><text:span text:style-name="a2426" text:class-names=""><text:a office:title="so" xlink:href="https://en.wiktionary.org/wiki/so" text:style-name="" text:visited-style-name="">so</text:a></text:span><text:span text:style-name="a2427" text:class-names="">, </text:span><text:span text:style-name="a2428" text:class-names=""><text:a office:title="so much" xlink:href="https://en.wiktionary.org/wiki/so_much" text:style-name="" text:visited-style-name="">so much</text:a></text:span><text:span text:style-name="a2429" text:class-names="">, so excessively </text:span><text:span text:style-name="a2430" text:class-names="">quotations ▼</text:span><text:span text:style-name="a2431" text:class-names=""/></text:p>
            </text:list-item>
          </text:list>
          <text:list text:style-name="a2448">
            <text:list-item>
              <text:p text:style-name="a2447" text:class-names="" text:cond-style-name=""><text:span text:style-name="a2434" text:class-names="">(</text:span><text:span text:style-name="a2435" text:class-names="">sometimes used like </text:span><text:span text:style-name="a2436" text:class-names=""><text:a office:title="αὔτως" xlink:href="https://en.wiktionary.org/wiki/αὔτως#Ancient_Greek" text:style-name="" text:visited-style-name="">αὔτως</text:a></text:span><text:span text:style-name="a2437" text:class-names=""> </text:span><text:span text:style-name="a2438" text:class-names="">(</text:span><text:span text:style-name="a2439" text:class-names="">aútōs</text:span><text:span text:style-name="a2440" text:class-names="">)) </text:span><text:span text:style-name="a2441" text:class-names=""><text:a office:title="so" xlink:href="https://en.wiktionary.org/wiki/so" text:style-name="" text:visited-style-name="">so</text:a></text:span><text:span text:style-name="a2442" text:class-names="">, </text:span><text:span text:style-name="a2443" text:class-names=""><text:a office:title="merely" xlink:href="https://en.wiktionary.org/wiki/merely" text:style-name="" text:visited-style-name="">merely</text:a></text:span><text:span text:style-name="a2444" text:class-names="">, </text:span><text:span text:style-name="a2445" text:class-names=""><text:a office:title="simply" xlink:href="https://en.wiktionary.org/wiki/simply" text:style-name="" text:visited-style-name="">simply</text:a></text:span><text:span text:style-name="a2446" text:class-names=""> 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92" draw:style-name="a2452" draw:name="テキスト ボックス 6" svg:x="0.24875in" svg:y="0.09866in" svg:width="8.57036in" svg:height="0.3397in">
          <draw:text-box>
            <text:p text:style-name="a2451" text:class-names="" text:cond-style-name=""><text:span text:style-name="a2450" text:class-names="">ἐγὼ δ᾽ οὖν καὶ αὐτὸς ὑπ᾽ αὐτῶν ὀλίγου ἐμαυτοῦ ἐπελαθόμην, οὕτω πιθανῶς ἔλεγον.</text:span></text:p>
          </draw:text-box>
          <svg:title/>
          <svg:desc/>
        </draw:frame>
        <draw:custom-shape svg:width="3.57647in" svg:height="1.53357in" draw:id="id193" draw:style-name="a2506" draw:transform="translate(-1.78823in -0.76678in) rotate(-3.14159) translate(8.31763in 2.02645in)" draw:name="Rectangle 2">
          <svg:title/>
          <svg:desc/>
          <text:p text:style-name="a2471" text:class-names="" text:cond-style-name=""><text:span text:style-name="a2453" text:class-names="">πῐθᾰνός</text:span><text:span text:style-name="a2454" text:class-names=""> </text:span><text:span text:style-name="a2455" text:class-names=""><text:a office:title="Wiktionary:Ancient Greek transliteration" xlink:href="https://en.wiktionary.org/wiki/Wiktionary:Ancient_Greek_transliteration" text:style-name="" text:visited-style-name="">•</text:a></text:span><text:span text:style-name="a2456" text:class-names=""> (pithanós) </text:span><text:span text:style-name="a2457" text:class-names="">m</text:span><text:span text:style-name="a2458" text:class-names=""> (</text:span><text:span text:style-name="a2459" text:class-names="">feminine</text:span><text:span text:style-name="a2460" text:class-names=""> </text:span><text:span text:style-name="a2461" text:class-names=""><text:a office:title="πιθανή" xlink:href="https://en.wiktionary.org/wiki/πιθανή#Ancient_Greek" text:style-name="" text:visited-style-name="">πῐθᾰνή</text:a></text:span><text:span text:style-name="a2462" text:class-names="">, </text:span><text:span text:style-name="a2463" text:class-names="">neuter</text:span><text:span text:style-name="a2464" text:class-names=""> </text:span><text:span text:style-name="a2465" text:class-names=""><text:a office:title="πιθανόν (page does not exist)" xlink:href="https://en.wiktionary.org/w/index.php?title=πιθανόν&amp;action=edit&amp;redlink=1" text:style-name="" text:visited-style-name="">πῐθᾰνόν</text:a></text:span><text:span text:style-name="a2466" text:class-names="">); </text:span><text:span text:style-name="a2467" text:class-names=""><text:a office:title="Appendix:Ancient Greek first declension" xlink:href="https://en.wiktionary.org/wiki/Appendix:Ancient_Greek_first_declension" text:style-name="" text:visited-style-name="">first</text:a></text:span><text:span text:style-name="a2468" text:class-names="">/</text:span><text:span text:style-name="a2469" text:class-names=""><text:a office:title="Appendix:Ancient Greek second declension" xlink:href="https://en.wiktionary.org/wiki/Appendix:Ancient_Greek_second_declension" text:style-name="" text:visited-style-name="">second declension</text:a></text:span><text:span text:style-name="a2470" text:class-names=""/></text:p>
          <text:list text:style-name="a2479">
            <text:list-item>
              <text:p text:style-name="a2478" text:class-names="" text:cond-style-name=""><text:span text:style-name="a2472" text:class-names=""><text:a office:title="persuasive" xlink:href="https://en.wiktionary.org/wiki/persuasive" text:style-name="" text:visited-style-name="">persuasive</text:a></text:span><text:span text:style-name="a2473" text:class-names="">, </text:span><text:span text:style-name="a2474" text:class-names=""><text:a office:title="influential" xlink:href="https://en.wiktionary.org/wiki/influential" text:style-name="" text:visited-style-name="">influential</text:a></text:span><text:span text:style-name="a2475" text:class-names="">, </text:span><text:span text:style-name="a2476" text:class-names=""><text:a office:title="winning" xlink:href="https://en.wiktionary.org/wiki/winning" text:style-name="" text:visited-style-name="">winning</text:a></text:span><text:span text:style-name="a2477" text:class-names=""/></text:p>
            </text:list-item>
          </text:list>
          <text:list text:style-name="a2485">
            <text:list-item>
              <text:p text:style-name="a2484" text:class-names="" text:cond-style-name=""><text:span text:style-name="a2480" text:class-names=""><text:a office:title="plausible" xlink:href="https://en.wiktionary.org/wiki/plausible" text:style-name="" text:visited-style-name="">plausible</text:a></text:span><text:span text:style-name="a2481" text:class-names="">, </text:span><text:span text:style-name="a2482" text:class-names=""><text:a office:title="credible" xlink:href="https://en.wiktionary.org/wiki/credible" text:style-name="" text:visited-style-name="">credible</text:a></text:span><text:span text:style-name="a2483" text:class-names=""/></text:p>
            </text:list-item>
          </text:list>
          <text:list text:style-name="a2492">
            <text:list-item>
              <text:p text:style-name="a2491" text:class-names="" text:cond-style-name=""><text:span text:style-name="a2486" text:class-names="">(</text:span><text:span text:style-name="a2487" text:class-names=""><text:a office:title="art" xlink:href="https://en.wiktionary.org/wiki/art" text:style-name="" text:visited-style-name="">art</text:a></text:span><text:span text:style-name="a2488" text:class-names="">) true to nature, </text:span><text:span text:style-name="a2489" text:class-names=""><text:a office:title="natural" xlink:href="https://en.wiktionary.org/wiki/natural" text:style-name="" text:visited-style-name="">natural</text:a></text:span><text:span text:style-name="a2490" text:class-names=""/></text:p>
            </text:list-item>
          </text:list>
          <text:list text:style-name="a2497">
            <text:list-item>
              <text:p text:style-name="a2496" text:class-names="" text:cond-style-name=""><text:span text:style-name="a2493" text:class-names="">easy to persuade, </text:span><text:span text:style-name="a2494" text:class-names=""><text:a office:title="credulous" xlink:href="https://en.wiktionary.org/wiki/credulous" text:style-name="" text:visited-style-name="">credulous</text:a></text:span><text:span text:style-name="a2495" text:class-names=""/></text:p>
            </text:list-item>
          </text:list>
          <text:list text:style-name="a2503">
            <text:list-item>
              <text:p text:style-name="a2502" text:class-names="" text:cond-style-name=""><text:span text:style-name="a2498" text:class-names=""><text:a office:title="obedient" xlink:href="https://en.wiktionary.org/wiki/obedient" text:style-name="" text:visited-style-name="">obedient</text:a></text:span><text:span text:style-name="a2499" text:class-names="">, </text:span><text:span text:style-name="a2500" text:class-names=""><text:a office:title="docile" xlink:href="https://en.wiktionary.org/wiki/docile" text:style-name="" text:visited-style-name="">docile</text:a></text:span><text:span text:style-name="a2501" text:class-names=""/></text:p>
            </text:list-item>
          </text:list>
          <text:p text:style-name="a2505" text:class-names="" text:cond-style-name=""><text:span text:style-name="a2504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6.0639in" svg:y="3.10317in" svg:width="3.92433in" svg:height="1.3127in" draw:id="id194" draw:style-name="a2532" draw:name="正方形/長方形 9">
          <svg:title/>
          <svg:desc/>
          <text:p text:style-name="a2511" text:class-names="" text:cond-style-name=""><text:span text:style-name="a2507" text:class-names="">ἔλεγον</text:span><text:span text:style-name="a2508" text:class-names=""> </text:span><text:span text:style-name="a2509" text:class-names=""><text:a office:title="Wiktionary:Ancient Greek transliteration" xlink:href="https://en.wiktionary.org/wiki/Wiktionary:Ancient_Greek_transliteration" text:style-name="" text:visited-style-name="">•</text:a></text:span><text:span text:style-name="a2510" text:class-names=""> (élegon)</text:span></text:p>
          <text:list text:style-name="a2531">
            <text:list-item>
              <text:p text:style-name="a2530" text:class-names="" text:cond-style-name=""><text:span text:style-name="a2512" text:class-names=""><text:a office:title="Appendix:Glossary" xlink:href="https://en.wiktionary.org/wiki/Appendix:Glossary#first_person" text:style-name="" text:visited-style-name="">first-person</text:a></text:span><text:span text:style-name="a2513" text:class-names=""> </text:span><text:span text:style-name="a2514" text:class-names=""><text:a office:title="Appendix:Glossary" xlink:href="https://en.wiktionary.org/wiki/Appendix:Glossary#singular_number" text:style-name="" text:visited-style-name="">singular</text:a></text:span><text:span text:style-name="a2515" text:class-names="">/</text:span><text:span text:style-name="a2516" text:class-names=""><text:a office:title="Appendix:Glossary" xlink:href="https://en.wiktionary.org/wiki/Appendix:Glossary#third_person" text:style-name="" text:visited-style-name="">third-person</text:a></text:span><text:span text:style-name="a2517" text:class-names=""> </text:span><text:span text:style-name="a2518" text:class-names=""><text:a office:title="Appendix:Glossary" xlink:href="https://en.wiktionary.org/wiki/Appendix:Glossary#plural_number" text:style-name="" text:visited-style-name="">plural</text:a></text:span><text:span text:style-name="a2519" text:class-names=""> </text:span><text:span text:style-name="a2520" text:class-names=""><text:a office:title="Appendix:Glossary" xlink:href="https://en.wiktionary.org/wiki/Appendix:Glossary#imperfect" text:style-name="" text:visited-style-name="">imperfect</text:a></text:span><text:span text:style-name="a2521" text:class-names=""> </text:span><text:span text:style-name="a2522" text:class-names=""><text:a office:title="Appendix:Glossary" xlink:href="https://en.wiktionary.org/wiki/Appendix:Glossary#active_voice" text:style-name="" text:visited-style-name="">active</text:a></text:span><text:span text:style-name="a2523" text:class-names=""> </text:span><text:span text:style-name="a2524" text:class-names=""><text:a office:title="Appendix:Glossary" xlink:href="https://en.wiktionary.org/wiki/Appendix:Glossary#indicative_mood" text:style-name="" text:visited-style-name="">indicative</text:a></text:span><text:span text:style-name="a2525" text:class-names=""> of </text:span><text:span text:style-name="a2526" text:class-names=""><text:a office:title="λέγω" xlink:href="https://en.wiktionary.org/wiki/λέγω#Ancient_Greek" text:style-name="" text:visited-style-name="">λέγω</text:a></text:span><text:span text:style-name="a2527" text:class-names=""> (</text:span><text:span text:style-name="a2528" text:class-names="">légō</text:span><text:span text:style-name="a2529" text:class-names="">)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639in" svg:y="4.58576in" svg:width="5.51042in" svg:height="1.61563in" draw:id="id195" draw:style-name="a2570" draw:name="正方形/長方形 10">
          <svg:title/>
          <svg:desc/>
          <text:p text:style-name="a2537" text:class-names="" text:cond-style-name=""><text:span text:style-name="a2533" text:class-names="">λέγω</text:span><text:span text:style-name="a2534" text:class-names=""> </text:span><text:span text:style-name="a2535" text:class-names=""><text:a office:title="Wiktionary:Ancient Greek transliteration" xlink:href="https://en.wiktionary.org/wiki/Wiktionary:Ancient_Greek_transliteration" text:style-name="" text:visited-style-name="">•</text:a></text:span><text:span text:style-name="a2536" text:class-names=""> (légō)</text:span></text:p>
          <text:list text:style-name="a2544">
            <text:list-item>
              <text:p text:style-name="a2543" text:class-names="" text:cond-style-name=""><text:span text:style-name="a2538" text:class-names="">I put in order, </text:span><text:span text:style-name="a2539" text:class-names=""><text:a office:title="arrange" xlink:href="https://en.wiktionary.org/wiki/arrange" text:style-name="" text:visited-style-name="">arrange</text:a></text:span><text:span text:style-name="a2540" text:class-names="">, </text:span><text:span text:style-name="a2541" text:class-names=""><text:a office:title="gather" xlink:href="https://en.wiktionary.org/wiki/gather" text:style-name="" text:visited-style-name="">gather</text:a></text:span><text:span text:style-name="a2542" text:class-names=""/></text:p>
            </text:list-item>
          </text:list>
          <text:list text:style-name="a2553">
            <text:list-item>
              <text:p text:style-name="a2552" text:class-names="" text:cond-style-name=""><text:span text:style-name="a2545" text:class-names="">I </text:span><text:span text:style-name="a2546" text:class-names=""><text:a office:title="choose" xlink:href="https://en.wiktionary.org/wiki/choose" text:style-name="" text:visited-style-name="">choose</text:a></text:span><text:span text:style-name="a2547" text:class-names="">, </text:span><text:span text:style-name="a2548" text:class-names=""><text:a office:title="count" xlink:href="https://en.wiktionary.org/wiki/count" text:style-name="" text:visited-style-name="">count</text:a></text:span><text:span text:style-name="a2549" text:class-names="">, </text:span><text:span text:style-name="a2550" text:class-names=""><text:a office:title="reckon" xlink:href="https://en.wiktionary.org/wiki/reckon" text:style-name="" text:visited-style-name="">reckon</text:a></text:span><text:span text:style-name="a2551" text:class-names=""/></text:p>
            </text:list-item>
          </text:list>
          <text:list text:style-name="a2560">
            <text:list-item>
              <text:p text:style-name="a2559" text:class-names="" text:cond-style-name=""><text:span text:style-name="a2554" text:class-names="">I </text:span><text:span text:style-name="a2555" text:class-names=""><text:a office:title="say" xlink:href="https://en.wiktionary.org/wiki/say" text:style-name="" text:visited-style-name="">say</text:a></text:span><text:span text:style-name="a2556" text:class-names="">, </text:span><text:span text:style-name="a2557" text:class-names=""><text:a office:title="speak" xlink:href="https://en.wiktionary.org/wiki/speak" text:style-name="" text:visited-style-name="">speak</text:a></text:span><text:span text:style-name="a2558" text:class-names=""/></text:p>
            </text:list-item>
          </text:list>
          <text:list text:style-name="a2569">
            <text:list-item>
              <text:p text:style-name="a2568" text:class-names="" text:cond-style-name=""><text:span text:style-name="a2561" text:class-names="">I </text:span><text:span text:style-name="a2562" text:class-names=""><text:a office:title="call" xlink:href="https://en.wiktionary.org/wiki/call" text:style-name="" text:visited-style-name="">call</text:a></text:span><text:span text:style-name="a2563" text:class-names="">, </text:span><text:span text:style-name="a2564" text:class-names=""><text:a office:title="name" xlink:href="https://en.wiktionary.org/wiki/name" text:style-name="" text:visited-style-name="">name</text:a></text:span><text:span text:style-name="a2565" text:class-names=""> (</text:span><text:span text:style-name="a2566" text:class-names="">usually in the passive voice</text:span><text:span text:style-name="a2567" text:class-names="">)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2571" draw:master-page-name="Master2-Layout7-blank-白紙" presentation:presentation-page-layout-name="Master2-PPL7" draw:id="Slide-269">
        <draw:frame draw:id="id196" draw:style-name="a2607" draw:name="テキスト ボックス 3" svg:x="0.21125in" svg:y="0.22366in" svg:width="6.67628in" svg:height="5.65688in">
          <draw:text-box>
            <text:p text:style-name="a2573" text:class-names="" text:cond-style-name=""><text:span text:style-name="a2572" text:class-names="">ἐγὼ me</text:span></text:p>
            <text:p text:style-name="a2575" text:class-names="" text:cond-style-name=""><text:span text:style-name="a2574" text:class-names="">δ᾽ and</text:span></text:p>
            <text:p text:style-name="a2577" text:class-names="" text:cond-style-name=""><text:span text:style-name="a2576" text:class-names="">οὖν then, therefore, whoever</text:span></text:p>
            <text:p text:style-name="a2579" text:class-names="" text:cond-style-name=""><text:span text:style-name="a2578" text:class-names="">καὶ and, even, also, both</text:span></text:p>
            <text:p text:style-name="a2581" text:class-names="" text:cond-style-name=""><text:span text:style-name="a2580" text:class-names="">αὐτὸς self</text:span></text:p>
            <text:p text:style-name="a2583" text:class-names="" text:cond-style-name=""><text:span text:style-name="a2582" text:class-names="">ὑπ᾽ under, by</text:span></text:p>
            <text:p text:style-name="a2585" text:class-names="" text:cond-style-name=""><text:span text:style-name="a2584" text:class-names="">αὐτῶν self</text:span></text:p>
            <text:p text:style-name="a2587" text:class-names="" text:cond-style-name=""><text:span text:style-name="a2586" text:class-names="">ὀλίγου few, little</text:span></text:p>
            <text:p text:style-name="a2589" text:class-names="" text:cond-style-name=""><text:span text:style-name="a2588" text:class-names="">ἐμαυτοῦ arrange, gather, choose, say</text:span></text:p>
            <text:p text:style-name="a2593" text:class-names="" text:cond-style-name=""><text:span text:style-name="a2590" text:class-names="">ἐπελαθόμην,<text:s text:c="1"/></text:span><text:span text:style-name="a2591" text:class-names="">ἐπίληθος</text:span><text:span text:style-name="a2592" text:class-names="">, "causing to forget"<text:s text:c="1"/></text:span></text:p>
            <text:p text:style-name="a2598" text:class-names="" text:cond-style-name=""><text:span text:style-name="a2594" text:class-names="">with a genitive object (compare </text:span><text:span text:style-name="a2595" text:class-names="">Λήθη</text:span><text:span text:style-name="a2596" text:class-names="">).<text:s text:c="1"/></text:span><text:span text:style-name="a2597" text:class-names=""/></text:p>
            <text:p text:style-name="a2602" text:class-names="" text:cond-style-name=""><text:span text:style-name="a2599" text:class-names="">οὕτω<text:s text:c="1"/></text:span><text:span text:style-name="a2600" text:class-names="">in this manner</text:span><text:span text:style-name="a2601" text:class-names=""/></text:p>
            <text:p text:style-name="a2604" text:class-names="" text:cond-style-name=""><text:span text:style-name="a2603" text:class-names="">πιθανῶς persuative</text:span></text:p>
            <text:p text:style-name="a2606" text:class-names="" text:cond-style-name=""><text:span text:style-name="a2605" text:class-names="">ἔλεγον. arrange, gather, choose, say</text:span></text:p>
          </draw:text-box>
          <svg:title/>
          <svg:desc/>
        </draw:frame>
        <draw:custom-shape svg:x="5.51389in" svg:y="0.22366in" svg:width="5.51042in" svg:height="3.4332in" draw:id="id197" draw:style-name="a2635" draw:name="正方形/長方形 4">
          <svg:title/>
          <svg:desc/>
          <text:p text:style-name="a2634" text:class-names="" text:cond-style-name=""><text:span text:style-name="a2608" text:class-names="">1 ὅ τι…πεπόνθατε:<text:s text:c="1"/></text:span><text:span text:style-name="a2609" text:class-names="">whatever…;<text:s text:c="1"/></text:span><text:span text:style-name="a2610" text:class-names="">ὅτι,<text:s text:c="1"/></text:span><text:span text:style-name="a2611" text:class-names="">neut. acc. relative<text:s text:c="1"/></text:span><text:span text:style-name="a2612" text:class-names="">ὅστις<text:s text:c="1"/></text:span><text:span text:style-name="a2613" text:class-names="">and 2p pf.<text:s text:c="1"/></text:span><text:span text:style-name="a2614" text:class-names="">πάσχω ὦ ἄνδρες Ἀθηναῖοι:<text:s text:c="1"/></text:span><text:span text:style-name="a2615" text:class-names="">voc. direct address; Socrates addresses the Athenian jurors 2<text:s text:c="1"/></text:span><text:span text:style-name="a2616" text:class-names="">ὑπὸ:<text:s text:c="1"/></text:span><text:span text:style-name="a2617" text:class-names="">by…, because of…;<text:s text:c="1"/></text:span><text:span text:style-name="a2618" text:class-names="">ὑπό+<text:s text:c="1"/></text:span><text:span text:style-name="a2619" text:class-names="">gen. expressing agency or cause<text:s text:c="1"/></text:span><text:span text:style-name="a2620" text:class-names="">δ(ὲ) οὖν:<text:s text:c="1"/></text:span><text:span text:style-name="a2621" text:class-names="">but at any rate (S2959)<text:s text:c="1"/></text:span><text:span text:style-name="a2622" text:class-names="">καὶ:<text:s text:c="1"/></text:span><text:span text:style-name="a2623" text:class-names="">also, even; adv.<text:s text:c="1"/></text:span><text:span text:style-name="a2624" text:class-names="">αὐτὸς:<text:s text:c="1"/></text:span><text:span text:style-name="a2625" text:class-names="">intensive (-self) with 1s subject<text:s text:c="1"/></text:span><text:span text:style-name="a2626" text:class-names="">ὑπ(ὸ):<text:s text:c="1"/></text:span><text:span text:style-name="a2627" text:class-names="">by…; + gen, expressing agency 3<text:s text:c="1"/></text:span><text:span text:style-name="a2628" text:class-names="">ὀλίγου:<text:s text:c="1"/></text:span><text:span text:style-name="a2629" text:class-names="">almost; ‘(lacking) from a little,’ adverbial (gen. of separation)<text:s text:c="1"/></text:span><text:span text:style-name="a2630" text:class-names="">ἐπελαθόµην: 1</text:span><text:span text:style-name="a2631" text:class-names="">s aor. mid.; often verbs of forgetting and remembering govern a gen.<text:s text:c="1"/></text:span><text:span text:style-name="a2632" text:class-names="">ἔλεγον: 3</text:span><text:span text:style-name="a2633" text:class-names="">p impf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" draw:style-name="a2636" draw:master-page-name="Master2-Layout7-blank-白紙" presentation:presentation-page-layout-name="Master2-PPL7" draw:id="Slide-271">
        <draw:frame draw:id="id198" draw:style-name="a2672" draw:name="テキスト ボックス 3" svg:x="0.21125in" svg:y="0.22366in" svg:width="6.67628in" svg:height="5.65688in">
          <draw:text-box>
            <text:p text:style-name="a2638" text:class-names="" text:cond-style-name=""><text:span text:style-name="a2637" text:class-names="">ἐγὼ me</text:span></text:p>
            <text:p text:style-name="a2640" text:class-names="" text:cond-style-name=""><text:span text:style-name="a2639" text:class-names="">δ᾽ and</text:span></text:p>
            <text:p text:style-name="a2642" text:class-names="" text:cond-style-name=""><text:span text:style-name="a2641" text:class-names="">οὖν then, therefore, whoever</text:span></text:p>
            <text:p text:style-name="a2644" text:class-names="" text:cond-style-name=""><text:span text:style-name="a2643" text:class-names="">καὶ and, even, also, both</text:span></text:p>
            <text:p text:style-name="a2646" text:class-names="" text:cond-style-name=""><text:span text:style-name="a2645" text:class-names="">αὐτὸς self</text:span></text:p>
            <text:p text:style-name="a2648" text:class-names="" text:cond-style-name=""><text:span text:style-name="a2647" text:class-names="">ὑπ᾽ under, by</text:span></text:p>
            <text:p text:style-name="a2650" text:class-names="" text:cond-style-name=""><text:span text:style-name="a2649" text:class-names="">αὐτῶν self</text:span></text:p>
            <text:p text:style-name="a2652" text:class-names="" text:cond-style-name=""><text:span text:style-name="a2651" text:class-names="">ὀλίγου few, little</text:span></text:p>
            <text:p text:style-name="a2654" text:class-names="" text:cond-style-name=""><text:span text:style-name="a2653" text:class-names="">ἐμαυτοῦ arrange, gather, choose, say</text:span></text:p>
            <text:p text:style-name="a2658" text:class-names="" text:cond-style-name=""><text:span text:style-name="a2655" text:class-names="">ἐπελαθόμην,<text:s text:c="1"/></text:span><text:span text:style-name="a2656" text:class-names="">ἐπίληθος</text:span><text:span text:style-name="a2657" text:class-names="">, "causing to forget"<text:s text:c="1"/></text:span></text:p>
            <text:p text:style-name="a2663" text:class-names="" text:cond-style-name=""><text:span text:style-name="a2659" text:class-names="">with a genitive object (compare </text:span><text:span text:style-name="a2660" text:class-names="">Λήθη</text:span><text:span text:style-name="a2661" text:class-names="">).<text:s text:c="1"/></text:span><text:span text:style-name="a2662" text:class-names=""/></text:p>
            <text:p text:style-name="a2667" text:class-names="" text:cond-style-name=""><text:span text:style-name="a2664" text:class-names="">οὕτω<text:s text:c="1"/></text:span><text:span text:style-name="a2665" text:class-names="">in this manner</text:span><text:span text:style-name="a2666" text:class-names=""/></text:p>
            <text:p text:style-name="a2669" text:class-names="" text:cond-style-name=""><text:span text:style-name="a2668" text:class-names="">πιθανῶς persuative</text:span></text:p>
            <text:p text:style-name="a2671" text:class-names="" text:cond-style-name=""><text:span text:style-name="a2670" text:class-names="">ἔλεγον. arrange, gather, choose, say</text:span></text:p>
          </draw:text-box>
          <svg:title/>
          <svg:desc/>
        </draw:frame>
        <draw:custom-shape svg:x="5.51389in" svg:y="0.22366in" svg:width="5.51042in" svg:height="3.4332in" draw:id="id199" draw:style-name="a2700" draw:name="正方形/長方形 4">
          <svg:title/>
          <svg:desc/>
          <text:p text:style-name="a2699" text:class-names="" text:cond-style-name=""><text:span text:style-name="a2673" text:class-names="">1 ὅ τι…πεπόνθατε:<text:s text:c="1"/></text:span><text:span text:style-name="a2674" text:class-names="">whatever…;<text:s text:c="1"/></text:span><text:span text:style-name="a2675" text:class-names="">ὅτι,<text:s text:c="1"/></text:span><text:span text:style-name="a2676" text:class-names="">neut. acc. relative<text:s text:c="1"/></text:span><text:span text:style-name="a2677" text:class-names="">ὅστις<text:s text:c="1"/></text:span><text:span text:style-name="a2678" text:class-names="">and 2p pf.<text:s text:c="1"/></text:span><text:span text:style-name="a2679" text:class-names="">πάσχω ὦ ἄνδρες Ἀθηναῖοι:<text:s text:c="1"/></text:span><text:span text:style-name="a2680" text:class-names="">voc. direct address; Socrates addresses the Athenian jurors 2<text:s text:c="1"/></text:span><text:span text:style-name="a2681" text:class-names="">ὑπὸ:<text:s text:c="1"/></text:span><text:span text:style-name="a2682" text:class-names="">by…, because of…;<text:s text:c="1"/></text:span><text:span text:style-name="a2683" text:class-names="">ὑπό+<text:s text:c="1"/></text:span><text:span text:style-name="a2684" text:class-names="">gen. expressing agency or cause<text:s text:c="1"/></text:span><text:span text:style-name="a2685" text:class-names="">δ(ὲ) οὖν:<text:s text:c="1"/></text:span><text:span text:style-name="a2686" text:class-names="">but at any rate (S2959)<text:s text:c="1"/></text:span><text:span text:style-name="a2687" text:class-names="">καὶ:<text:s text:c="1"/></text:span><text:span text:style-name="a2688" text:class-names="">also, even; adv.<text:s text:c="1"/></text:span><text:span text:style-name="a2689" text:class-names="">αὐτὸς:<text:s text:c="1"/></text:span><text:span text:style-name="a2690" text:class-names="">intensive (-self) with 1s subject<text:s text:c="1"/></text:span><text:span text:style-name="a2691" text:class-names="">ὑπ(ὸ):<text:s text:c="1"/></text:span><text:span text:style-name="a2692" text:class-names="">by…; + gen, expressing agency 3<text:s text:c="1"/></text:span><text:span text:style-name="a2693" text:class-names="">ὀλίγου:<text:s text:c="1"/></text:span><text:span text:style-name="a2694" text:class-names="">almost; ‘(lacking) from a little,’ adverbial (gen. of separation)<text:s text:c="1"/></text:span><text:span text:style-name="a2695" text:class-names="">ἐπελαθόµην: 1</text:span><text:span text:style-name="a2696" text:class-names="">s aor. mid.; often verbs of forgetting and remembering govern a gen.<text:s text:c="1"/></text:span><text:span text:style-name="a2697" text:class-names="">ἔλεγον: 3</text:span><text:span text:style-name="a2698" text:class-names="">p impf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0" draw:style-name="a2701" draw:name="インク 7" svg:x="5.51132in" svg:y="2.32844in" svg:width="5.36063in" svg:height="1.98583in" style:rel-width="scale" style:rel-height="scale">
          <draw:image xlink:href="media/image1.emf" xlink:type="simple" xlink:show="embed" xlink:actuate="onLoad"/>
          <svg:title/>
          <svg:desc/>
        </draw:frame>
        <draw:frame draw:id="id201" draw:style-name="a2702" draw:name="インク 18" svg:x="0.04045in" svg:y="3.30404in" svg:width="6.41811in" svg:height="1.45in" style:rel-width="scale" style:rel-height="scale">
          <draw:image xlink:href="media/image2.emf" xlink:type="simple" xlink:show="embed" xlink:actuate="onLoad"/>
          <svg:title/>
          <svg:desc/>
        </draw:frame>
        <draw:frame draw:id="id202" draw:style-name="a2703" draw:name="インク 20" svg:x="6.73455in" svg:y="3.27608in" svg:width="3.34646in" svg:height="1.2126in" style:rel-width="scale" style:rel-height="scale">
          <draw:image xlink:href="media/image3.emf" xlink:type="simple" xlink:show="embed" xlink:actuate="onLoad"/>
          <svg:title/>
          <svg:desc/>
        </draw:frame>
        <draw:frame draw:id="id203" draw:style-name="a2704" draw:name="インク 27" svg:x="0.12195in" svg:y="2.89498in" svg:width="3.98937in" svg:height="0.75433in" style:rel-width="scale" style:rel-height="scale">
          <draw:image xlink:href="media/image4.emf" xlink:type="simple" xlink:show="embed" xlink:actuate="onLoad"/>
          <svg:title/>
          <svg:desc/>
        </draw:frame>
        <draw:frame draw:id="id204" draw:style-name="a2705" draw:name="インク 15" svg:x="3.11838in" svg:y="0.27441in" svg:width="3.01378in" svg:height="0.69331in" style:rel-width="scale" style:rel-height="scale">
          <draw:image xlink:href="media/image5.emf" xlink:type="simple" xlink:show="embed" xlink:actuate="onLoad"/>
          <svg:title/>
          <svg:desc/>
        </draw:frame>
        <draw:frame draw:id="id205" draw:style-name="a2706" draw:name="インク 18" svg:x="1.88374in" svg:y="0.18622in" svg:width="1.18898in" svg:height="2.77953in" style:rel-width="scale" style:rel-height="scale">
          <draw:image xlink:href="media/image6.emf" xlink:type="simple" xlink:show="embed" xlink:actuate="onLoad"/>
          <svg:title/>
          <svg:desc/>
        </draw:frame>
        <draw:frame draw:id="id206" draw:style-name="a2707" draw:name="インク 20" svg:x="7.03098in" svg:y="4.27283in" svg:width="2.95039in" svg:height="0.07992in" style:rel-width="scale" style:rel-height="scale">
          <draw:image xlink:href="media/image7.emf" xlink:type="simple" xlink:show="embed" xlink:actuate="onLoad"/>
          <svg:title/>
          <svg:desc/>
        </draw:frame>
        <draw:frame draw:id="id207" draw:style-name="a2708" draw:name="インク 24" svg:x="7.8113in" svg:y="4.26811in" svg:width="2.72717in" svg:height="0.94646in" style:rel-width="scale" style:rel-height="scale">
          <draw:image xlink:href="media/image8.emf" xlink:type="simple" xlink:show="embed" xlink:actuate="onLoad"/>
          <svg:title/>
          <svg:desc/>
        </draw:frame>
        <draw:frame draw:id="id208" draw:style-name="a2714" draw:name="テキスト ボックス 29" svg:x="3.67732in" svg:y="5.79123in" svg:width="6.42043in" svg:height="0.40391in">
          <draw:text-box>
            <text:p text:style-name="a2713" text:class-names="" text:cond-style-name=""><text:span text:style-name="a2709" text:class-names="">Everyone forgot myself (because)<text:s text:c="1"/></text:span><text:span text:style-name="a2710" text:class-names="">persuades told<text:s text:c="1"/></text:span><text:span text:style-name="a2711" text:class-names="">this manner</text:span><text:span text:style-name="a2712" text:class-names=""/></text:p>
          </draw:text-box>
          <svg:title/>
          <svg:desc/>
        </draw:frame>
      </draw:page>
      <draw:page draw:name="Slide15" draw:style-name="a2715" draw:master-page-name="Master2-Layout7-blank-白紙" presentation:presentation-page-layout-name="Master2-PPL7" draw:id="Slide-270">
        <draw:custom-shape svg:x="0.9852in" svg:y="0.38858in" svg:width="9.05827in" svg:height="0.40391in" draw:id="id209" draw:style-name="a2719" draw:name="正方形/長方形 1">
          <svg:title/>
          <svg:desc/>
          <text:p text:style-name="a2718" text:class-names="" text:cond-style-name=""><text:span text:style-name="a2716" text:class-names="">but I know that their persuasive words almost made me forget who I was</text:span><text:span text:style-name="a27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2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タイトルとコンテンツ">
      <presentation:placeholder presentation:object="title" svg:x="0.55118in" svg:y="0.24724in" svg:width="9.92087in" svg:height="1.03504in"/>
      <presentation:placeholder presentation:object="titl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セクション見出し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2 つのコンテンツ">
      <presentation:placeholder presentation:object="title" svg:x="0.55118in" svg:y="0.24724in" svg:width="9.92087in" svg:height="1.03504in"/>
      <presentation:placeholder presentation:object="title" svg:x="0.55039in" svg:y="1.45157in" svg:width="4.87677in" svg:height="3.59567in"/>
      <presentation:placeholder presentation:object="title" svg:x="5.5937in" svg:y="1.45157in" svg:width="4.87835in" svg:height="3.59567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比較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タイトルのみ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白紙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タイトル付きの_a_コンテンツ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タイトル付きの図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タイトルと_a_縦書きテキスト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縦書きタイトルと_a_縦書きテキスト">
      <presentation:placeholder presentation:object="title" svg:x="7.99291in" svg:y="0.24646in" svg:width="2.47913in" svg:height="4.80039in"/>
      <presentation:placeholder presentation:object="outline" svg:x="0.55039in" svg:y="0.24646in" svg:width="7.27598in" svg:height="4.8003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1" style:display-name="タイトル スライド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2in"/>
    </style:presentation-page-layout>
    <style:presentation-page-layout style:name="Master2-PPL2" style:display-name="タイトルとコンテンツ">
      <presentation:placeholder presentation:object="title" svg:x="0.55118in" svg:y="0.24724in" svg:width="9.92087in" svg:height="1.03504in"/>
      <presentation:placeholder presentation:object="title" svg:x="0.55118in" svg:y="1.45039in" svg:width="9.92087in" svg:height="3.59606in"/>
    </style:presentation-page-layout>
    <style:presentation-page-layout style:name="Master2-PPL3" style:display-name="セクション見出し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</style:presentation-page-layout>
    <style:presentation-page-layout style:name="Master2-PPL4" style:display-name="2 つのコンテンツ">
      <presentation:placeholder presentation:object="title" svg:x="0.55118in" svg:y="0.24724in" svg:width="9.92087in" svg:height="1.03504in"/>
      <presentation:placeholder presentation:object="title" svg:x="0.55039in" svg:y="1.44961in" svg:width="4.87677in" svg:height="3.59724in"/>
      <presentation:placeholder presentation:object="title" svg:x="5.5937in" svg:y="1.44961in" svg:width="4.87835in" svg:height="3.59724in"/>
    </style:presentation-page-layout>
    <style:presentation-page-layout style:name="Master2-PPL5" style:display-name="比較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</style:presentation-page-layout>
    <style:presentation-page-layout style:name="Master2-PPL6" style:display-name="タイトルのみ">
      <presentation:placeholder presentation:object="title" svg:x="0.55118in" svg:y="0.24724in" svg:width="9.92087in" svg:height="1.03504in"/>
    </style:presentation-page-layout>
    <style:presentation-page-layout style:name="Master2-PPL7" style:display-name="白紙"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2-PPL8" style:display-name="タイトル付きの_a_コンテンツ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</style:presentation-page-layout>
    <style:presentation-page-layout style:name="Master2-PPL9" style:display-name="タイトル付きの図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</style:presentation-page-layout>
    <style:presentation-page-layout style:name="Master2-PPL10" style:display-name="タイトルと_a_縦書きテキスト">
      <presentation:placeholder presentation:object="title" svg:x="0.55118in" svg:y="0.24724in" svg:width="9.92087in" svg:height="1.03504in"/>
      <presentation:placeholder presentation:object="outline" svg:x="0.55118in" svg:y="1.45039in" svg:width="9.92087in" svg:height="3.59606in"/>
    </style:presentation-page-layout>
    <style:presentation-page-layout style:name="Master2-PPL11" style:display-name="縦書きタイトルと_a_縦書きテキスト">
      <presentation:placeholder presentation:object="title" svg:x="7.99291in" svg:y="0.24646in" svg:width="2.47913in" svg:height="4.80039in"/>
      <presentation:placeholder presentation:object="outline" svg:x="0.55039in" svg:y="0.24646in" svg:width="7.27598in" svg:height="4.80039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draw:fill="none" draw:stroke="none"/>
    </style:style>
    <style:style style:family="presentation" style:name="a157">
      <style:graphic-properties draw:fill="none" draw:stroke="non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non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draw:fill="none" draw:stroke="non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draw:fill="none" draw:stroke="non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draw:fill="none" draw:stroke="non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draw:fill="none" draw:stroke="non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8">
      <style:graphic-properties draw:fill="none" draw:stroke="non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1">
      <style:graphic-properties draw:fill="none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1">
      <style:paragraph-properties fo:line-height="100%" style:tab-stop-distance="1in" fo:margin-left="0in" fo:margin-right="0in" fo:text-indent="0in" fo:margin-top="0.1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4">
      <style:graphic-properties draw:fill="none" draw:stroke="none"/>
    </style:style>
    <style:style style:family="drawing-page" style:name="a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.1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draw:fill="none" draw:stroke="non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style:tab-stop-distance="1in" fo:margin-left="0in" fo:margin-right="0in" fo:text-indent="0in" fo:margin-top="0.1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6667in" style:font-size-asian="0.36667in" style:font-size-complex="0.3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7">
      <style:paragraph-properties fo:line-height="100%" fo:text-align="center" style:tab-stop-distance="1in" fo:margin-left="0in" fo:margin-right="0in" fo:text-indent="0in" fo:margin-top="0.1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none" draw:stroke="non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paragraph" style:name="a5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6667in" style:font-size-asian="0.36667in" style:font-size-complex="0.3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center" style:tab-stop-distance="1in" fo:margin-left="0in" fo:margin-right="0in" fo:text-indent="0in" fo:margin-top="0.1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6667in" style:font-size-asian="0.36667in" style:font-size-complex="0.3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100%" fo:text-align="center" style:tab-stop-distance="1in" fo:margin-left="0in" fo:margin-right="0in" fo:text-indent="0in" fo:margin-top="0.1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draw:fill="none" draw:stroke="non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style:tab-stop-distance="1in" fo:margin-left="0in" fo:margin-right="0in" fo:text-indent="0in" fo:margin-top="0.1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6667in" style:font-size-asian="0.36667in" style:font-size-complex="0.3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style:tab-stop-distance="1in" fo:margin-left="0in" fo:margin-right="0in" fo:text-indent="0in" fo:margin-top="0.1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0">
      <style:paragraph-properties fo:line-height="100%" style:tab-stop-distance="1in" fo:margin-left="0in" fo:margin-right="0in" fo:text-indent="0in" fo:margin-top="0.1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6667in" style:font-size-asian="0.36667in" style:font-size-complex="0.3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6667in" style:font-size-asian="0.36667in" style:font-size-complex="0.3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center" style:tab-stop-distance="1in" fo:margin-left="0in" fo:margin-right="0in" fo:text-indent="0in" fo:margin-top="0.1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.1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9">
      <style:graphic-properties draw:fill="none" draw:stroke="non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center" style:tab-stop-distance="1in" fo:margin-left="0in" fo:margin-right="0in" fo:text-indent="0in" fo:margin-top="0.1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23">
      <style:graphic-properties draw:fill="none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draw:fill="none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6">
      <style:graphic-properties draw:fill="none" draw:stroke="non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1">
      <style:graphic-properties draw:fill="none" draw:stroke="non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100%" style:tab-stop-distance="1in" fo:margin-left="0in" fo:margin-right="0in" fo:text-indent="0in" fo:margin-top="0.1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6667in" style:font-size-asian="0.36667in" style:font-size-complex="0.3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5">
      <style:paragraph-properties fo:line-height="100%" style:tab-stop-distance="1in" fo:margin-left="0in" fo:margin-right="0in" fo:text-indent="0in" fo:margin-top="0.1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0">
      <style:graphic-properties draw:fill="none" draw:stroke="non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draw:fill="none" draw:stroke="non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68">
      <style:graphic-properties draw:fill="none" draw:stroke="non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style:tab-stop-distance="1in" fo:margin-left="0in" fo:margin-right="0in" fo:text-indent="0in" fo:margin-top="0.1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draw:fill="none" draw:stroke="non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6667in" style:font-size-asian="0.36667in" style:font-size-complex="0.3666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游ゴシック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Lucida Sans" style:font-family-generic="roman" style:font-family-generic-asian="modern" style:font-pitch="variable" style:font-pitch-asian="variable" style:font-pitch-complex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1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6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0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1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9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0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タイトル プレースホルダー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7" draw:name="テキスト プレースホルダー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マスター テキストの書式設定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7" text:class-names="">第<text:s text:c="1"/></text:span><text:span text:style-name="a8" text:class-names="">2<text:s text:c="1"/></text:span><text:span text:style-name="a9" text:class-names="">レベル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2" text:class-names="">第<text:s text:c="1"/></text:span><text:span text:style-name="a13" text:class-names="">3<text:s text:c="1"/></text:span><text:span text:style-name="a14" text:class-names="">レベル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7" text:class-names="">第<text:s text:c="1"/></text:span><text:span text:style-name="a18" text:class-names="">4<text:s text:c="1"/></text:span><text:span text:style-name="a1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2" text:class-names="">第<text:s text:c="1"/></text:span><text:span text:style-name="a23" text:class-names="">5<text:s text:c="1"/></text:span><text:span text:style-name="a24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0" draw:name="日付プレースホルダー 3" svg:x="0.55118in" svg:y="5.64882in" svg:width="2.56811in" svg:height="0.42717in" presentation:class="date-time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3" presentation:style-name="a33" draw:name="フッター プレースホルダー 4" svg:x="3.77008in" svg:y="5.64882in" svg:width="3.49409in" svg:height="0.42717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4" presentation:style-name="a36" draw:name="スライド番号プレースホルダー 5" svg:x="7.90394in" svg:y="5.64882in" svg:width="2.56811in" svg:height="0.42717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53">
        <draw:page-thumbnail svg:x="0.58346in" svg:y="0.83583in" svg:width="7.33228in" svg:height="4.12441in" presentation:class="page" draw:id="id5" presentation:style-name="a37" draw:name="スライド イメージ プレースホルダー 1">
          <svg:title/>
          <svg:desc/>
        </draw:page-thumbnail>
        <draw:frame draw:id="id6" presentation:style-name="a40" draw:name="ノート プレースホルダー 2" svg:x="0.85in" svg:y="5.2248in" svg:width="6.79961in" svg:height="4.94961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7" presentation:style-name="a43" draw:name="ヘッダー プレースホルダー 3" svg:x="0in" svg:y="0in" svg:width="3.68858in" svg:height="0.54961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8" presentation:style-name="a46" draw:name="日付プレースホルダー 4" svg:x="4.81102in" svg:y="0in" svg:width="3.68858in" svg:height="0.54961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9" presentation:style-name="a49" draw:name="フッター プレースホルダー 5" svg:x="0in" svg:y="10.45in" svg:width="3.68858in" svg:height="0.54961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0" presentation:style-name="a52" draw:name="スライド番号プレースホルダー 6" svg:x="4.81102in" svg:y="10.45in" svg:width="3.68858in" svg:height="0.54961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タイトル-スライド" style:page-layout-name="pageLayout1" draw:style-name="a54">
      <draw:frame draw:id="id11" presentation:style-name="a57" draw:name="タイトル 1" svg:x="1.37835in" svg:y="1.01575in" svg:width="8.26732in" svg:height="2.15787in" presentation:class="title" presentation:placeholder="false">
        <draw:text-box>
          <text:p text:style-name="a56" text:class-names="" text:cond-style-name=""><text:span text:style-name="a55" text:class-names="">マスター タイトルの書式設定</text:span></text:p>
        </draw:text-box>
        <svg:title/>
        <svg:desc/>
      </draw:frame>
      <draw:frame draw:id="id12" presentation:style-name="a60" draw:name="サブタイトル 2" svg:x="1.37835in" svg:y="3.25709in" svg:width="8.26732in" svg:height="1.49842in" presentation:class="subtitle" presentation:placeholder="false">
        <draw:text-box>
          <text:p text:style-name="a59" text:class-names="" text:cond-style-name=""><text:span text:style-name="a58" text:class-names="">マスター サブタイトルの書式設定</text:span></text:p>
        </draw:text-box>
        <svg:title/>
        <svg:desc/>
      </draw:frame>
      <draw:frame draw:id="id13" presentation:style-name="a63" draw:name="日付プレースホルダー 3" svg:x="0.55118in" svg:y="5.64882in" svg:width="2.56811in" svg:height="0.42717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4" presentation:style-name="a66" draw:name="フッター プレースホルダー 4" svg:x="3.77008in" svg:y="5.64882in" svg:width="3.49409in" svg:height="0.42717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5" presentation:style-name="a69" draw:name="スライド番号プレースホルダー 5" svg:x="7.90394in" svg:y="5.64882in" svg:width="2.56811in" svg:height="0.42717in" presentation:class="page-number" presentation:placeholder="false">
        <draw:text-box>
          <text:p text:style-name="a68" text:class-names="" text:cond-style-name=""><text:span text:style-name="a67" text:class-names=""><text:page-number style:num-format="1" text:fixed="false"/></text:span></text:p>
        </draw:text-box>
        <svg:title/>
        <svg:desc/>
      </draw:frame>
      <presentation:notes style:page-layout-name="pageLayout2" draw:style-name="a86">
        <draw:page-thumbnail svg:x="0.58346in" svg:y="0.83583in" svg:width="7.33228in" svg:height="4.12441in" presentation:class="page" draw:id="id5" presentation:style-name="a70" draw:name="スライド イメージ プレースホルダー 1">
          <svg:title/>
          <svg:desc/>
        </draw:page-thumbnail>
        <draw:frame draw:id="id6" presentation:style-name="a73" draw:name="ノート プレースホルダー 2" svg:x="0.85in" svg:y="5.2248in" svg:width="6.79961in" svg:height="4.94961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7" presentation:style-name="a76" draw:name="ヘッダー プレースホルダー 3" svg:x="0in" svg:y="0in" svg:width="3.68858in" svg:height="0.54961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日付プレースホルダー 4" svg:x="4.81102in" svg:y="0in" svg:width="3.68858in" svg:height="0.54961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フッター プレースホルダー 5" svg:x="0in" svg:y="10.45in" svg:width="3.68858in" svg:height="0.54961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スライド番号プレースホルダー 6" svg:x="4.81102in" svg:y="10.45in" svg:width="3.68858in" svg:height="0.54961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タイトルとコンテンツ" style:page-layout-name="pageLayout1" draw:style-name="a87">
      <draw:frame draw:id="id16" presentation:style-name="a90" draw:name="タイトル 1" svg:x="0.55118in" svg:y="0.24724in" svg:width="9.92087in" svg:height="1.03504in" presentation:class="title" presentation:placeholder="false">
        <draw:text-box>
          <text:p text:style-name="a89" text:class-names="" text:cond-style-name=""><text:span text:style-name="a88" text:class-names="">マスター タイトルの書式設定</text:span></text:p>
        </draw:text-box>
        <svg:title/>
        <svg:desc/>
      </draw:frame>
      <draw:frame draw:id="id17" presentation:style-name="a113" draw:name="コンテンツ プレースホルダー 2" svg:x="0.55118in" svg:y="1.45079in" svg:width="9.92087in" svg:height="3.59606in" presentation:class="title" presentation:placeholder="false">
        <draw:text-box>
          <text:p text:style-name="a92" text:class-names="" text:cond-style-name=""><text:span text:style-name="a91" text:class-names="">マスター テキストの書式設定</text:span></text:p>
          <text:list text:style-name="a97">
            <text:list-item>
              <text:list text:style-name="a97">
                <text:list-item>
                  <text:p text:style-name="a96" text:class-names="" text:cond-style-name=""><text:span text:style-name="a93" text:class-names="">第<text:s text:c="1"/></text:span><text:span text:style-name="a94" text:class-names="">2<text:s text:c="1"/></text:span><text:span text:style-name="a95" text:class-names="">レベル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98" text:class-names="">第<text:s text:c="1"/></text:span><text:span text:style-name="a99" text:class-names="">3<text:s text:c="1"/></text:span><text:span text:style-name="a100" text:class-names="">レベル</text:span></text:p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p text:style-name="a106" text:class-names="" text:cond-style-name=""><text:span text:style-name="a103" text:class-names="">第<text:s text:c="1"/></text:span><text:span text:style-name="a104" text:class-names="">4<text:s text:c="1"/></text:span><text:span text:style-name="a105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list text:style-name="a112">
                            <text:list-item>
                              <text:p text:style-name="a111" text:class-names="" text:cond-style-name=""><text:span text:style-name="a108" text:class-names="">第<text:s text:c="1"/></text:span><text:span text:style-name="a109" text:class-names="">5<text:s text:c="1"/></text:span><text:span text:style-name="a110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6" draw:name="日付プレースホルダー 3" svg:x="0.55118in" svg:y="5.64882in" svg:width="2.56811in" svg:height="0.42717in" presentation:class="date-time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19" presentation:style-name="a119" draw:name="フッター プレースホルダー 4" svg:x="3.77008in" svg:y="5.64882in" svg:width="3.49409in" svg:height="0.42717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0" presentation:style-name="a122" draw:name="スライド番号プレースホルダー 5" svg:x="7.90394in" svg:y="5.64882in" svg:width="2.56811in" svg:height="0.42717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  <presentation:notes style:page-layout-name="pageLayout2" draw:style-name="a139">
        <draw:page-thumbnail svg:x="0.58346in" svg:y="0.83583in" svg:width="7.33228in" svg:height="4.12441in" presentation:class="page" draw:id="id5" presentation:style-name="a123" draw:name="スライド イメージ プレースホルダー 1">
          <svg:title/>
          <svg:desc/>
        </draw:page-thumbnail>
        <draw:frame draw:id="id6" presentation:style-name="a126" draw:name="ノート プレースホルダー 2" svg:x="0.85in" svg:y="5.2248in" svg:width="6.79961in" svg:height="4.94961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7" presentation:style-name="a129" draw:name="ヘッダー プレースホルダー 3" svg:x="0in" svg:y="0in" svg:width="3.68858in" svg:height="0.54961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日付プレースホルダー 4" svg:x="4.81102in" svg:y="0in" svg:width="3.68858in" svg:height="0.54961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フッター プレースホルダー 5" svg:x="0in" svg:y="10.45in" svg:width="3.68858in" svg:height="0.54961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スライド番号プレースホルダー 6" svg:x="4.81102in" svg:y="10.45in" svg:width="3.68858in" svg:height="0.54961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セクション見出し" style:page-layout-name="pageLayout1" draw:style-name="a140">
      <draw:frame draw:id="id21" presentation:style-name="a143" draw:name="タイトル 1" svg:x="0.75157in" svg:y="1.54685in" svg:width="9.50866in" svg:height="2.57795in" presentation:class="title" presentation:placeholder="false">
        <draw:text-box>
          <text:p text:style-name="a142" text:class-names="" text:cond-style-name=""><text:span text:style-name="a141" text:class-names="">マスター タイトルの書式設定</text:span></text:p>
        </draw:text-box>
        <svg:title/>
        <svg:desc/>
      </draw:frame>
      <draw:frame draw:id="id22" presentation:style-name="a147" draw:name="テキスト プレースホルダー 2" svg:x="0.75157in" svg:y="4.14921in" svg:width="9.50866in" svg:height="1.35748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マスター テキストの書式設定</text:span></text:p>
            </text:list-item>
          </text:list>
        </draw:text-box>
        <svg:title/>
        <svg:desc/>
      </draw:frame>
      <draw:frame draw:id="id23" presentation:style-name="a150" draw:name="日付プレースホルダー 3" svg:x="0.55118in" svg:y="5.64882in" svg:width="2.56811in" svg:height="0.42717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4" presentation:style-name="a153" draw:name="フッター プレースホルダー 4" svg:x="3.77008in" svg:y="5.64882in" svg:width="3.49409in" svg:height="0.42717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5" presentation:style-name="a156" draw:name="スライド番号プレースホルダー 5" svg:x="7.90394in" svg:y="5.64882in" svg:width="2.56811in" svg:height="0.42717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73">
        <draw:page-thumbnail svg:x="0.58346in" svg:y="0.83583in" svg:width="7.33228in" svg:height="4.12441in" presentation:class="page" draw:id="id5" presentation:style-name="a157" draw:name="スライド イメージ プレースホルダー 1">
          <svg:title/>
          <svg:desc/>
        </draw:page-thumbnail>
        <draw:frame draw:id="id6" presentation:style-name="a160" draw:name="ノート プレースホルダー 2" svg:x="0.85in" svg:y="5.2248in" svg:width="6.79961in" svg:height="4.94961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3" draw:name="ヘッダー プレースホルダー 3" svg:x="0in" svg:y="0in" svg:width="3.68858in" svg:height="0.54961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6" draw:name="日付プレースホルダー 4" svg:x="4.81102in" svg:y="0in" svg:width="3.68858in" svg:height="0.54961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フッター プレースホルダー 5" svg:x="0in" svg:y="10.45in" svg:width="3.68858in" svg:height="0.54961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スライド番号プレースホルダー 6" svg:x="4.81102in" svg:y="10.45in" svg:width="3.68858in" svg:height="0.54961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2-つのコンテンツ" style:page-layout-name="pageLayout1" draw:style-name="a174">
      <draw:frame draw:id="id26" presentation:style-name="a177" draw:name="タイトル 1" svg:x="0.55118in" svg:y="0.24724in" svg:width="9.92087in" svg:height="1.03504in" presentation:class="title" presentation:placeholder="false">
        <draw:text-box>
          <text:p text:style-name="a176" text:class-names="" text:cond-style-name=""><text:span text:style-name="a175" text:class-names="">マスター タイトルの書式設定</text:span></text:p>
        </draw:text-box>
        <svg:title/>
        <svg:desc/>
      </draw:frame>
      <draw:frame draw:id="id27" presentation:style-name="a200" draw:name="コンテンツ プレースホルダー 2" svg:x="0.55039in" svg:y="1.45157in" svg:width="4.87677in" svg:height="3.59567in" presentation:class="title" presentation:placeholder="false">
        <draw:text-box>
          <text:p text:style-name="a179" text:class-names="" text:cond-style-name=""><text:span text:style-name="a178" text:class-names="">マスター テキストの書式設定</text:span></text:p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0" text:class-names="">第<text:s text:c="1"/></text:span><text:span text:style-name="a181" text:class-names="">2<text:s text:c="1"/></text:span><text:span text:style-name="a182" text:class-names="">レベル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5" text:class-names="">第<text:s text:c="1"/></text:span><text:span text:style-name="a186" text:class-names="">3<text:s text:c="1"/></text:span><text:span text:style-name="a187" text:class-names="">レベル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0" text:class-names="">第<text:s text:c="1"/></text:span><text:span text:style-name="a191" text:class-names="">4<text:s text:c="1"/></text:span><text:span text:style-name="a19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5" text:class-names="">第<text:s text:c="1"/></text:span><text:span text:style-name="a196" text:class-names="">5<text:s text:c="1"/></text:span><text:span text:style-name="a197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23" draw:name="コンテンツ プレースホルダー 3" svg:x="5.5937in" svg:y="1.45157in" svg:width="4.87835in" svg:height="3.59567in" presentation:class="title" presentation:placeholder="false">
        <draw:text-box>
          <text:p text:style-name="a202" text:class-names="" text:cond-style-name=""><text:span text:style-name="a201" text:class-names="">マスター テキストの書式設定</text:span></text:p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3" text:class-names="">第<text:s text:c="1"/></text:span><text:span text:style-name="a204" text:class-names="">2<text:s text:c="1"/></text:span><text:span text:style-name="a205" text:class-names="">レベル</text:span></text:p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p text:style-name="a211" text:class-names="" text:cond-style-name=""><text:span text:style-name="a208" text:class-names="">第<text:s text:c="1"/></text:span><text:span text:style-name="a209" text:class-names="">3<text:s text:c="1"/></text:span><text:span text:style-name="a210" text:class-names="">レベル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3" text:class-names="">第<text:s text:c="1"/></text:span><text:span text:style-name="a214" text:class-names="">4<text:s text:c="1"/></text:span><text:span text:style-name="a215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list text:style-name="a222">
                            <text:list-item>
                              <text:p text:style-name="a221" text:class-names="" text:cond-style-name=""><text:span text:style-name="a218" text:class-names="">第<text:s text:c="1"/></text:span><text:span text:style-name="a219" text:class-names="">5<text:s text:c="1"/></text:span><text:span text:style-name="a220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26" draw:name="日付プレースホルダー 4" svg:x="0.55118in" svg:y="5.64882in" svg:width="2.56811in" svg:height="0.42717in" presentation:class="date-time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0" presentation:style-name="a229" draw:name="フッター プレースホルダー 5" svg:x="3.77008in" svg:y="5.64882in" svg:width="3.49409in" svg:height="0.42717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31" presentation:style-name="a232" draw:name="スライド番号プレースホルダー 6" svg:x="7.90394in" svg:y="5.64882in" svg:width="2.56811in" svg:height="0.42717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  <presentation:notes style:page-layout-name="pageLayout2" draw:style-name="a249">
        <draw:page-thumbnail svg:x="0.58346in" svg:y="0.83583in" svg:width="7.33228in" svg:height="4.12441in" presentation:class="page" draw:id="id5" presentation:style-name="a233" draw:name="スライド イメージ プレースホルダー 1">
          <svg:title/>
          <svg:desc/>
        </draw:page-thumbnail>
        <draw:frame draw:id="id6" presentation:style-name="a236" draw:name="ノート プレースホルダー 2" svg:x="0.85in" svg:y="5.2248in" svg:width="6.79961in" svg:height="4.94961in" presentation:class="notes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7" presentation:style-name="a239" draw:name="ヘッダー プレースホルダー 3" svg:x="0in" svg:y="0in" svg:width="3.68858in" svg:height="0.54961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8" presentation:style-name="a242" draw:name="日付プレースホルダー 4" svg:x="4.81102in" svg:y="0in" svg:width="3.68858in" svg:height="0.54961in" presentation:class="date-time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9" presentation:style-name="a245" draw:name="フッター プレースホルダー 5" svg:x="0in" svg:y="10.45in" svg:width="3.68858in" svg:height="0.54961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0" presentation:style-name="a248" draw:name="スライド番号プレースホルダー 6" svg:x="4.81102in" svg:y="10.45in" svg:width="3.68858in" svg:height="0.54961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較" style:page-layout-name="pageLayout1" draw:style-name="a250">
      <draw:frame draw:id="id32" presentation:style-name="a253" draw:name="タイトル 1" svg:x="0.75866in" svg:y="0.32992in" svg:width="9.50866in" svg:height="1.19961in" presentation:class="title" presentation:placeholder="false">
        <draw:text-box>
          <text:p text:style-name="a252" text:class-names="" text:cond-style-name=""><text:span text:style-name="a251" text:class-names="">マスター タイトルの書式設定</text:span></text:p>
        </draw:text-box>
        <svg:title/>
        <svg:desc/>
      </draw:frame>
      <draw:frame draw:id="id33" presentation:style-name="a257" draw:name="テキスト プレースホルダー 2" svg:x="0.75866in" svg:y="1.52087in" svg:width="4.66496in" svg:height="0.74488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マスター テキストの書式設定</text:span></text:p>
            </text:list-item>
          </text:list>
        </draw:text-box>
        <svg:title/>
        <svg:desc/>
      </draw:frame>
      <draw:frame draw:id="id34" presentation:style-name="a280" draw:name="コンテンツ プレースホルダー 3" svg:x="0.75866in" svg:y="2.26575in" svg:width="4.66496in" svg:height="3.3315in" presentation:class="title" presentation:placeholder="false">
        <draw:text-box>
          <text:p text:style-name="a259" text:class-names="" text:cond-style-name=""><text:span text:style-name="a258" text:class-names="">マスター テキストの書式設定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0" text:class-names="">第<text:s text:c="1"/></text:span><text:span text:style-name="a261" text:class-names="">2<text:s text:c="1"/></text:span><text:span text:style-name="a262" text:class-names="">レベル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5" text:class-names="">第<text:s text:c="1"/></text:span><text:span text:style-name="a266" text:class-names="">3<text:s text:c="1"/></text:span><text:span text:style-name="a267" text:class-names="">レベル</text:span></text:p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p text:style-name="a273" text:class-names="" text:cond-style-name=""><text:span text:style-name="a270" text:class-names="">第<text:s text:c="1"/></text:span><text:span text:style-name="a271" text:class-names="">4<text:s text:c="1"/></text:span><text:span text:style-name="a27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5" text:class-names="">第<text:s text:c="1"/></text:span><text:span text:style-name="a276" text:class-names="">5<text:s text:c="1"/></text:span><text:span text:style-name="a277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4" draw:name="テキスト プレースホルダー 4" svg:x="5.5815in" svg:y="1.52087in" svg:width="4.68583in" svg:height="0.74488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マスター テキストの書式設定</text:span></text:p>
            </text:list-item>
          </text:list>
        </draw:text-box>
        <svg:title/>
        <svg:desc/>
      </draw:frame>
      <draw:frame draw:id="id36" presentation:style-name="a307" draw:name="コンテンツ プレースホルダー 5" svg:x="5.5815in" svg:y="2.26575in" svg:width="4.68583in" svg:height="3.3315in" presentation:class="title" presentation:placeholder="false">
        <draw:text-box>
          <text:p text:style-name="a286" text:class-names="" text:cond-style-name=""><text:span text:style-name="a285" text:class-names="">マスター テキストの書式設定</text:span></text:p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7" text:class-names="">第<text:s text:c="1"/></text:span><text:span text:style-name="a288" text:class-names="">2<text:s text:c="1"/></text:span><text:span text:style-name="a289" text:class-names="">レベル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2" text:class-names="">第<text:s text:c="1"/></text:span><text:span text:style-name="a293" text:class-names="">3<text:s text:c="1"/></text:span><text:span text:style-name="a294" text:class-names="">レベル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7" text:class-names="">第<text:s text:c="1"/></text:span><text:span text:style-name="a298" text:class-names="">4<text:s text:c="1"/></text:span><text:span text:style-name="a29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2" text:class-names="">第<text:s text:c="1"/></text:span><text:span text:style-name="a303" text:class-names="">5<text:s text:c="1"/></text:span><text:span text:style-name="a304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10" draw:name="日付プレースホルダー 6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38" presentation:style-name="a313" draw:name="フッター プレースホルダー 7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39" presentation:style-name="a316" draw:name="スライド番号プレースホルダー 8" svg:x="7.90394in" svg:y="5.64882in" svg:width="2.56811in" svg:height="0.42717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33">
        <draw:page-thumbnail svg:x="0.58346in" svg:y="0.83583in" svg:width="7.33228in" svg:height="4.12441in" presentation:class="page" draw:id="id5" presentation:style-name="a317" draw:name="スライド イメージ プレースホルダー 1">
          <svg:title/>
          <svg:desc/>
        </draw:page-thumbnail>
        <draw:frame draw:id="id6" presentation:style-name="a320" draw:name="ノート プレースホルダー 2" svg:x="0.85in" svg:y="5.2248in" svg:width="6.79961in" svg:height="4.94961in" presentation:class="notes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7" presentation:style-name="a323" draw:name="ヘッダー プレースホルダー 3" svg:x="0in" svg:y="0in" svg:width="3.68858in" svg:height="0.54961in" presentation:class="head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8" presentation:style-name="a326" draw:name="日付プレースホルダー 4" svg:x="4.81102in" svg:y="0in" svg:width="3.68858in" svg:height="0.54961in" presentation:class="date-time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9" presentation:style-name="a329" draw:name="フッター プレースホルダー 5" svg:x="0in" svg:y="10.45in" svg:width="3.68858in" svg:height="0.54961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2" draw:name="スライド番号プレースホルダー 6" svg:x="4.81102in" svg:y="10.45in" svg:width="3.68858in" svg:height="0.54961in" presentation:class="page-number" presentation:placeholder="false">
          <draw:text-box>
            <text:p text:style-name="a331" text:class-names="" text:cond-style-name=""><text:span text:style-name="a3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タイトルのみ" style:page-layout-name="pageLayout1" draw:style-name="a334">
      <draw:frame draw:id="id40" presentation:style-name="a337" draw:name="タイトル 1" svg:x="0.55118in" svg:y="0.24724in" svg:width="9.92087in" svg:height="1.03504in" presentation:class="title" presentation:placeholder="false">
        <draw:text-box>
          <text:p text:style-name="a336" text:class-names="" text:cond-style-name=""><text:span text:style-name="a335" text:class-names="">マスター タイトルの書式設定</text:span></text:p>
        </draw:text-box>
        <svg:title/>
        <svg:desc/>
      </draw:frame>
      <draw:frame draw:id="id41" presentation:style-name="a340" draw:name="日付プレースホルダー 2" svg:x="0.55118in" svg:y="5.64882in" svg:width="2.56811in" svg:height="0.42717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42" presentation:style-name="a343" draw:name="フッター プレースホルダー 3" svg:x="3.77008in" svg:y="5.64882in" svg:width="3.49409in" svg:height="0.42717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3" presentation:style-name="a346" draw:name="スライド番号プレースホルダー 4" svg:x="7.90394in" svg:y="5.64882in" svg:width="2.56811in" svg:height="0.42717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58346in" svg:y="0.83583in" svg:width="7.33228in" svg:height="4.12441in" presentation:class="page" draw:id="id5" presentation:style-name="a347" draw:name="スライド イメージ プレースホルダー 1">
          <svg:title/>
          <svg:desc/>
        </draw:page-thumbnail>
        <draw:frame draw:id="id6" presentation:style-name="a350" draw:name="ノート プレースホルダー 2" svg:x="0.85in" svg:y="5.2248in" svg:width="6.79961in" svg:height="4.94961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ヘッダー プレースホルダー 3" svg:x="0in" svg:y="0in" svg:width="3.68858in" svg:height="0.54961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日付プレースホルダー 4" svg:x="4.81102in" svg:y="0in" svg:width="3.68858in" svg:height="0.54961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フッター プレースホルダー 5" svg:x="0in" svg:y="10.45in" svg:width="3.68858in" svg:height="0.54961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スライド番号プレースホルダー 6" svg:x="4.81102in" svg:y="10.45in" svg:width="3.68858in" svg:height="0.54961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白紙" style:page-layout-name="pageLayout1" draw:style-name="a364">
      <draw:frame draw:id="id44" presentation:style-name="a367" draw:name="日付プレースホルダー 1" svg:x="0.55118in" svg:y="5.64882in" svg:width="2.56811in" svg:height="0.42717in" presentation:class="date-time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45" presentation:style-name="a370" draw:name="フッター プレースホルダー 2" svg:x="3.77008in" svg:y="5.64882in" svg:width="3.49409in" svg:height="0.42717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46" presentation:style-name="a373" draw:name="スライド番号プレースホルダー 3" svg:x="7.90394in" svg:y="5.64882in" svg:width="2.56811in" svg:height="0.42717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390">
        <draw:page-thumbnail svg:x="0.58346in" svg:y="0.83583in" svg:width="7.33228in" svg:height="4.12441in" presentation:class="page" draw:id="id5" presentation:style-name="a374" draw:name="スライド イメージ プレースホルダー 1">
          <svg:title/>
          <svg:desc/>
        </draw:page-thumbnail>
        <draw:frame draw:id="id6" presentation:style-name="a377" draw:name="ノート プレースホルダー 2" svg:x="0.85in" svg:y="5.2248in" svg:width="6.79961in" svg:height="4.94961in" presentation:class="notes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7" presentation:style-name="a380" draw:name="ヘッダー プレースホルダー 3" svg:x="0in" svg:y="0in" svg:width="3.68858in" svg:height="0.54961in" presentation:class="head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8" presentation:style-name="a383" draw:name="日付プレースホルダー 4" svg:x="4.81102in" svg:y="0in" svg:width="3.68858in" svg:height="0.54961in" presentation:class="date-time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9" presentation:style-name="a386" draw:name="フッター プレースホルダー 5" svg:x="0in" svg:y="10.45in" svg:width="3.68858in" svg:height="0.54961in" presentation:class="foot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10" presentation:style-name="a389" draw:name="スライド番号プレースホルダー 6" svg:x="4.81102in" svg:y="10.45in" svg:width="3.68858in" svg:height="0.54961in" presentation:class="page-number" presentation:placeholder="false">
          <draw:text-box>
            <text:p text:style-name="a388" text:class-names="" text:cond-style-name=""><text:span text:style-name="a3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タイトル付きの_a_コンテンツ" style:page-layout-name="pageLayout1" draw:style-name="a391">
      <draw:frame draw:id="id47" presentation:style-name="a394" draw:name="タイトル 1" svg:x="0.75866in" svg:y="0.41339in" svg:width="3.55551in" svg:height="1.44803in" presentation:class="title" presentation:placeholder="false">
        <draw:text-box>
          <text:p text:style-name="a393" text:class-names="" text:cond-style-name=""><text:span text:style-name="a392" text:class-names="">マスター タイトルの書式設定</text:span></text:p>
        </draw:text-box>
        <svg:title/>
        <svg:desc/>
      </draw:frame>
      <draw:frame draw:id="id48" presentation:style-name="a417" draw:name="コンテンツ プレースホルダー 2" svg:x="4.6874in" svg:y="0.89252in" svg:width="5.57992in" svg:height="4.40787in" presentation:class="title" presentation:placeholder="false">
        <draw:text-box>
          <text:p text:style-name="a396" text:class-names="" text:cond-style-name=""><text:span text:style-name="a395" text:class-names="">マスター テキストの書式設定</text:span></text:p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7" text:class-names="">第<text:s text:c="1"/></text:span><text:span text:style-name="a398" text:class-names="">2<text:s text:c="1"/></text:span><text:span text:style-name="a399" text:class-names="">レベル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2" text:class-names="">第<text:s text:c="1"/></text:span><text:span text:style-name="a403" text:class-names="">3<text:s text:c="1"/></text:span><text:span text:style-name="a404" text:class-names="">レベル</text:span></text:p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p text:style-name="a410" text:class-names="" text:cond-style-name=""><text:span text:style-name="a407" text:class-names="">第<text:s text:c="1"/></text:span><text:span text:style-name="a408" text:class-names="">4<text:s text:c="1"/></text:span><text:span text:style-name="a40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2" text:class-names="">第<text:s text:c="1"/></text:span><text:span text:style-name="a413" text:class-names="">5<text:s text:c="1"/></text:span><text:span text:style-name="a414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21" draw:name="テキスト プレースホルダー 3" svg:x="0.75866in" svg:y="1.86102in" svg:width="3.55551in" svg:height="3.44606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マスター テキストの書式設定</text:span></text:p>
            </text:list-item>
          </text:list>
        </draw:text-box>
        <svg:title/>
        <svg:desc/>
      </draw:frame>
      <draw:frame draw:id="id50" presentation:style-name="a424" draw:name="日付プレースホルダー 4" svg:x="0.55118in" svg:y="5.64882in" svg:width="2.56811in" svg:height="0.42717in" presentation:class="date-time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1" presentation:style-name="a427" draw:name="フッター プレースホルダー 5" svg:x="3.77008in" svg:y="5.64882in" svg:width="3.49409in" svg:height="0.42717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52" presentation:style-name="a430" draw:name="スライド番号プレースホルダー 6" svg:x="7.90394in" svg:y="5.64882in" svg:width="2.56811in" svg:height="0.42717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presentation:notes style:page-layout-name="pageLayout2" draw:style-name="a447">
        <draw:page-thumbnail svg:x="0.58346in" svg:y="0.83583in" svg:width="7.33228in" svg:height="4.12441in" presentation:class="page" draw:id="id5" presentation:style-name="a431" draw:name="スライド イメージ プレースホルダー 1">
          <svg:title/>
          <svg:desc/>
        </draw:page-thumbnail>
        <draw:frame draw:id="id6" presentation:style-name="a434" draw:name="ノート プレースホルダー 2" svg:x="0.85in" svg:y="5.2248in" svg:width="6.79961in" svg:height="4.94961in" presentation:class="notes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7" presentation:style-name="a437" draw:name="ヘッダー プレースホルダー 3" svg:x="0in" svg:y="0in" svg:width="3.68858in" svg:height="0.54961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8" presentation:style-name="a440" draw:name="日付プレースホルダー 4" svg:x="4.81102in" svg:y="0in" svg:width="3.68858in" svg:height="0.54961in" presentation:class="date-time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3" draw:name="フッター プレースホルダー 5" svg:x="0in" svg:y="10.45in" svg:width="3.68858in" svg:height="0.54961in" presentation:class="foot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0" presentation:style-name="a446" draw:name="スライド番号プレースホルダー 6" svg:x="4.81102in" svg:y="10.45in" svg:width="3.68858in" svg:height="0.54961in" presentation:class="page-number" presentation:placeholder="false">
          <draw:text-box>
            <text:p text:style-name="a445" text:class-names="" text:cond-style-name=""><text:span text:style-name="a4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タイトル付きの図" style:page-layout-name="pageLayout1" draw:style-name="a448">
      <draw:frame draw:id="id53" presentation:style-name="a451" draw:name="タイトル 1" svg:x="0.75866in" svg:y="0.41339in" svg:width="3.55551in" svg:height="1.44803in" presentation:class="title" presentation:placeholder="false">
        <draw:text-box>
          <text:p text:style-name="a450" text:class-names="" text:cond-style-name=""><text:span text:style-name="a449" text:class-names="">マスター タイトルの書式設定</text:span></text:p>
        </draw:text-box>
        <svg:title/>
        <svg:desc/>
      </draw:frame>
      <draw:frame draw:id="id54" presentation:style-name="a454" draw:name="図プレースホルダー 2" svg:x="4.6874in" svg:y="0.89252in" svg:width="5.57992in" svg:height="4.40787in" presentation:class="title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55" presentation:style-name="a458" draw:name="テキスト プレースホルダー 3" svg:x="0.75866in" svg:y="1.86102in" svg:width="3.55551in" svg:height="3.44606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マスター テキストの書式設定</text:span></text:p>
            </text:list-item>
          </text:list>
        </draw:text-box>
        <svg:title/>
        <svg:desc/>
      </draw:frame>
      <draw:frame draw:id="id56" presentation:style-name="a461" draw:name="日付プレースホルダー 4" svg:x="0.55118in" svg:y="5.64882in" svg:width="2.56811in" svg:height="0.42717in" presentation:class="date-time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57" presentation:style-name="a464" draw:name="フッター プレースホルダー 5" svg:x="3.77008in" svg:y="5.64882in" svg:width="3.49409in" svg:height="0.42717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58" presentation:style-name="a467" draw:name="スライド番号プレースホルダー 6" svg:x="7.90394in" svg:y="5.64882in" svg:width="2.56811in" svg:height="0.42717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84">
        <draw:page-thumbnail svg:x="0.58346in" svg:y="0.83583in" svg:width="7.33228in" svg:height="4.12441in" presentation:class="page" draw:id="id5" presentation:style-name="a468" draw:name="スライド イメージ プレースホルダー 1">
          <svg:title/>
          <svg:desc/>
        </draw:page-thumbnail>
        <draw:frame draw:id="id6" presentation:style-name="a471" draw:name="ノート プレースホルダー 2" svg:x="0.85in" svg:y="5.2248in" svg:width="6.79961in" svg:height="4.94961in" presentation:class="notes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7" presentation:style-name="a474" draw:name="ヘッダー プレースホルダー 3" svg:x="0in" svg:y="0in" svg:width="3.68858in" svg:height="0.54961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8" presentation:style-name="a477" draw:name="日付プレースホルダー 4" svg:x="4.81102in" svg:y="0in" svg:width="3.68858in" svg:height="0.54961in" presentation:class="date-time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9" presentation:style-name="a480" draw:name="フッター プレースホルダー 5" svg:x="0in" svg:y="10.45in" svg:width="3.68858in" svg:height="0.54961in" presentation:class="foot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0" presentation:style-name="a483" draw:name="スライド番号プレースホルダー 6" svg:x="4.81102in" svg:y="10.45in" svg:width="3.68858in" svg:height="0.54961in" presentation:class="page-number" presentation:placeholder="false">
          <draw:text-box>
            <text:p text:style-name="a482" text:class-names="" text:cond-style-name=""><text:span text:style-name="a4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タイトルと_a_縦書きテキスト" style:page-layout-name="pageLayout1" draw:style-name="a485">
      <draw:frame draw:id="id59" presentation:style-name="a488" draw:name="タイトル 1" svg:x="0.55118in" svg:y="0.24724in" svg:width="9.92087in" svg:height="1.03504in" presentation:class="title" presentation:placeholder="false">
        <draw:text-box>
          <text:p text:style-name="a487" text:class-names="" text:cond-style-name=""><text:span text:style-name="a486" text:class-names="">マスター タイトルの書式設定</text:span></text:p>
        </draw:text-box>
        <svg:title/>
        <svg:desc/>
      </draw:frame>
      <draw:frame draw:id="id60" presentation:style-name="a512" draw:name="縦書きテキスト プレースホルダー 2" svg:x="0.55118in" svg:y="1.45079in" svg:width="9.92087in" svg:height="3.59606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マスター テキストの書式設定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2" text:class-names="">第<text:s text:c="1"/></text:span><text:span text:style-name="a493" text:class-names="">2<text:s text:c="1"/></text:span><text:span text:style-name="a494" text:class-names="">レベル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7" text:class-names="">第<text:s text:c="1"/></text:span><text:span text:style-name="a498" text:class-names="">3<text:s text:c="1"/></text:span><text:span text:style-name="a499" text:class-names="">レベル</text:span></text:p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p text:style-name="a505" text:class-names="" text:cond-style-name=""><text:span text:style-name="a502" text:class-names="">第<text:s text:c="1"/></text:span><text:span text:style-name="a503" text:class-names="">4<text:s text:c="1"/></text:span><text:span text:style-name="a50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7" text:class-names="">第<text:s text:c="1"/></text:span><text:span text:style-name="a508" text:class-names="">5<text:s text:c="1"/></text:span><text:span text:style-name="a509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15" draw:name="日付プレースホルダー 3" svg:x="0.55118in" svg:y="5.64882in" svg:width="2.56811in" svg:height="0.42717in" presentation:class="date-time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62" presentation:style-name="a518" draw:name="フッター プレースホルダー 4" svg:x="3.77008in" svg:y="5.64882in" svg:width="3.49409in" svg:height="0.42717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63" presentation:style-name="a521" draw:name="スライド番号プレースホルダー 5" svg:x="7.90394in" svg:y="5.64882in" svg:width="2.56811in" svg:height="0.42717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  <presentation:notes style:page-layout-name="pageLayout2" draw:style-name="a538">
        <draw:page-thumbnail svg:x="0.58346in" svg:y="0.83583in" svg:width="7.33228in" svg:height="4.12441in" presentation:class="page" draw:id="id5" presentation:style-name="a522" draw:name="スライド イメージ プレースホルダー 1">
          <svg:title/>
          <svg:desc/>
        </draw:page-thumbnail>
        <draw:frame draw:id="id6" presentation:style-name="a525" draw:name="ノート プレースホルダー 2" svg:x="0.85in" svg:y="5.2248in" svg:width="6.79961in" svg:height="4.94961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7" presentation:style-name="a528" draw:name="ヘッダー プレースホルダー 3" svg:x="0in" svg:y="0in" svg:width="3.68858in" svg:height="0.54961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8" presentation:style-name="a531" draw:name="日付プレースホルダー 4" svg:x="4.81102in" svg:y="0in" svg:width="3.68858in" svg:height="0.54961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フッター プレースホルダー 5" svg:x="0in" svg:y="10.45in" svg:width="3.68858in" svg:height="0.54961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スライド番号プレースホルダー 6" svg:x="4.81102in" svg:y="10.45in" svg:width="3.68858in" svg:height="0.54961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縦書きタイトルと_a_縦書きテキスト" style:page-layout-name="pageLayout1" draw:style-name="a539">
      <draw:frame draw:id="id64" presentation:style-name="a542" draw:name="縦書きタイトル 1" svg:x="7.99291in" svg:y="0.24646in" svg:width="2.47913in" svg:height="4.80039in" presentation:class="title" presentation:placeholder="false">
        <draw:text-box>
          <text:p text:style-name="a541" text:class-names="" text:cond-style-name=""><text:span text:style-name="a540" text:class-names="">マスター タイトルの書式設定</text:span></text:p>
        </draw:text-box>
        <svg:title/>
        <svg:desc/>
      </draw:frame>
      <draw:frame draw:id="id65" presentation:style-name="a566" draw:name="縦書きテキスト プレースホルダー 2" svg:x="0.55039in" svg:y="0.24646in" svg:width="7.27598in" svg:height="4.80039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マスター テキストの書式設定</text:span></text:p>
            </text:list-item>
          </text:list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6" text:class-names="">第<text:s text:c="1"/></text:span><text:span text:style-name="a547" text:class-names="">2<text:s text:c="1"/></text:span><text:span text:style-name="a548" text:class-names="">レベル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1" text:class-names="">第<text:s text:c="1"/></text:span><text:span text:style-name="a552" text:class-names="">3<text:s text:c="1"/></text:span><text:span text:style-name="a553" text:class-names="">レベル</text:span></text:p>
                    </text:list-item>
                  </text:list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list text:style-name="a560">
                        <text:list-item>
                          <text:p text:style-name="a559" text:class-names="" text:cond-style-name=""><text:span text:style-name="a556" text:class-names="">第<text:s text:c="1"/></text:span><text:span text:style-name="a557" text:class-names="">4<text:s text:c="1"/></text:span><text:span text:style-name="a55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list text:style-name="a565">
                            <text:list-item>
                              <text:p text:style-name="a564" text:class-names="" text:cond-style-name=""><text:span text:style-name="a561" text:class-names="">第<text:s text:c="1"/></text:span><text:span text:style-name="a562" text:class-names="">5<text:s text:c="1"/></text:span><text:span text:style-name="a563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69" draw:name="日付プレースホルダー 3" svg:x="0.55118in" svg:y="5.64882in" svg:width="2.56811in" svg:height="0.42717in" presentation:class="date-time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67" presentation:style-name="a572" draw:name="フッター プレースホルダー 4" svg:x="3.77008in" svg:y="5.64882in" svg:width="3.49409in" svg:height="0.42717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68" presentation:style-name="a575" draw:name="スライド番号プレースホルダー 5" svg:x="7.90394in" svg:y="5.64882in" svg:width="2.56811in" svg:height="0.42717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/></text:span></text:p>
        </draw:text-box>
        <svg:title/>
        <svg:desc/>
      </draw:frame>
      <presentation:notes style:page-layout-name="pageLayout2" draw:style-name="a592">
        <draw:page-thumbnail svg:x="0.58346in" svg:y="0.83583in" svg:width="7.33228in" svg:height="4.12441in" presentation:class="page" draw:id="id5" presentation:style-name="a576" draw:name="スライド イメージ プレースホルダー 1">
          <svg:title/>
          <svg:desc/>
        </draw:page-thumbnail>
        <draw:frame draw:id="id6" presentation:style-name="a579" draw:name="ノート プレースホルダー 2" svg:x="0.85in" svg:y="5.2248in" svg:width="6.79961in" svg:height="4.94961in" presentation:class="notes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7" presentation:style-name="a582" draw:name="ヘッダー プレースホルダー 3" svg:x="0in" svg:y="0in" svg:width="3.68858in" svg:height="0.54961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8" presentation:style-name="a585" draw:name="日付プレースホルダー 4" svg:x="4.81102in" svg:y="0in" svg:width="3.68858in" svg:height="0.54961in" presentation:class="date-time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9" presentation:style-name="a588" draw:name="フッター プレースホルダー 5" svg:x="0in" svg:y="10.45in" svg:width="3.68858in" svg:height="0.54961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1" draw:name="スライド番号プレースホルダー 6" svg:x="4.81102in" svg:y="10.45in" svg:width="3.68858in" svg:height="0.54961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ank-Slide" style:page-layout-name="pageLayout1" draw:style-name="a593">
      <draw:frame draw:id="id69" presentation:style-name="a596" draw:name="タイトル プレースホルダー 1" svg:x="0.55118in" svg:y="0.24724in" svg:width="9.92087in" svg:height="1.03504in" presentation:class="title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70" presentation:style-name="a620" draw:name="テキスト プレースホルダー 2" svg:x="0.55118in" svg:y="1.45039in" svg:width="9.92087in" svg:height="3.59606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マスター テキストの書式設定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0" text:class-names="">第<text:s text:c="1"/></text:span><text:span text:style-name="a601" text:class-names="">2<text:s text:c="1"/></text:span><text:span text:style-name="a602" text:class-names="">レベル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5" text:class-names="">第<text:s text:c="1"/></text:span><text:span text:style-name="a606" text:class-names="">3<text:s text:c="1"/></text:span><text:span text:style-name="a607" text:class-names="">レベル</text:span></text:p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p text:style-name="a613" text:class-names="" text:cond-style-name=""><text:span text:style-name="a610" text:class-names="">第<text:s text:c="1"/></text:span><text:span text:style-name="a611" text:class-names="">4<text:s text:c="1"/></text:span><text:span text:style-name="a61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5" text:class-names="">第<text:s text:c="1"/></text:span><text:span text:style-name="a616" text:class-names="">5<text:s text:c="1"/></text:span><text:span text:style-name="a617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37">
        <draw:page-thumbnail svg:x="0.58346in" svg:y="0.83583in" svg:width="7.33228in" svg:height="4.12441in" presentation:class="page" draw:id="id5" presentation:style-name="a621" draw:name="スライド イメージ プレースホルダー 1">
          <svg:title/>
          <svg:desc/>
        </draw:page-thumbnail>
        <draw:frame draw:id="id6" presentation:style-name="a624" draw:name="ノート プレースホルダー 2" svg:x="0.85in" svg:y="5.2248in" svg:width="6.79961in" svg:height="4.94961in" presentation:class="notes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7" presentation:style-name="a627" draw:name="ヘッダー プレースホルダー 3" svg:x="0in" svg:y="0in" svg:width="3.68858in" svg:height="0.54961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8" presentation:style-name="a630" draw:name="日付プレースホルダー 4" svg:x="4.81102in" svg:y="0in" svg:width="3.68858in" svg:height="0.54961in" presentation:class="date-time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9" presentation:style-name="a633" draw:name="フッター プレースホルダー 5" svg:x="0in" svg:y="10.45in" svg:width="3.68858in" svg:height="0.54961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0" presentation:style-name="a636" draw:name="スライド番号プレースホルダー 6" svg:x="4.81102in" svg:y="10.45in" svg:width="3.68858in" svg:height="0.54961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タイトル-スライド" style:page-layout-name="pageLayout1" draw:style-name="a638">
      <draw:frame draw:id="id71" presentation:style-name="a641" draw:name="タイトル 1" svg:x="1.37835in" svg:y="1.01575in" svg:width="8.26732in" svg:height="2.15787in" presentation:class="title" presentation:placeholder="false">
        <draw:text-box>
          <text:p text:style-name="a640" text:class-names="" text:cond-style-name=""><text:span text:style-name="a639" text:class-names="">マスター タイトルの書式設定</text:span></text:p>
        </draw:text-box>
        <svg:title/>
        <svg:desc/>
      </draw:frame>
      <draw:frame draw:id="id72" presentation:style-name="a644" draw:name="サブタイトル 2" svg:x="1.37835in" svg:y="3.25709in" svg:width="8.26732in" svg:height="1.49842in" presentation:class="subtitle" presentation:placeholder="false">
        <draw:text-box>
          <text:p text:style-name="a643" text:class-names="" text:cond-style-name=""><text:span text:style-name="a642" text:class-names="">マスター サブタイトルの書式設定</text:span></text:p>
        </draw:text-box>
        <svg:title/>
        <svg:desc/>
      </draw:frame>
      <presentation:notes style:page-layout-name="pageLayout2" draw:style-name="a661">
        <draw:page-thumbnail svg:x="0.58346in" svg:y="0.83583in" svg:width="7.33228in" svg:height="4.12441in" presentation:class="page" draw:id="id5" presentation:style-name="a645" draw:name="スライド イメージ プレースホルダー 1">
          <svg:title/>
          <svg:desc/>
        </draw:page-thumbnail>
        <draw:frame draw:id="id6" presentation:style-name="a648" draw:name="ノート プレースホルダー 2" svg:x="0.85in" svg:y="5.2248in" svg:width="6.79961in" svg:height="4.94961in" presentation:class="notes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7" presentation:style-name="a651" draw:name="ヘッダー プレースホルダー 3" svg:x="0in" svg:y="0in" svg:width="3.68858in" svg:height="0.54961in" presentation:class="head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8" presentation:style-name="a654" draw:name="日付プレースホルダー 4" svg:x="4.81102in" svg:y="0in" svg:width="3.68858in" svg:height="0.54961in" presentation:class="date-time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9" presentation:style-name="a657" draw:name="フッター プレースホルダー 5" svg:x="0in" svg:y="10.45in" svg:width="3.68858in" svg:height="0.54961in" presentation:class="foot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0" presentation:style-name="a660" draw:name="スライド番号プレースホルダー 6" svg:x="4.81102in" svg:y="10.45in" svg:width="3.68858in" svg:height="0.54961in" presentation:class="page-number" presentation:placeholder="false">
          <draw:text-box>
            <text:p text:style-name="a659" text:class-names="" text:cond-style-name=""><text:span text:style-name="a6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タイトルとコンテンツ" style:page-layout-name="pageLayout1" draw:style-name="a662">
      <draw:frame draw:id="id73" presentation:style-name="a665" draw:name="タイトル 1" svg:x="0.55118in" svg:y="0.24724in" svg:width="9.92087in" svg:height="1.03504in" presentation:class="title" presentation:placeholder="false">
        <draw:text-box>
          <text:p text:style-name="a664" text:class-names="" text:cond-style-name=""><text:span text:style-name="a663" text:class-names="">マスター タイトルの書式設定</text:span></text:p>
        </draw:text-box>
        <svg:title/>
        <svg:desc/>
      </draw:frame>
      <draw:frame draw:id="id74" presentation:style-name="a688" draw:name="コンテンツ プレースホルダー 2" svg:x="0.55118in" svg:y="1.45039in" svg:width="9.92087in" svg:height="3.59606in" presentation:class="title" presentation:placeholder="false">
        <draw:text-box>
          <text:p text:style-name="a667" text:class-names="" text:cond-style-name=""><text:span text:style-name="a666" text:class-names="">マスター テキストの書式設定</text:span></text:p>
          <text:list text:style-name="a672">
            <text:list-item>
              <text:list text:style-name="a672">
                <text:list-item>
                  <text:p text:style-name="a671" text:class-names="" text:cond-style-name=""><text:span text:style-name="a668" text:class-names="">第<text:s text:c="1"/></text:span><text:span text:style-name="a669" text:class-names="">2<text:s text:c="1"/></text:span><text:span text:style-name="a670" text:class-names="">レベル</text:span></text:p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p text:style-name="a676" text:class-names="" text:cond-style-name=""><text:span text:style-name="a673" text:class-names="">第<text:s text:c="1"/></text:span><text:span text:style-name="a674" text:class-names="">3<text:s text:c="1"/></text:span><text:span text:style-name="a675" text:class-names="">レベル</text:span></text:p>
                    </text:list-item>
                  </text:list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list text:style-name="a682">
                        <text:list-item>
                          <text:p text:style-name="a681" text:class-names="" text:cond-style-name=""><text:span text:style-name="a678" text:class-names="">第<text:s text:c="1"/></text:span><text:span text:style-name="a679" text:class-names="">4<text:s text:c="1"/></text:span><text:span text:style-name="a68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list text:style-name="a687">
                            <text:list-item>
                              <text:p text:style-name="a686" text:class-names="" text:cond-style-name=""><text:span text:style-name="a683" text:class-names="">第<text:s text:c="1"/></text:span><text:span text:style-name="a684" text:class-names="">5<text:s text:c="1"/></text:span><text:span text:style-name="a685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05">
        <draw:page-thumbnail svg:x="0.58346in" svg:y="0.83583in" svg:width="7.33228in" svg:height="4.12441in" presentation:class="page" draw:id="id5" presentation:style-name="a689" draw:name="スライド イメージ プレースホルダー 1">
          <svg:title/>
          <svg:desc/>
        </draw:page-thumbnail>
        <draw:frame draw:id="id6" presentation:style-name="a692" draw:name="ノート プレースホルダー 2" svg:x="0.85in" svg:y="5.2248in" svg:width="6.79961in" svg:height="4.94961in" presentation:class="notes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" presentation:style-name="a695" draw:name="ヘッダー プレースホルダー 3" svg:x="0in" svg:y="0in" svg:width="3.68858in" svg:height="0.54961in" presentation:class="head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8" presentation:style-name="a698" draw:name="日付プレースホルダー 4" svg:x="4.81102in" svg:y="0in" svg:width="3.68858in" svg:height="0.54961in" presentation:class="date-time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9" presentation:style-name="a701" draw:name="フッター プレースホルダー 5" svg:x="0in" svg:y="10.45in" svg:width="3.68858in" svg:height="0.54961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0" presentation:style-name="a704" draw:name="スライド番号プレースホルダー 6" svg:x="4.81102in" svg:y="10.45in" svg:width="3.68858in" svg:height="0.54961in" presentation:class="page-number" presentation:placeholder="false">
          <draw:text-box>
            <text:p text:style-name="a703" text:class-names="" text:cond-style-name=""><text:span text:style-name="a7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セクション見出し" style:page-layout-name="pageLayout1" draw:style-name="a706">
      <draw:frame draw:id="id75" presentation:style-name="a709" draw:name="タイトル 1" svg:x="0.75157in" svg:y="1.54685in" svg:width="9.50866in" svg:height="2.57795in" presentation:class="title" presentation:placeholder="false">
        <draw:text-box>
          <text:p text:style-name="a708" text:class-names="" text:cond-style-name=""><text:span text:style-name="a707" text:class-names="">マスター タイトルの書式設定</text:span></text:p>
        </draw:text-box>
        <svg:title/>
        <svg:desc/>
      </draw:frame>
      <draw:frame draw:id="id76" presentation:style-name="a713" draw:name="テキスト プレースホルダー 2" svg:x="0.75157in" svg:y="4.14921in" svg:width="9.50866in" svg:height="1.35748in" presentation:class="outline" presentation:placeholder="false">
        <draw:text-box>
          <text:list text:style-name="a712">
            <text:list-item>
              <text:p text:style-name="a711" text:class-names="" text:cond-style-name=""><text:span text:style-name="a710" text:class-names="">マスター テキストの書式設定</text:span></text:p>
            </text:list-item>
          </text:list>
        </draw:text-box>
        <svg:title/>
        <svg:desc/>
      </draw:frame>
      <presentation:notes style:page-layout-name="pageLayout2" draw:style-name="a730">
        <draw:page-thumbnail svg:x="0.58346in" svg:y="0.83583in" svg:width="7.33228in" svg:height="4.12441in" presentation:class="page" draw:id="id5" presentation:style-name="a714" draw:name="スライド イメージ プレースホルダー 1">
          <svg:title/>
          <svg:desc/>
        </draw:page-thumbnail>
        <draw:frame draw:id="id6" presentation:style-name="a717" draw:name="ノート プレースホルダー 2" svg:x="0.85in" svg:y="5.2248in" svg:width="6.79961in" svg:height="4.94961in" presentation:class="notes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7" presentation:style-name="a720" draw:name="ヘッダー プレースホルダー 3" svg:x="0in" svg:y="0in" svg:width="3.68858in" svg:height="0.54961in" presentation:class="head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8" presentation:style-name="a723" draw:name="日付プレースホルダー 4" svg:x="4.81102in" svg:y="0in" svg:width="3.68858in" svg:height="0.54961in" presentation:class="date-time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9" presentation:style-name="a726" draw:name="フッター プレースホルダー 5" svg:x="0in" svg:y="10.45in" svg:width="3.68858in" svg:height="0.54961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0" presentation:style-name="a729" draw:name="スライド番号プレースホルダー 6" svg:x="4.81102in" svg:y="10.45in" svg:width="3.68858in" svg:height="0.54961in" presentation:class="page-number" presentation:placeholder="false">
          <draw:text-box>
            <text:p text:style-name="a728" text:class-names="" text:cond-style-name=""><text:span text:style-name="a7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2-つのコンテンツ" style:page-layout-name="pageLayout1" draw:style-name="a731">
      <draw:frame draw:id="id77" presentation:style-name="a734" draw:name="タイトル 1" svg:x="0.55118in" svg:y="0.24724in" svg:width="9.92087in" svg:height="1.03504in" presentation:class="title" presentation:placeholder="false">
        <draw:text-box>
          <text:p text:style-name="a733" text:class-names="" text:cond-style-name=""><text:span text:style-name="a732" text:class-names="">マスター タイトルの書式設定</text:span></text:p>
        </draw:text-box>
        <svg:title/>
        <svg:desc/>
      </draw:frame>
      <draw:frame draw:id="id78" presentation:style-name="a757" draw:name="コンテンツ プレースホルダー 2" svg:x="0.55039in" svg:y="1.44961in" svg:width="4.87677in" svg:height="3.59724in" presentation:class="title" presentation:placeholder="false">
        <draw:text-box>
          <text:p text:style-name="a736" text:class-names="" text:cond-style-name=""><text:span text:style-name="a735" text:class-names="">マスター テキストの書式設定</text:span></text:p>
          <text:list text:style-name="a741">
            <text:list-item>
              <text:list text:style-name="a741">
                <text:list-item>
                  <text:p text:style-name="a740" text:class-names="" text:cond-style-name=""><text:span text:style-name="a737" text:class-names="">第<text:s text:c="1"/></text:span><text:span text:style-name="a738" text:class-names="">2<text:s text:c="1"/></text:span><text:span text:style-name="a739" text:class-names="">レベル</text:span></text:p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p text:style-name="a745" text:class-names="" text:cond-style-name=""><text:span text:style-name="a742" text:class-names="">第<text:s text:c="1"/></text:span><text:span text:style-name="a743" text:class-names="">3<text:s text:c="1"/></text:span><text:span text:style-name="a744" text:class-names="">レベル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7" text:class-names="">第<text:s text:c="1"/></text:span><text:span text:style-name="a748" text:class-names="">4<text:s text:c="1"/></text:span><text:span text:style-name="a74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2" text:class-names="">第<text:s text:c="1"/></text:span><text:span text:style-name="a753" text:class-names="">5<text:s text:c="1"/></text:span><text:span text:style-name="a754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780" draw:name="コンテンツ プレースホルダー 3" svg:x="5.5937in" svg:y="1.44961in" svg:width="4.87835in" svg:height="3.59724in" presentation:class="title" presentation:placeholder="false">
        <draw:text-box>
          <text:p text:style-name="a759" text:class-names="" text:cond-style-name=""><text:span text:style-name="a758" text:class-names="">マスター テキストの書式設定</text:span></text:p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60" text:class-names="">第<text:s text:c="1"/></text:span><text:span text:style-name="a761" text:class-names="">2<text:s text:c="1"/></text:span><text:span text:style-name="a762" text:class-names="">レベル</text:span></text:p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p text:style-name="a768" text:class-names="" text:cond-style-name=""><text:span text:style-name="a765" text:class-names="">第<text:s text:c="1"/></text:span><text:span text:style-name="a766" text:class-names="">3<text:s text:c="1"/></text:span><text:span text:style-name="a767" text:class-names="">レベル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0" text:class-names="">第<text:s text:c="1"/></text:span><text:span text:style-name="a771" text:class-names="">4<text:s text:c="1"/></text:span><text:span text:style-name="a77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5" text:class-names="">第<text:s text:c="1"/></text:span><text:span text:style-name="a776" text:class-names="">5<text:s text:c="1"/></text:span><text:span text:style-name="a777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97">
        <draw:page-thumbnail svg:x="0.58346in" svg:y="0.83583in" svg:width="7.33228in" svg:height="4.12441in" presentation:class="page" draw:id="id5" presentation:style-name="a781" draw:name="スライド イメージ プレースホルダー 1">
          <svg:title/>
          <svg:desc/>
        </draw:page-thumbnail>
        <draw:frame draw:id="id6" presentation:style-name="a784" draw:name="ノート プレースホルダー 2" svg:x="0.85in" svg:y="5.2248in" svg:width="6.79961in" svg:height="4.94961in" presentation:class="notes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7" presentation:style-name="a787" draw:name="ヘッダー プレースホルダー 3" svg:x="0in" svg:y="0in" svg:width="3.68858in" svg:height="0.54961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8" presentation:style-name="a790" draw:name="日付プレースホルダー 4" svg:x="4.81102in" svg:y="0in" svg:width="3.68858in" svg:height="0.54961in" presentation:class="date-time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9" presentation:style-name="a793" draw:name="フッター プレースホルダー 5" svg:x="0in" svg:y="10.45in" svg:width="3.68858in" svg:height="0.54961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0" presentation:style-name="a796" draw:name="スライド番号プレースホルダー 6" svg:x="4.81102in" svg:y="10.45in" svg:width="3.68858in" svg:height="0.54961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比較" style:page-layout-name="pageLayout1" draw:style-name="a798">
      <draw:frame draw:id="id80" presentation:style-name="a801" draw:name="タイトル 1" svg:x="0.75866in" svg:y="0.32992in" svg:width="9.50866in" svg:height="1.19961in" presentation:class="title" presentation:placeholder="false">
        <draw:text-box>
          <text:p text:style-name="a800" text:class-names="" text:cond-style-name=""><text:span text:style-name="a799" text:class-names="">マスター タイトルの書式設定</text:span></text:p>
        </draw:text-box>
        <svg:title/>
        <svg:desc/>
      </draw:frame>
      <draw:frame draw:id="id81" presentation:style-name="a805" draw:name="テキスト プレースホルダー 2" svg:x="0.75866in" svg:y="1.52087in" svg:width="4.66496in" svg:height="0.74488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マスター テキストの書式設定</text:span></text:p>
            </text:list-item>
          </text:list>
        </draw:text-box>
        <svg:title/>
        <svg:desc/>
      </draw:frame>
      <draw:frame draw:id="id82" presentation:style-name="a828" draw:name="コンテンツ プレースホルダー 3" svg:x="0.75866in" svg:y="2.26575in" svg:width="4.66496in" svg:height="3.3315in" presentation:class="title" presentation:placeholder="false">
        <draw:text-box>
          <text:p text:style-name="a807" text:class-names="" text:cond-style-name=""><text:span text:style-name="a806" text:class-names="">マスター テキストの書式設定</text:span></text:p>
          <text:list text:style-name="a812">
            <text:list-item>
              <text:list text:style-name="a812">
                <text:list-item>
                  <text:p text:style-name="a811" text:class-names="" text:cond-style-name=""><text:span text:style-name="a808" text:class-names="">第<text:s text:c="1"/></text:span><text:span text:style-name="a809" text:class-names="">2<text:s text:c="1"/></text:span><text:span text:style-name="a810" text:class-names="">レベル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3" text:class-names="">第<text:s text:c="1"/></text:span><text:span text:style-name="a814" text:class-names="">3<text:s text:c="1"/></text:span><text:span text:style-name="a815" text:class-names="">レベル</text:span></text:p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p text:style-name="a821" text:class-names="" text:cond-style-name=""><text:span text:style-name="a818" text:class-names="">第<text:s text:c="1"/></text:span><text:span text:style-name="a819" text:class-names="">4<text:s text:c="1"/></text:span><text:span text:style-name="a8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list text:style-name="a827">
                            <text:list-item>
                              <text:p text:style-name="a826" text:class-names="" text:cond-style-name=""><text:span text:style-name="a823" text:class-names="">第<text:s text:c="1"/></text:span><text:span text:style-name="a824" text:class-names="">5<text:s text:c="1"/></text:span><text:span text:style-name="a825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832" draw:name="テキスト プレースホルダー 4" svg:x="5.5815in" svg:y="1.52087in" svg:width="4.68583in" svg:height="0.74488in" presentation:class="outline" presentation:placeholder="false">
        <draw:text-box>
          <text:list text:style-name="a831">
            <text:list-item>
              <text:p text:style-name="a830" text:class-names="" text:cond-style-name=""><text:span text:style-name="a829" text:class-names="">マスター テキストの書式設定</text:span></text:p>
            </text:list-item>
          </text:list>
        </draw:text-box>
        <svg:title/>
        <svg:desc/>
      </draw:frame>
      <draw:frame draw:id="id84" presentation:style-name="a855" draw:name="コンテンツ プレースホルダー 5" svg:x="5.5815in" svg:y="2.26575in" svg:width="4.68583in" svg:height="3.3315in" presentation:class="title" presentation:placeholder="false">
        <draw:text-box>
          <text:p text:style-name="a834" text:class-names="" text:cond-style-name=""><text:span text:style-name="a833" text:class-names="">マスター テキストの書式設定</text:span></text:p>
          <text:list text:style-name="a839">
            <text:list-item>
              <text:list text:style-name="a839">
                <text:list-item>
                  <text:p text:style-name="a838" text:class-names="" text:cond-style-name=""><text:span text:style-name="a835" text:class-names="">第<text:s text:c="1"/></text:span><text:span text:style-name="a836" text:class-names="">2<text:s text:c="1"/></text:span><text:span text:style-name="a837" text:class-names="">レベル</text:span></text:p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p text:style-name="a843" text:class-names="" text:cond-style-name=""><text:span text:style-name="a840" text:class-names="">第<text:s text:c="1"/></text:span><text:span text:style-name="a841" text:class-names="">3<text:s text:c="1"/></text:span><text:span text:style-name="a842" text:class-names="">レベル</text:span></text:p>
                    </text:list-item>
                  </text:list>
                </text:list-item>
              </text:list>
            </text:list-item>
          </text:list>
          <text:list text:style-name="a849">
            <text:list-item>
              <text:list text:style-name="a849">
                <text:list-item>
                  <text:list text:style-name="a849">
                    <text:list-item>
                      <text:list text:style-name="a849">
                        <text:list-item>
                          <text:p text:style-name="a848" text:class-names="" text:cond-style-name=""><text:span text:style-name="a845" text:class-names="">第<text:s text:c="1"/></text:span><text:span text:style-name="a846" text:class-names="">4<text:s text:c="1"/></text:span><text:span text:style-name="a84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0" text:class-names="">第<text:s text:c="1"/></text:span><text:span text:style-name="a851" text:class-names="">5<text:s text:c="1"/></text:span><text:span text:style-name="a852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72">
        <draw:page-thumbnail svg:x="0.58346in" svg:y="0.83583in" svg:width="7.33228in" svg:height="4.12441in" presentation:class="page" draw:id="id5" presentation:style-name="a856" draw:name="スライド イメージ プレースホルダー 1">
          <svg:title/>
          <svg:desc/>
        </draw:page-thumbnail>
        <draw:frame draw:id="id6" presentation:style-name="a859" draw:name="ノート プレースホルダー 2" svg:x="0.85in" svg:y="5.2248in" svg:width="6.79961in" svg:height="4.94961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ヘッダー プレースホルダー 3" svg:x="0in" svg:y="0in" svg:width="3.68858in" svg:height="0.54961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日付プレースホルダー 4" svg:x="4.81102in" svg:y="0in" svg:width="3.68858in" svg:height="0.54961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フッター プレースホルダー 5" svg:x="0in" svg:y="10.45in" svg:width="3.68858in" svg:height="0.54961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スライド番号プレースホルダー 6" svg:x="4.81102in" svg:y="10.45in" svg:width="3.68858in" svg:height="0.54961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タイトルのみ" style:page-layout-name="pageLayout1" draw:style-name="a873">
      <draw:frame draw:id="id85" presentation:style-name="a876" draw:name="タイトル 1" svg:x="0.55118in" svg:y="0.24724in" svg:width="9.92087in" svg:height="1.03504in" presentation:class="title" presentation:placeholder="false">
        <draw:text-box>
          <text:p text:style-name="a875" text:class-names="" text:cond-style-name=""><text:span text:style-name="a874" text:class-names="">マスター タイトルの書式設定</text:span></text:p>
        </draw:text-box>
        <svg:title/>
        <svg:desc/>
      </draw:frame>
      <presentation:notes style:page-layout-name="pageLayout2" draw:style-name="a893">
        <draw:page-thumbnail svg:x="0.58346in" svg:y="0.83583in" svg:width="7.33228in" svg:height="4.12441in" presentation:class="page" draw:id="id5" presentation:style-name="a877" draw:name="スライド イメージ プレースホルダー 1">
          <svg:title/>
          <svg:desc/>
        </draw:page-thumbnail>
        <draw:frame draw:id="id6" presentation:style-name="a880" draw:name="ノート プレースホルダー 2" svg:x="0.85in" svg:y="5.2248in" svg:width="6.79961in" svg:height="4.94961in" presentation:class="notes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7" presentation:style-name="a883" draw:name="ヘッダー プレースホルダー 3" svg:x="0in" svg:y="0in" svg:width="3.68858in" svg:height="0.54961in" presentation:class="head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8" presentation:style-name="a886" draw:name="日付プレースホルダー 4" svg:x="4.81102in" svg:y="0in" svg:width="3.68858in" svg:height="0.54961in" presentation:class="date-time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9" presentation:style-name="a889" draw:name="フッター プレースホルダー 5" svg:x="0in" svg:y="10.45in" svg:width="3.68858in" svg:height="0.54961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0" presentation:style-name="a892" draw:name="スライド番号プレースホルダー 6" svg:x="4.81102in" svg:y="10.45in" svg:width="3.68858in" svg:height="0.54961in" presentation:class="page-number" presentation:placeholder="false">
          <draw:text-box>
            <text:p text:style-name="a891" text:class-names="" text:cond-style-name=""><text:span text:style-name="a8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白紙" style:page-layout-name="pageLayout1" draw:style-name="a894">
      <draw:frame draw:id="id86" presentation:style-name="a897" draw:name="タイトル 1" svg:x="0.55118in" svg:y="0.24724in" svg:width="9.92126in" svg:height="1.03504in" presentation:class="title" presentation:placeholder="false">
        <draw:text-box>
          <text:p text:style-name="a896" text:class-names="" text:cond-style-name=""><text:span text:style-name="a895" text:class-names=""/></text:p>
        </draw:text-box>
        <svg:title/>
        <svg:desc/>
      </draw:frame>
      <draw:frame draw:id="id87" presentation:style-name="a901" draw:name="テキスト プレースホルダー 2" svg:x="0.55118in" svg:y="1.45079in" svg:width="9.92126in" svg:height="3.59646in" presentation:class="outline" presentation:placeholder="false">
        <draw:text-box>
          <text:list text:style-name="a900">
            <text:list-item>
              <text:p text:style-name="a899" text:class-names="" text:cond-style-name=""><text:span text:style-name="a898" text:class-names=""/></text:p>
            </text:list-item>
          </text:list>
        </draw:text-box>
        <svg:title/>
        <svg:desc/>
      </draw:frame>
      <presentation:notes style:page-layout-name="pageLayout2" draw:style-name="a918">
        <draw:page-thumbnail svg:x="0.58346in" svg:y="0.83583in" svg:width="7.33228in" svg:height="4.12441in" presentation:class="page" draw:id="id5" presentation:style-name="a902" draw:name="スライド イメージ プレースホルダー 1">
          <svg:title/>
          <svg:desc/>
        </draw:page-thumbnail>
        <draw:frame draw:id="id6" presentation:style-name="a905" draw:name="ノート プレースホルダー 2" svg:x="0.85in" svg:y="5.2248in" svg:width="6.79961in" svg:height="4.94961in" presentation:class="notes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7" presentation:style-name="a908" draw:name="ヘッダー プレースホルダー 3" svg:x="0in" svg:y="0in" svg:width="3.68858in" svg:height="0.54961in" presentation:class="header" presentation:placeholder="false">
          <draw:text-box>
            <text:p text:style-name="a907" text:class-names="" text:cond-style-name=""><text:span text:style-name="a906" text:class-names=""/></text:p>
          </draw:text-box>
          <svg:title/>
          <svg:desc/>
        </draw:frame>
        <draw:frame draw:id="id8" presentation:style-name="a911" draw:name="日付プレースホルダー 4" svg:x="4.81102in" svg:y="0in" svg:width="3.68858in" svg:height="0.54961in" presentation:class="date-time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9" presentation:style-name="a914" draw:name="フッター プレースホルダー 5" svg:x="0in" svg:y="10.45in" svg:width="3.68858in" svg:height="0.54961in" presentation:class="foot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0" presentation:style-name="a917" draw:name="スライド番号プレースホルダー 6" svg:x="4.81102in" svg:y="10.45in" svg:width="3.68858in" svg:height="0.54961in" presentation:class="page-number" presentation:placeholder="false">
          <draw:text-box>
            <text:p text:style-name="a916" text:class-names="" text:cond-style-name=""><text:span text:style-name="a9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タイトル付きの_a_コンテンツ" style:page-layout-name="pageLayout1" draw:style-name="a919">
      <draw:frame draw:id="id88" presentation:style-name="a922" draw:name="タイトル 1" svg:x="0.75866in" svg:y="0.41339in" svg:width="3.55551in" svg:height="1.44803in" presentation:class="title" presentation:placeholder="false">
        <draw:text-box>
          <text:p text:style-name="a921" text:class-names="" text:cond-style-name=""><text:span text:style-name="a920" text:class-names="">マスター タイトルの書式設定</text:span></text:p>
        </draw:text-box>
        <svg:title/>
        <svg:desc/>
      </draw:frame>
      <draw:frame draw:id="id89" presentation:style-name="a945" draw:name="コンテンツ プレースホルダー 2" svg:x="4.6874in" svg:y="0.89252in" svg:width="5.57992in" svg:height="4.40787in" presentation:class="title" presentation:placeholder="false">
        <draw:text-box>
          <text:p text:style-name="a924" text:class-names="" text:cond-style-name=""><text:span text:style-name="a923" text:class-names="">マスター テキストの書式設定</text:span></text:p>
          <text:list text:style-name="a929">
            <text:list-item>
              <text:list text:style-name="a929">
                <text:list-item>
                  <text:p text:style-name="a928" text:class-names="" text:cond-style-name=""><text:span text:style-name="a925" text:class-names="">第<text:s text:c="1"/></text:span><text:span text:style-name="a926" text:class-names="">2<text:s text:c="1"/></text:span><text:span text:style-name="a927" text:class-names="">レベル</text:span></text:p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p text:style-name="a933" text:class-names="" text:cond-style-name=""><text:span text:style-name="a930" text:class-names="">第<text:s text:c="1"/></text:span><text:span text:style-name="a931" text:class-names="">3<text:s text:c="1"/></text:span><text:span text:style-name="a932" text:class-names="">レベル</text:span></text:p>
                    </text:list-item>
                  </text:list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list text:style-name="a939">
                    <text:list-item>
                      <text:list text:style-name="a939">
                        <text:list-item>
                          <text:p text:style-name="a938" text:class-names="" text:cond-style-name=""><text:span text:style-name="a935" text:class-names="">第<text:s text:c="1"/></text:span><text:span text:style-name="a936" text:class-names="">4<text:s text:c="1"/></text:span><text:span text:style-name="a93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4">
            <text:list-item>
              <text:list text:style-name="a944">
                <text:list-item>
                  <text:list text:style-name="a944">
                    <text:list-item>
                      <text:list text:style-name="a944">
                        <text:list-item>
                          <text:list text:style-name="a944">
                            <text:list-item>
                              <text:p text:style-name="a943" text:class-names="" text:cond-style-name=""><text:span text:style-name="a940" text:class-names="">第<text:s text:c="1"/></text:span><text:span text:style-name="a941" text:class-names="">5<text:s text:c="1"/></text:span><text:span text:style-name="a942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949" draw:name="テキスト プレースホルダー 3" svg:x="0.75866in" svg:y="1.86102in" svg:width="3.55551in" svg:height="3.44606in" presentation:class="outline" presentation:placeholder="false">
        <draw:text-box>
          <text:list text:style-name="a948">
            <text:list-item>
              <text:p text:style-name="a947" text:class-names="" text:cond-style-name=""><text:span text:style-name="a946" text:class-names="">マスター テキストの書式設定</text:span></text:p>
            </text:list-item>
          </text:list>
        </draw:text-box>
        <svg:title/>
        <svg:desc/>
      </draw:frame>
      <presentation:notes style:page-layout-name="pageLayout2" draw:style-name="a966">
        <draw:page-thumbnail svg:x="0.58346in" svg:y="0.83583in" svg:width="7.33228in" svg:height="4.12441in" presentation:class="page" draw:id="id5" presentation:style-name="a950" draw:name="スライド イメージ プレースホルダー 1">
          <svg:title/>
          <svg:desc/>
        </draw:page-thumbnail>
        <draw:frame draw:id="id6" presentation:style-name="a953" draw:name="ノート プレースホルダー 2" svg:x="0.85in" svg:y="5.2248in" svg:width="6.79961in" svg:height="4.94961in" presentation:class="notes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7" presentation:style-name="a956" draw:name="ヘッダー プレースホルダー 3" svg:x="0in" svg:y="0in" svg:width="3.68858in" svg:height="0.54961in" presentation:class="head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8" presentation:style-name="a959" draw:name="日付プレースホルダー 4" svg:x="4.81102in" svg:y="0in" svg:width="3.68858in" svg:height="0.54961in" presentation:class="date-time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9" presentation:style-name="a962" draw:name="フッター プレースホルダー 5" svg:x="0in" svg:y="10.45in" svg:width="3.68858in" svg:height="0.54961in" presentation:class="footer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10" presentation:style-name="a965" draw:name="スライド番号プレースホルダー 6" svg:x="4.81102in" svg:y="10.45in" svg:width="3.68858in" svg:height="0.54961in" presentation:class="page-number" presentation:placeholder="false">
          <draw:text-box>
            <text:p text:style-name="a964" text:class-names="" text:cond-style-name=""><text:span text:style-name="a9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タイトル付きの図" style:page-layout-name="pageLayout1" draw:style-name="a967">
      <draw:frame draw:id="id91" presentation:style-name="a970" draw:name="タイトル 1" svg:x="0.75866in" svg:y="0.41339in" svg:width="3.55551in" svg:height="1.44803in" presentation:class="title" presentation:placeholder="false">
        <draw:text-box>
          <text:p text:style-name="a969" text:class-names="" text:cond-style-name=""><text:span text:style-name="a968" text:class-names="">マスター タイトルの書式設定</text:span></text:p>
        </draw:text-box>
        <svg:title/>
        <svg:desc/>
      </draw:frame>
      <draw:frame draw:id="id92" presentation:style-name="a973" draw:name="図プレースホルダー 2" svg:x="4.6874in" svg:y="0.89252in" svg:width="5.57992in" svg:height="4.40787in" presentation:class="title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93" presentation:style-name="a977" draw:name="テキスト プレースホルダー 3" svg:x="0.75866in" svg:y="1.86102in" svg:width="3.55551in" svg:height="3.44606in" presentation:class="outline" presentation:placeholder="false">
        <draw:text-box>
          <text:list text:style-name="a976">
            <text:list-item>
              <text:p text:style-name="a975" text:class-names="" text:cond-style-name=""><text:span text:style-name="a974" text:class-names="">マスター テキストの書式設定</text:span></text:p>
            </text:list-item>
          </text:list>
        </draw:text-box>
        <svg:title/>
        <svg:desc/>
      </draw:frame>
      <presentation:notes style:page-layout-name="pageLayout2" draw:style-name="a994">
        <draw:page-thumbnail svg:x="0.58346in" svg:y="0.83583in" svg:width="7.33228in" svg:height="4.12441in" presentation:class="page" draw:id="id5" presentation:style-name="a978" draw:name="スライド イメージ プレースホルダー 1">
          <svg:title/>
          <svg:desc/>
        </draw:page-thumbnail>
        <draw:frame draw:id="id6" presentation:style-name="a981" draw:name="ノート プレースホルダー 2" svg:x="0.85in" svg:y="5.2248in" svg:width="6.79961in" svg:height="4.94961in" presentation:class="notes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7" presentation:style-name="a984" draw:name="ヘッダー プレースホルダー 3" svg:x="0in" svg:y="0in" svg:width="3.68858in" svg:height="0.54961in" presentation:class="head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8" presentation:style-name="a987" draw:name="日付プレースホルダー 4" svg:x="4.81102in" svg:y="0in" svg:width="3.68858in" svg:height="0.54961in" presentation:class="date-time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9" presentation:style-name="a990" draw:name="フッター プレースホルダー 5" svg:x="0in" svg:y="10.45in" svg:width="3.68858in" svg:height="0.54961in" presentation:class="foot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0" presentation:style-name="a993" draw:name="スライド番号プレースホルダー 6" svg:x="4.81102in" svg:y="10.45in" svg:width="3.68858in" svg:height="0.54961in" presentation:class="page-number" presentation:placeholder="false">
          <draw:text-box>
            <text:p text:style-name="a992" text:class-names="" text:cond-style-name=""><text:span text:style-name="a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タイトルと_a_縦書きテキスト" style:page-layout-name="pageLayout1" draw:style-name="a995">
      <draw:frame draw:id="id94" presentation:style-name="a998" draw:name="タイトル 1" svg:x="0.55118in" svg:y="0.24724in" svg:width="9.92087in" svg:height="1.03504in" presentation:class="title" presentation:placeholder="false">
        <draw:text-box>
          <text:p text:style-name="a997" text:class-names="" text:cond-style-name=""><text:span text:style-name="a996" text:class-names="">マスター タイトルの書式設定</text:span></text:p>
        </draw:text-box>
        <svg:title/>
        <svg:desc/>
      </draw:frame>
      <draw:frame draw:id="id95" presentation:style-name="a1022" draw:name="縦書きテキスト プレースホルダー 2" svg:x="0.55118in" svg:y="1.45039in" svg:width="9.92087in" svg:height="3.59606in" presentation:class="outline" presentation:placeholder="false">
        <draw:text-box>
          <text:list text:style-name="a1001">
            <text:list-item>
              <text:p text:style-name="a1000" text:class-names="" text:cond-style-name=""><text:span text:style-name="a999" text:class-names="">マスター テキストの書式設定</text:span></text:p>
            </text:list-item>
          </text:list>
          <text:list text:style-name="a1006">
            <text:list-item>
              <text:list text:style-name="a1006">
                <text:list-item>
                  <text:p text:style-name="a1005" text:class-names="" text:cond-style-name=""><text:span text:style-name="a1002" text:class-names="">第<text:s text:c="1"/></text:span><text:span text:style-name="a1003" text:class-names="">2<text:s text:c="1"/></text:span><text:span text:style-name="a1004" text:class-names="">レベル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7" text:class-names="">第<text:s text:c="1"/></text:span><text:span text:style-name="a1008" text:class-names="">3<text:s text:c="1"/></text:span><text:span text:style-name="a1009" text:class-names="">レベル</text:span></text:p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p text:style-name="a1015" text:class-names="" text:cond-style-name=""><text:span text:style-name="a1012" text:class-names="">第<text:s text:c="1"/></text:span><text:span text:style-name="a1013" text:class-names="">4<text:s text:c="1"/></text:span><text:span text:style-name="a101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list text:style-name="a1021">
                        <text:list-item>
                          <text:list text:style-name="a1021">
                            <text:list-item>
                              <text:p text:style-name="a1020" text:class-names="" text:cond-style-name=""><text:span text:style-name="a1017" text:class-names="">第<text:s text:c="1"/></text:span><text:span text:style-name="a1018" text:class-names="">5<text:s text:c="1"/></text:span><text:span text:style-name="a1019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39">
        <draw:page-thumbnail svg:x="0.58346in" svg:y="0.83583in" svg:width="7.33228in" svg:height="4.12441in" presentation:class="page" draw:id="id5" presentation:style-name="a1023" draw:name="スライド イメージ プレースホルダー 1">
          <svg:title/>
          <svg:desc/>
        </draw:page-thumbnail>
        <draw:frame draw:id="id6" presentation:style-name="a1026" draw:name="ノート プレースホルダー 2" svg:x="0.85in" svg:y="5.2248in" svg:width="6.79961in" svg:height="4.94961in" presentation:class="notes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7" presentation:style-name="a1029" draw:name="ヘッダー プレースホルダー 3" svg:x="0in" svg:y="0in" svg:width="3.68858in" svg:height="0.54961in" presentation:class="head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8" presentation:style-name="a1032" draw:name="日付プレースホルダー 4" svg:x="4.81102in" svg:y="0in" svg:width="3.68858in" svg:height="0.54961in" presentation:class="date-time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9" presentation:style-name="a1035" draw:name="フッター プレースホルダー 5" svg:x="0in" svg:y="10.45in" svg:width="3.68858in" svg:height="0.54961in" presentation:class="footer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10" presentation:style-name="a1038" draw:name="スライド番号プレースホルダー 6" svg:x="4.81102in" svg:y="10.45in" svg:width="3.68858in" svg:height="0.54961in" presentation:class="page-number" presentation:placeholder="false">
          <draw:text-box>
            <text:p text:style-name="a1037" text:class-names="" text:cond-style-name=""><text:span text:style-name="a10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縦書きタイトルと_a_縦書きテキスト" style:page-layout-name="pageLayout1" draw:style-name="a1040">
      <draw:frame draw:id="id96" presentation:style-name="a1043" draw:name="縦書きタイトル 1" svg:x="7.99291in" svg:y="0.24646in" svg:width="2.47913in" svg:height="4.80039in" presentation:class="title" presentation:placeholder="false">
        <draw:text-box>
          <text:p text:style-name="a1042" text:class-names="" text:cond-style-name=""><text:span text:style-name="a1041" text:class-names="">マスター タイトルの書式設定</text:span></text:p>
        </draw:text-box>
        <svg:title/>
        <svg:desc/>
      </draw:frame>
      <draw:frame draw:id="id97" presentation:style-name="a1067" draw:name="縦書きテキスト プレースホルダー 2" svg:x="0.55039in" svg:y="0.24646in" svg:width="7.27598in" svg:height="4.80039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マスター テキストの書式設定</text:span></text:p>
            </text:list-item>
          </text:list>
          <text:list text:style-name="a1051">
            <text:list-item>
              <text:list text:style-name="a1051">
                <text:list-item>
                  <text:p text:style-name="a1050" text:class-names="" text:cond-style-name=""><text:span text:style-name="a1047" text:class-names="">第<text:s text:c="1"/></text:span><text:span text:style-name="a1048" text:class-names="">2<text:s text:c="1"/></text:span><text:span text:style-name="a1049" text:class-names="">レベル</text:span></text:p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p text:style-name="a1055" text:class-names="" text:cond-style-name=""><text:span text:style-name="a1052" text:class-names="">第<text:s text:c="1"/></text:span><text:span text:style-name="a1053" text:class-names="">3<text:s text:c="1"/></text:span><text:span text:style-name="a1054" text:class-names="">レベル</text:span></text:p>
                    </text:list-item>
                  </text:list>
                </text:list-item>
              </text:list>
            </text:list-item>
          </text:list>
          <text:list text:style-name="a1061">
            <text:list-item>
              <text:list text:style-name="a1061">
                <text:list-item>
                  <text:list text:style-name="a1061">
                    <text:list-item>
                      <text:list text:style-name="a1061">
                        <text:list-item>
                          <text:p text:style-name="a1060" text:class-names="" text:cond-style-name=""><text:span text:style-name="a1057" text:class-names="">第<text:s text:c="1"/></text:span><text:span text:style-name="a1058" text:class-names="">4<text:s text:c="1"/></text:span><text:span text:style-name="a105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list text:style-name="a1066">
                            <text:list-item>
                              <text:p text:style-name="a1065" text:class-names="" text:cond-style-name=""><text:span text:style-name="a1062" text:class-names="">第<text:s text:c="1"/></text:span><text:span text:style-name="a1063" text:class-names="">5<text:s text:c="1"/></text:span><text:span text:style-name="a1064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84">
        <draw:page-thumbnail svg:x="0.58346in" svg:y="0.83583in" svg:width="7.33228in" svg:height="4.12441in" presentation:class="page" draw:id="id5" presentation:style-name="a1068" draw:name="スライド イメージ プレースホルダー 1">
          <svg:title/>
          <svg:desc/>
        </draw:page-thumbnail>
        <draw:frame draw:id="id6" presentation:style-name="a1071" draw:name="ノート プレースホルダー 2" svg:x="0.85in" svg:y="5.2248in" svg:width="6.79961in" svg:height="4.94961in" presentation:class="notes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7" presentation:style-name="a1074" draw:name="ヘッダー プレースホルダー 3" svg:x="0in" svg:y="0in" svg:width="3.68858in" svg:height="0.54961in" presentation:class="header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8" presentation:style-name="a1077" draw:name="日付プレースホルダー 4" svg:x="4.81102in" svg:y="0in" svg:width="3.68858in" svg:height="0.54961in" presentation:class="date-time" presentation:placeholder="false">
          <draw:text-box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9" presentation:style-name="a1080" draw:name="フッター プレースホルダー 5" svg:x="0in" svg:y="10.45in" svg:width="3.68858in" svg:height="0.54961in" presentation:class="foot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10" presentation:style-name="a1083" draw:name="スライド番号プレースホルダー 6" svg:x="4.81102in" svg:y="10.45in" svg:width="3.68858in" svg:height="0.54961in" presentation:class="page-number" presentation:placeholder="false">
          <draw:text-box>
            <text:p text:style-name="a1082" text:class-names="" text:cond-style-name=""><text:span text:style-name="a108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85">
      <draw:frame draw:id="id98" presentation:style-name="a1088" draw:name="ヘッダー プレースホルダー 1" svg:x="0in" svg:y="0in" svg:width="3.68858in" svg:height="0.54961in" presentation:class="header" presentation:placeholder="false">
        <draw:text-box>
          <text:p text:style-name="a1087" text:class-names="" text:cond-style-name=""><text:span text:style-name="a1086" text:class-names=""/></text:p>
        </draw:text-box>
        <svg:title/>
        <svg:desc/>
      </draw:frame>
      <draw:frame draw:id="id99" presentation:style-name="a1091" draw:name="日付プレースホルダー 2" svg:x="4.81102in" svg:y="0in" svg:width="3.68858in" svg:height="0.54961in" presentation:class="date-time" presentation:placeholder="false">
        <draw:text-box>
          <text:p text:style-name="a1090" text:class-names="" text:cond-style-name=""><text:span text:style-name="a1089" text:class-names=""/></text:p>
        </draw:text-box>
        <svg:title/>
        <svg:desc/>
      </draw:frame>
      <draw:frame draw:id="id100" presentation:style-name="a1094" draw:name="フッター プレースホルダー 3" svg:x="0in" svg:y="10.45in" svg:width="3.68858in" svg:height="0.54961in" presentation:class="footer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01" presentation:style-name="a1097" draw:name="スライド番号プレースホルダー 4" svg:x="4.81102in" svg:y="10.45in" svg:width="3.68858in" svg:height="0.54961in" presentation:class="page-number" presentation:placeholder="false">
        <draw:text-box>
          <text:p text:style-name="a1096" text:class-names="" text:cond-style-name=""><text:span text:style-name="a1095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プレゼンテーション</dc:title>
    <dc:creator>aoi9</dc:creator>
    <meta:creation-date>2021-09-07T12:58:02Z</meta:creation-date>
    <dc:date>2021-09-11T00:38:31Z</dc:date>
    <meta:editing-cycles>5</meta:editing-cycles>
    <meta:editing-duration>PT4714S</meta:editing-duration>
    <meta:document-statistic meta:paragraph-count="352" meta:word-count="1859"/>
  </office:meta>
</office:document-meta>
</file>